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7.641cm" fo:margin-left="0cm" fo:margin-top="0cm" fo:margin-bottom="0cm" table:align="left" style:writing-mode="page"/>
    </style:style>
    <style:style style:name="Table1.A" style:family="table-column">
      <style:table-column-properties style:column-width="1.752cm"/>
    </style:style>
    <style:style style:name="Table1.B" style:family="table-column">
      <style:table-column-properties style:column-width="3cm"/>
    </style:style>
    <style:style style:name="Table1.D" style:family="table-column">
      <style:table-column-properties style:column-width="4.918cm"/>
    </style:style>
    <style:style style:name="Table1.E" style:family="table-column">
      <style:table-column-properties style:column-width="4.971cm"/>
    </style:style>
    <style:style style:name="Table1.1" style:family="table-row">
      <style:table-row-properties style:min-row-height="0.829cm" fo:keep-together="auto"/>
    </style:style>
    <style:style style:name="Table1.A1" style:family="table-cell">
      <style:table-cell-properties style:vertical-align="" fo:padding="0.101cm" fo:border-left="none" fo:border-right="none" fo:border-top="0.05pt solid #000000" fo:border-bottom="0.05pt solid #000000"/>
    </style:style>
    <style:style style:name="Table1.2" style:family="table-row">
      <style:table-row-properties style:min-row-height="4.33cm" fo:keep-together="auto"/>
    </style:style>
    <style:style style:name="Table1.A2" style:family="table-cell">
      <style:table-cell-properties style:vertical-align="" fo:padding="0.199cm" fo:border="none"/>
    </style:style>
    <style:style style:name="Table1.3" style:family="table-row">
      <style:table-row-properties style:min-row-height="2.619cm" fo:keep-together="auto"/>
    </style:style>
    <style:style style:name="Table1.4" style:family="table-row">
      <style:table-row-properties style:min-row-height="7.95cm" fo:keep-together="auto"/>
    </style:style>
    <style:style style:name="Table1.A4" style:family="table-cell">
      <style:table-cell-properties style:vertical-align="" fo:padding="0.101cm" fo:border="none"/>
    </style:style>
    <style:style style:name="Table1.5" style:family="table-row">
      <style:table-row-properties style:min-row-height="7.502cm" fo:keep-together="auto"/>
    </style:style>
    <style:style style:name="Table1.A5" style:family="table-cell">
      <style:table-cell-properties style:vertical-align="" fo:padding="0.101cm" fo:border-left="none" fo:border-right="none" fo:border-top="none" fo:border-bottom="0.05pt solid #000000"/>
    </style:style>
    <style:style style:name="Table1.B5" style:family="table-cell">
      <style:table-cell-properties style:vertical-align="" fo:padding="0.199cm" fo:border-left="none" fo:border-right="none" fo:border-top="none" fo:border-bottom="0.05pt solid #000000"/>
    </style:style>
    <style:style style:name="P1" style:family="paragraph" style:parent-style-name="Text_20_body">
      <style:paragraph-properties fo:margin-top="0cm" fo:margin-bottom="0.25cm" style:contextual-spacing="false" fo:line-height="200%"/>
      <style:text-properties officeooo:paragraph-rsid="00316617"/>
    </style:style>
    <style:style style:name="P2" style:family="paragraph" style:parent-style-name="Text_20_body">
      <style:paragraph-properties fo:margin-top="0cm" fo:margin-bottom="0.25cm" style:contextual-spacing="false" fo:line-height="200%"/>
      <style:text-properties officeooo:paragraph-rsid="0058c8c6"/>
    </style:style>
    <style:style style:name="P3" style:family="paragraph" style:parent-style-name="Text_20_body">
      <style:paragraph-properties fo:margin-top="0cm" fo:margin-bottom="0.25cm" style:contextual-spacing="false" fo:line-height="200%"/>
      <style:text-properties officeooo:paragraph-rsid="00513465"/>
    </style:style>
    <style:style style:name="P4" style:family="paragraph" style:parent-style-name="Text_20_body">
      <style:paragraph-properties fo:margin-top="0cm" fo:margin-bottom="0.25cm" style:contextual-spacing="false" fo:line-height="200%"/>
      <style:text-properties officeooo:paragraph-rsid="006a5770"/>
    </style:style>
    <style:style style:name="P5" style:family="paragraph" style:parent-style-name="Standard">
      <style:paragraph-properties fo:margin-top="0cm" fo:margin-bottom="0.25cm" style:contextual-spacing="false" fo:line-height="200%"/>
      <style:text-properties officeooo:paragraph-rsid="00655d9d"/>
    </style:style>
    <style:style style:name="P6" style:family="paragraph" style:parent-style-name="Text_20_body">
      <style:paragraph-properties fo:margin-top="0cm" fo:margin-bottom="0.25cm" style:contextual-spacing="false" fo:line-height="200%"/>
      <style:text-properties officeooo:rsid="001ae85f" officeooo:paragraph-rsid="001ae85f"/>
    </style:style>
    <style:style style:name="P7" style:family="paragraph" style:parent-style-name="Text_20_body">
      <style:paragraph-properties fo:margin-top="0cm" fo:margin-bottom="0.25cm" style:contextual-spacing="false" fo:line-height="200%"/>
      <style:text-properties officeooo:rsid="001ae85f" officeooo:paragraph-rsid="00513465"/>
    </style:style>
    <style:style style:name="P8" style:family="paragraph" style:parent-style-name="Text_20_body">
      <style:paragraph-properties fo:margin-top="0cm" fo:margin-bottom="0.25cm" style:contextual-spacing="false" fo:line-height="200%"/>
      <style:text-properties fo:font-style="normal" officeooo:rsid="002c9316" officeooo:paragraph-rsid="00513465" style:font-style-asian="normal" style:font-style-complex="normal"/>
    </style:style>
    <style:style style:name="P9" style:family="paragraph" style:parent-style-name="Text_20_body">
      <style:paragraph-properties fo:margin-top="0cm" fo:margin-bottom="0.25cm" style:contextual-spacing="false" fo:line-height="200%"/>
      <style:text-properties fo:font-style="normal" officeooo:rsid="002a63f9" officeooo:paragraph-rsid="002a63f9" style:font-style-asian="normal" style:font-style-complex="normal"/>
    </style:style>
    <style:style style:name="P10" style:family="paragraph" style:parent-style-name="Text_20_body">
      <style:paragraph-properties fo:margin-top="0cm" fo:margin-bottom="0.25cm" style:contextual-spacing="false" fo:line-height="200%"/>
      <style:text-properties fo:font-style="normal" officeooo:rsid="002aaa41" officeooo:paragraph-rsid="002a63f9" style:font-style-asian="normal" style:font-style-complex="normal"/>
    </style:style>
    <style:style style:name="P11" style:family="paragraph" style:parent-style-name="Text_20_body">
      <style:paragraph-properties fo:margin-top="0cm" fo:margin-bottom="0.25cm" style:contextual-spacing="false" fo:line-height="200%"/>
      <style:text-properties fo:font-style="normal" officeooo:rsid="003460cd" officeooo:paragraph-rsid="003460cd" style:font-style-asian="normal" style:font-style-complex="normal"/>
    </style:style>
    <style:style style:name="P12" style:family="paragraph" style:parent-style-name="Text_20_body">
      <style:text-properties fo:font-style="normal" officeooo:rsid="005c94f6" officeooo:paragraph-rsid="0066c4a8" style:font-style-asian="normal" style:font-style-complex="normal"/>
    </style:style>
    <style:style style:name="P13" style:family="paragraph" style:parent-style-name="Text_20_body">
      <style:paragraph-properties fo:margin-top="0cm" fo:margin-bottom="0.25cm" style:contextual-spacing="false" fo:line-height="200%"/>
      <style:text-properties fo:font-style="italic" officeooo:rsid="001dc8ae" officeooo:paragraph-rsid="001dc8ae" style:font-style-asian="italic" style:font-style-complex="italic"/>
    </style:style>
    <style:style style:name="P14" style:family="paragraph" style:parent-style-name="Text_20_body">
      <style:paragraph-properties fo:margin-top="0cm" fo:margin-bottom="0.25cm" style:contextual-spacing="false" fo:line-height="200%"/>
      <style:text-properties fo:font-style="italic" officeooo:rsid="001dc8ae" officeooo:paragraph-rsid="00513465" style:font-style-asian="italic" style:font-style-complex="italic"/>
    </style:style>
    <style:style style:name="P15" style:family="paragraph" style:parent-style-name="Text_20_body">
      <style:paragraph-properties fo:margin-top="0cm" fo:margin-bottom="0.25cm" style:contextual-spacing="false" fo:line-height="200%"/>
      <style:text-properties fo:font-style="italic" officeooo:rsid="002e9057" officeooo:paragraph-rsid="002e9057" style:font-style-asian="italic" style:font-style-complex="italic"/>
    </style:style>
    <style:style style:name="P16" style:family="paragraph" style:parent-style-name="Text_20_body">
      <style:paragraph-properties fo:margin-top="0cm" fo:margin-bottom="0.25cm" style:contextual-spacing="false" fo:line-height="200%"/>
      <style:text-properties fo:font-style="italic" officeooo:rsid="00513465" officeooo:paragraph-rsid="00513465" style:font-style-asian="italic" style:font-style-complex="italic"/>
    </style:style>
    <style:style style:name="P17" style:family="paragraph" style:parent-style-name="Text_20_body">
      <style:paragraph-properties fo:margin-top="0cm" fo:margin-bottom="0.25cm" style:contextual-spacing="false" fo:line-height="200%"/>
      <style:text-properties officeooo:rsid="002e9057" officeooo:paragraph-rsid="002e9057"/>
    </style:style>
    <style:style style:name="P18" style:family="paragraph" style:parent-style-name="Text_20_body">
      <style:paragraph-properties fo:margin-top="0cm" fo:margin-bottom="0.25cm" style:contextual-spacing="false" fo:line-height="200%"/>
      <style:text-properties officeooo:rsid="0039f23c" officeooo:paragraph-rsid="00513465"/>
    </style:style>
    <style:style style:name="P19" style:family="paragraph" style:parent-style-name="Text_20_body">
      <style:text-properties officeooo:paragraph-rsid="00655d9d"/>
    </style:style>
    <style:style style:name="P20" style:family="paragraph" style:parent-style-name="Text_20_body">
      <style:text-properties officeooo:paragraph-rsid="0066c4a8"/>
    </style:style>
    <style:style style:name="P21" style:family="paragraph" style:parent-style-name="Text_20_body">
      <style:text-properties officeooo:paragraph-rsid="0080a27e"/>
    </style:style>
    <style:style style:name="P22" style:family="paragraph" style:parent-style-name="Standard">
      <style:paragraph-properties fo:margin-top="0cm" fo:margin-bottom="0.25cm" style:contextual-spacing="false" fo:line-height="200%"/>
      <style:text-properties officeooo:rsid="001b763d" officeooo:paragraph-rsid="00513465"/>
    </style:style>
    <style:style style:name="P23" style:family="paragraph" style:parent-style-name="Table">
      <style:paragraph-properties fo:keep-with-next="always"/>
      <style:text-properties officeooo:paragraph-rsid="008459d2"/>
    </style:style>
    <style:style style:name="P24" style:family="paragraph" style:parent-style-name="Standard">
      <style:paragraph-properties fo:text-align="start" style:justify-single-word="false">
        <style:tab-stops/>
      </style:paragraph-properties>
      <style:text-properties style:font-name="Liberation Serif" fo:font-weight="bold" style:font-weight-asian="bold"/>
    </style:style>
    <style:style style:name="P25" style:family="paragraph" style:parent-style-name="Standard">
      <style:paragraph-properties fo:margin-top="0cm" fo:margin-bottom="0.101cm" style:contextual-spacing="false" fo:text-align="start" style:justify-single-word="false">
        <style:tab-stops/>
      </style:paragraph-properties>
      <style:text-properties style:font-name="Liberation Serif"/>
    </style:style>
    <style:style style:name="P26" style:family="paragraph" style:parent-style-name="Standard">
      <style:paragraph-properties fo:margin-top="0cm" fo:margin-bottom="0.101cm" style:contextual-spacing="false" fo:text-align="start" style:justify-single-word="false">
        <style:tab-stops/>
      </style:paragraph-properties>
    </style:style>
    <style:style style:name="P27" style:family="paragraph" style:parent-style-name="Heading_20_1">
      <style:paragraph-properties fo:margin-top="0cm" fo:margin-bottom="0.25cm" style:contextual-spacing="false" fo:line-height="200%"/>
      <style:text-properties fo:font-size="16pt" style:font-size-asian="16pt" style:font-size-complex="16pt"/>
    </style:style>
    <style:style style:name="P28" style:family="paragraph" style:parent-style-name="Heading_20_2">
      <style:paragraph-properties fo:margin-top="0cm" fo:margin-bottom="0.25cm" style:contextual-spacing="false" fo:line-height="200%"/>
      <style:text-properties officeooo:rsid="001ae85f" officeooo:paragraph-rsid="0063c1bf"/>
    </style:style>
    <style:style style:name="P29" style:family="paragraph" style:parent-style-name="Heading_20_2">
      <style:paragraph-properties fo:margin-top="0cm" fo:margin-bottom="0.25cm" style:contextual-spacing="false" fo:line-height="200%"/>
      <style:text-properties officeooo:rsid="001ae85f" officeooo:paragraph-rsid="001ae85f"/>
    </style:style>
    <style:style style:name="P30" style:family="paragraph" style:parent-style-name="Heading_20_2">
      <style:paragraph-properties fo:margin-top="0cm" fo:margin-bottom="0.25cm" style:contextual-spacing="false" fo:line-height="200%"/>
      <style:text-properties style:font-name="Liberation Sans" fo:font-size="12pt" fo:font-weight="bold" officeooo:rsid="005da826" officeooo:paragraph-rsid="005da826" style:font-name-asian="Noto Sans CJK SC" style:font-size-asian="16pt" style:font-weight-asian="bold" style:font-name-complex="Lohit Devanagari1" style:font-size-complex="16pt" style:font-weight-complex="bold"/>
    </style:style>
    <style:style style:name="P31" style:family="paragraph" style:parent-style-name="Heading_20_2" style:list-style-name="">
      <style:paragraph-properties fo:margin-top="0cm" fo:margin-bottom="0.25cm" style:contextual-spacing="false" fo:line-height="200%"/>
    </style:style>
    <style:style style:name="P32" style:family="paragraph" style:parent-style-name="Heading_20_2">
      <style:paragraph-properties fo:break-before="page"/>
    </style:style>
    <style:style style:name="P33" style:family="paragraph" style:parent-style-name="Standard" style:list-style-name="L1">
      <style:paragraph-properties fo:margin-top="0cm" fo:margin-bottom="0.101cm" style:contextual-spacing="false" fo:text-align="start" style:justify-single-word="false">
        <style:tab-stops/>
      </style:paragraph-properties>
      <style:text-properties officeooo:paragraph-rsid="00846996"/>
    </style:style>
    <style:style style:name="P34" style:family="paragraph" style:parent-style-name="Standard" style:list-style-name="L1">
      <style:paragraph-properties fo:margin-top="0cm" fo:margin-bottom="0.101cm" style:contextual-spacing="false" fo:text-align="start" style:justify-single-word="false">
        <style:tab-stops/>
      </style:paragraph-properties>
      <style:text-properties style:font-name="Liberation Serif" officeooo:paragraph-rsid="00846996"/>
    </style:style>
    <style:style style:name="P35" style:family="paragraph" style:parent-style-name="Text_20_body" style:list-style-name="L2"/>
    <style:style style:name="P36" style:family="paragraph" style:parent-style-name="Text_20_body" style:list-style-name="L2">
      <style:text-properties officeooo:paragraph-rsid="00655d9d"/>
    </style:style>
    <style:style style:name="P37" style:family="paragraph" style:parent-style-name="Text_20_body" style:list-style-name="L2">
      <style:paragraph-properties fo:margin-top="0cm" fo:margin-bottom="0.25cm" style:contextual-spacing="false" fo:line-height="200%"/>
      <style:text-properties officeooo:paragraph-rsid="00655d9d"/>
    </style:style>
    <style:style style:name="P38" style:family="paragraph" style:parent-style-name="Text_20_body" style:list-style-name="L3">
      <style:paragraph-properties fo:margin-top="0cm" fo:margin-bottom="0.25cm" style:contextual-spacing="false" fo:line-height="200%"/>
      <style:text-properties officeooo:paragraph-rsid="005d959c"/>
    </style:style>
    <style:style style:name="P39" style:family="paragraph" style:parent-style-name="Text_20_body" style:list-style-name="L3">
      <style:paragraph-properties fo:margin-top="0cm" fo:margin-bottom="0.25cm" style:contextual-spacing="false" fo:line-height="200%"/>
      <style:text-properties officeooo:paragraph-rsid="005da826"/>
    </style:style>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4">
      <style:text-properties officeooo:paragraph-rsid="007b2076"/>
    </style:style>
    <style:style style:name="P43" style:family="paragraph" style:parent-style-name="Text_20_body" style:list-style-name="L4">
      <style:text-properties officeooo:paragraph-rsid="006098d8"/>
    </style:style>
    <style:style style:name="T1" style:family="text">
      <style:text-properties officeooo:rsid="001ae85f"/>
    </style:style>
    <style:style style:name="T2" style:family="text">
      <style:text-properties officeooo:rsid="001b763d"/>
    </style:style>
    <style:style style:name="T3" style:family="text">
      <style:text-properties officeooo:rsid="001bb9a9"/>
    </style:style>
    <style:style style:name="T4" style:family="text">
      <style:text-properties officeooo:rsid="001bc4de"/>
    </style:style>
    <style:style style:name="T5" style:family="text">
      <style:text-properties officeooo:rsid="001cfe83"/>
    </style:style>
    <style:style style:name="T6" style:family="text">
      <style:text-properties officeooo:rsid="001dc8ae"/>
    </style:style>
    <style:style style:name="T7" style:family="text">
      <style:text-properties style:use-window-font-color="true" loext:opacity="0%" officeooo:rsid="00044fe8"/>
    </style:style>
    <style:style style:name="T8" style:family="text">
      <style:text-properties style:use-window-font-color="true" loext:opacity="0%" officeooo:rsid="00230d29"/>
    </style:style>
    <style:style style:name="T9" style:family="text">
      <style:text-properties style:use-window-font-color="true" loext:opacity="0%" officeooo:rsid="0036dcce"/>
    </style:style>
    <style:style style:name="T10" style:family="text">
      <style:text-properties style:use-window-font-color="true" loext:opacity="0%" fo:font-style="normal" officeooo:rsid="00500131" style:font-style-asian="normal" style:font-style-complex="normal"/>
    </style:style>
    <style:style style:name="T11" style:family="text">
      <style:text-properties style:use-window-font-color="true" loext:opacity="0%" fo:font-style="normal" officeooo:rsid="001dc8ae" style:font-style-asian="normal" style:font-style-complex="normal"/>
    </style:style>
    <style:style style:name="T12" style:family="text">
      <style:text-properties style:use-window-font-color="true" loext:opacity="0%" fo:font-style="normal" officeooo:rsid="001dee12" style:font-style-asian="normal" style:font-style-complex="normal"/>
    </style:style>
    <style:style style:name="T13" style:family="text">
      <style:text-properties style:use-window-font-color="true" loext:opacity="0%" fo:font-style="normal" officeooo:rsid="001f842e" style:font-style-asian="normal" style:font-style-complex="normal"/>
    </style:style>
    <style:style style:name="T14" style:family="text">
      <style:text-properties style:use-window-font-color="true" loext:opacity="0%" fo:font-style="normal" officeooo:rsid="00514bda" style:font-style-asian="normal" style:font-style-complex="normal"/>
    </style:style>
    <style:style style:name="T15" style:family="text">
      <style:text-properties style:use-window-font-color="true" loext:opacity="0%" fo:font-style="normal" officeooo:rsid="0020b110" style:font-style-asian="normal" style:font-style-complex="normal"/>
    </style:style>
    <style:style style:name="T16" style:family="text">
      <style:text-properties style:use-window-font-color="true" loext:opacity="0%" fo:font-style="normal" officeooo:rsid="0063c1bf" style:font-style-asian="normal" style:font-style-complex="normal"/>
    </style:style>
    <style:style style:name="T17" style:family="text">
      <style:text-properties style:use-window-font-color="true" loext:opacity="0%" officeooo:rsid="0068e2f5"/>
    </style:style>
    <style:style style:name="T18" style:family="text">
      <style:text-properties style:use-window-font-color="true" loext:opacity="0%" officeooo:rsid="0070af6c"/>
    </style:style>
    <style:style style:name="T19" style:family="text">
      <style:text-properties style:use-window-font-color="true" loext:opacity="0%" officeooo:rsid="0073a8d8"/>
    </style:style>
    <style:style style:name="T20" style:family="text">
      <style:text-properties fo:font-style="normal" style:font-style-asian="normal" style:font-style-complex="normal"/>
    </style:style>
    <style:style style:name="T21" style:family="text">
      <style:text-properties fo:font-style="normal" officeooo:rsid="002a63f9" style:font-style-asian="normal" style:font-style-complex="normal"/>
    </style:style>
    <style:style style:name="T22" style:family="text">
      <style:text-properties fo:font-style="normal" officeooo:rsid="002aaa41" style:font-style-asian="normal" style:font-style-complex="normal"/>
    </style:style>
    <style:style style:name="T23" style:family="text">
      <style:text-properties fo:font-style="normal" officeooo:rsid="00347581" style:font-style-asian="normal" style:font-style-complex="normal"/>
    </style:style>
    <style:style style:name="T24" style:family="text">
      <style:text-properties fo:font-style="normal" officeooo:rsid="0034ac0a" style:font-style-asian="normal" style:font-style-complex="normal"/>
    </style:style>
    <style:style style:name="T25" style:family="text">
      <style:text-properties fo:font-style="normal" officeooo:rsid="00365009" style:font-style-asian="normal" style:font-style-complex="normal"/>
    </style:style>
    <style:style style:name="T26" style:family="text">
      <style:text-properties fo:font-style="normal" officeooo:rsid="003c5e19" style:font-style-asian="normal" style:font-style-complex="normal"/>
    </style:style>
    <style:style style:name="T27" style:family="text">
      <style:text-properties fo:font-style="normal" officeooo:rsid="003c8226" style:font-style-asian="normal" style:font-style-complex="normal"/>
    </style:style>
    <style:style style:name="T28" style:family="text">
      <style:text-properties fo:font-style="normal" officeooo:rsid="004e6a0e" style:font-style-asian="normal" style:font-style-complex="normal"/>
    </style:style>
    <style:style style:name="T29" style:family="text">
      <style:text-properties fo:font-style="normal" officeooo:rsid="0058c8c6" style:font-style-asian="normal" style:font-style-complex="normal"/>
    </style:style>
    <style:style style:name="T30" style:family="text">
      <style:text-properties fo:font-style="normal" officeooo:rsid="003d9e4e" style:font-style-asian="normal" style:font-style-complex="normal"/>
    </style:style>
    <style:style style:name="T31" style:family="text">
      <style:text-properties fo:font-style="normal" officeooo:rsid="004f5b12" style:font-style-asian="normal" style:font-style-complex="normal"/>
    </style:style>
    <style:style style:name="T32" style:family="text">
      <style:text-properties fo:font-style="normal" officeooo:rsid="001dc8ae" style:font-style-asian="normal" style:font-style-complex="normal"/>
    </style:style>
    <style:style style:name="T33" style:family="text">
      <style:text-properties fo:font-style="normal" officeooo:rsid="005c94f6" style:font-style-asian="normal" style:font-style-complex="normal"/>
    </style:style>
    <style:style style:name="T34" style:family="text">
      <style:text-properties fo:font-style="normal" officeooo:rsid="002c9316" style:font-style-asian="normal" style:font-style-complex="normal"/>
    </style:style>
    <style:style style:name="T35" style:family="text">
      <style:text-properties fo:font-style="normal" officeooo:rsid="005d959c" style:font-style-asian="normal" style:font-style-complex="normal"/>
    </style:style>
    <style:style style:name="T36" style:family="text">
      <style:text-properties fo:font-style="normal" officeooo:rsid="005da826" style:font-style-asian="normal" style:font-style-complex="normal"/>
    </style:style>
    <style:style style:name="T37" style:family="text">
      <style:text-properties fo:font-style="normal" officeooo:rsid="00612517" style:font-style-asian="normal" style:font-style-complex="normal"/>
    </style:style>
    <style:style style:name="T38" style:family="text">
      <style:text-properties fo:font-style="normal" officeooo:rsid="006155af" style:font-style-asian="normal" style:font-style-complex="normal"/>
    </style:style>
    <style:style style:name="T39" style:family="text">
      <style:text-properties fo:font-style="normal" officeooo:rsid="0063c1bf" style:font-style-asian="normal" style:font-style-complex="normal"/>
    </style:style>
    <style:style style:name="T40" style:family="text">
      <style:text-properties fo:font-style="normal" officeooo:rsid="00652c41" style:font-style-asian="normal" style:font-style-complex="normal"/>
    </style:style>
    <style:style style:name="T41" style:family="text">
      <style:text-properties fo:font-style="normal" officeooo:rsid="00655d9d" style:font-style-asian="normal" style:font-style-complex="normal"/>
    </style:style>
    <style:style style:name="T42" style:family="text">
      <style:text-properties fo:font-style="normal" officeooo:rsid="0066c4a8" style:font-style-asian="normal" style:font-style-complex="normal"/>
    </style:style>
    <style:style style:name="T43" style:family="text">
      <style:text-properties fo:font-style="normal" officeooo:rsid="006838d4" style:font-style-asian="normal" style:font-style-complex="normal"/>
    </style:style>
    <style:style style:name="T44" style:family="text">
      <style:text-properties fo:font-style="normal" officeooo:rsid="006fd1df" style:font-style-asian="normal" style:font-style-complex="normal"/>
    </style:style>
    <style:style style:name="T45" style:family="text">
      <style:text-properties fo:font-style="normal" officeooo:rsid="0073a8d8" style:font-style-asian="normal" style:font-style-complex="normal"/>
    </style:style>
    <style:style style:name="T46" style:family="text">
      <style:text-properties fo:font-style="normal" officeooo:rsid="0074f02f" style:font-style-asian="normal" style:font-style-complex="normal"/>
    </style:style>
    <style:style style:name="T47" style:family="text">
      <style:text-properties fo:font-style="normal" officeooo:rsid="007b370d" style:font-style-asian="normal" style:font-style-complex="normal"/>
    </style:style>
    <style:style style:name="T48" style:family="text">
      <style:text-properties fo:font-style="normal" officeooo:rsid="007d2df8" style:font-style-asian="normal" style:font-style-complex="normal"/>
    </style:style>
    <style:style style:name="T49" style:family="text">
      <style:text-properties fo:font-style="normal" officeooo:rsid="007e81cb" style:font-style-asian="normal" style:font-style-complex="normal"/>
    </style:style>
    <style:style style:name="T50" style:family="text">
      <style:text-properties officeooo:rsid="00316617"/>
    </style:style>
    <style:style style:name="T51" style:family="text">
      <style:text-properties officeooo:rsid="003174e1"/>
    </style:style>
    <style:style style:name="T52" style:family="text">
      <style:text-properties officeooo:rsid="00322145"/>
    </style:style>
    <style:style style:name="T53" style:family="text">
      <style:text-properties officeooo:rsid="0038b912"/>
    </style:style>
    <style:style style:name="T54" style:family="text">
      <style:text-properties officeooo:rsid="00398ab1"/>
    </style:style>
    <style:style style:name="T55" style:family="text">
      <style:text-properties officeooo:rsid="0039f23c"/>
    </style:style>
    <style:style style:name="T56" style:family="text">
      <style:text-properties officeooo:rsid="003c8226"/>
    </style:style>
    <style:style style:name="T57" style:family="text">
      <style:text-properties style:font-name="Times New Roman" fo:font-style="normal" officeooo:rsid="002e9057" style:font-style-asian="normal" style:font-style-complex="normal"/>
    </style:style>
    <style:style style:name="T58" style:family="text">
      <style:text-properties style:font-name="Times New Roman" fo:font-style="normal" officeooo:rsid="00514bda" style:font-style-asian="normal" style:font-style-complex="normal"/>
    </style:style>
    <style:style style:name="T59" style:family="text">
      <style:text-properties style:font-name="Times New Roman" fo:font-style="normal" officeooo:rsid="0058c8c6" style:font-style-asian="normal" style:font-style-complex="normal"/>
    </style:style>
    <style:style style:name="T60" style:family="text">
      <style:text-properties style:font-name="Times New Roman" fo:font-style="normal" officeooo:rsid="001dc8ae" style:font-style-asian="normal" style:font-style-complex="normal"/>
    </style:style>
    <style:style style:name="T61" style:family="text">
      <style:text-properties style:font-name="Times New Roman" fo:font-style="normal" officeooo:rsid="005d959c" style:font-style-asian="normal" style:font-style-complex="normal"/>
    </style:style>
    <style:style style:name="T62" style:family="text">
      <style:text-properties style:font-name="Times New Roman" fo:font-style="normal" officeooo:rsid="005da826" style:font-style-asian="normal" style:font-style-complex="normal"/>
    </style:style>
    <style:style style:name="T63" style:family="text">
      <style:text-properties style:font-name="Times New Roman" fo:font-style="normal" officeooo:rsid="006838d4" style:font-style-asian="normal" style:font-style-complex="normal"/>
    </style:style>
    <style:style style:name="T64" style:family="text">
      <style:text-properties style:font-name="Times New Roman" fo:font-style="normal" officeooo:rsid="0070af6c" style:font-style-asian="normal" style:font-style-complex="normal"/>
    </style:style>
    <style:style style:name="T65" style:family="text">
      <style:text-properties style:font-name="Times New Roman" fo:font-style="normal" officeooo:rsid="0074f02f" style:font-style-asian="normal" style:font-style-complex="normal"/>
    </style:style>
    <style:style style:name="T66" style:family="text">
      <style:text-properties style:font-name="Times New Roman" fo:font-style="normal" officeooo:rsid="0075b580" style:font-style-asian="normal" style:font-style-complex="normal"/>
    </style:style>
    <style:style style:name="T67" style:family="text">
      <style:text-properties officeooo:rsid="004e6a0e"/>
    </style:style>
    <style:style style:name="T68" style:family="text">
      <style:text-properties officeooo:rsid="004f5b12"/>
    </style:style>
    <style:style style:name="T69" style:family="text">
      <style:text-properties officeooo:rsid="00513465"/>
    </style:style>
    <style:style style:name="T70" style:family="text">
      <style:text-properties officeooo:rsid="0033bea5"/>
    </style:style>
    <style:style style:name="T71" style:family="text">
      <style:text-properties officeooo:rsid="0051aecd"/>
    </style:style>
    <style:style style:name="T72" style:family="text">
      <style:text-properties officeooo:rsid="0052424d"/>
    </style:style>
    <style:style style:name="T73" style:family="text">
      <style:text-properties officeooo:rsid="00549a54"/>
    </style:style>
    <style:style style:name="T74" style:family="text">
      <style:text-properties fo:font-weight="normal" officeooo:rsid="00b050e1" style:font-weight-asian="normal" style:font-weight-complex="normal"/>
    </style:style>
    <style:style style:name="T75" style:family="text">
      <style:text-properties fo:font-weight="normal" officeooo:rsid="0058c8c6" style:font-weight-asian="normal" style:font-weight-complex="normal"/>
    </style:style>
    <style:style style:name="T76" style:family="text">
      <style:text-properties fo:font-weight="normal" officeooo:rsid="0074f02f" style:font-weight-asian="normal" style:font-weight-complex="normal"/>
    </style:style>
    <style:style style:name="T77" style:family="text">
      <style:text-properties officeooo:rsid="0058c8c6"/>
    </style:style>
    <style:style style:name="T78" style:family="text">
      <style:text-properties officeooo:rsid="0059c81d"/>
    </style:style>
    <style:style style:name="T79" style:family="text">
      <style:text-properties fo:font-style="italic" style:font-style-asian="italic"/>
    </style:style>
    <style:style style:name="T80" style:family="text">
      <style:text-properties fo:font-style="italic" officeooo:rsid="007900d1" style:font-style-asian="italic" style:font-style-complex="italic"/>
    </style:style>
    <style:style style:name="T81" style:family="text">
      <style:text-properties fo:font-variant="normal" fo:text-transform="none" style:use-window-font-color="true" loext:opacity="0%" style:text-position="0% 100%" style:text-underline-style="none" fo:font-weight="normal" officeooo:rsid="0036dcce"/>
    </style:style>
    <style:style style:name="T82" style:family="text">
      <style:text-properties fo:font-variant="normal" fo:text-transform="none" style:use-window-font-color="true" loext:opacity="0%" style:text-position="0% 100%" fo:font-style="normal" style:text-underline-style="none" fo:font-weight="normal" officeooo:rsid="001dc8ae" style:font-style-asian="normal" style:font-style-complex="normal"/>
    </style:style>
    <style:style style:name="T83" style:family="text">
      <style:text-properties fo:font-variant="normal" fo:text-transform="none" style:text-position="0% 100%" fo:font-style="italic" style:text-underline-style="none" fo:font-weight="normal" style:font-style-asian="italic"/>
    </style:style>
    <style:style style:name="T84" style:family="text">
      <style:text-properties fo:font-variant="normal" fo:text-transform="none" style:text-position="0% 100%" fo:font-style="italic" style:text-underline-style="none" fo:font-weight="normal" style:font-style-asian="italic" style:font-style-complex="italic"/>
    </style:style>
    <style:style style:name="T85" style:family="text">
      <style:text-properties fo:font-variant="normal" fo:text-transform="none" style:text-position="0% 100%" style:text-underline-style="none" fo:font-weight="normal"/>
    </style:style>
    <style:style style:name="T86" style:family="text">
      <style:text-properties fo:font-variant="normal" fo:text-transform="none" style:text-position="0% 100%" style:text-underline-style="none" fo:font-weight="normal" officeooo:rsid="007900d1"/>
    </style:style>
    <style:style style:name="T87" style:family="text">
      <style:text-properties fo:font-variant="normal" fo:text-transform="none" style:text-position="0% 100%" style:font-name="Times New Roman" fo:font-style="normal" style:text-underline-style="none" fo:font-weight="normal" officeooo:rsid="001dc8ae" style:font-style-asian="normal" style:font-style-complex="normal"/>
    </style:style>
    <style:style style:name="T88" style:family="text">
      <style:text-properties fo:font-variant="normal" fo:text-transform="none" style:text-position="0% 100%" style:font-name="Times New Roman" fo:font-style="normal" style:text-underline-style="none" fo:font-weight="normal" officeooo:rsid="006838d4" style:font-style-asian="normal" style:font-style-complex="normal"/>
    </style:style>
    <style:style style:name="T89" style:family="text">
      <style:text-properties fo:font-variant="normal" fo:text-transform="none" style:text-position="0% 100%" style:font-name="Times New Roman" fo:font-style="normal" style:text-underline-style="none" fo:font-weight="normal" officeooo:rsid="005da826" style:font-style-asian="normal" style:font-style-complex="normal"/>
    </style:style>
    <style:style style:name="T90" style:family="text">
      <style:text-properties fo:font-variant="normal" fo:text-transform="none" style:text-position="0% 100%" fo:font-style="normal" style:text-underline-style="none" fo:font-weight="normal" officeooo:rsid="0034ac0a" style:font-style-asian="normal" style:font-style-complex="normal"/>
    </style:style>
    <style:style style:name="T91" style:family="text">
      <style:text-properties fo:font-variant="normal" fo:text-transform="none" style:text-position="0% 100%" fo:font-style="normal" style:text-underline-style="none" fo:font-weight="normal" officeooo:rsid="002a63f9" style:font-style-asian="normal" style:font-style-complex="normal"/>
    </style:style>
    <style:style style:name="T92" style:family="text">
      <style:text-properties fo:font-variant="normal" fo:text-transform="none" style:text-position="0% 100%" fo:font-style="normal" style:text-underline-style="none" fo:font-weight="normal" officeooo:rsid="003d9e4e" style:font-style-asian="normal" style:font-style-complex="normal"/>
    </style:style>
    <style:style style:name="T93" style:family="text">
      <style:text-properties fo:font-variant="normal" fo:text-transform="none" style:text-position="0% 100%" fo:font-style="normal" style:text-underline-style="none" fo:font-weight="normal" officeooo:rsid="003c5e19" style:font-style-asian="normal" style:font-style-complex="normal"/>
    </style:style>
    <style:style style:name="T94" style:family="text">
      <style:text-properties fo:font-variant="normal" fo:text-transform="none" style:text-position="0% 100%" fo:font-style="normal" style:text-underline-style="none" fo:font-weight="normal" officeooo:rsid="002c9316" style:font-style-asian="normal" style:font-style-complex="normal"/>
    </style:style>
    <style:style style:name="T95" style:family="text">
      <style:text-properties fo:font-variant="normal" fo:text-transform="none" style:text-position="0% 100%" fo:font-style="normal" style:text-underline-style="none" fo:font-weight="normal" officeooo:rsid="007d2df8" style:font-style-asian="normal" style:font-style-complex="normal"/>
    </style:style>
    <style:style style:name="T96" style:family="text">
      <style:text-properties fo:font-variant="normal" fo:text-transform="none" style:text-position="0% 100%" fo:font-style="normal" style:text-underline-style="none" fo:font-weight="normal" officeooo:rsid="006fd1df" style:font-style-asian="normal" style:font-style-complex="normal"/>
    </style:style>
    <style:style style:name="T97" style:family="text">
      <style:text-properties fo:font-variant="normal" fo:text-transform="none" style:text-position="0% 100%" fo:font-style="normal" style:text-underline-style="none" fo:font-weight="normal" officeooo:rsid="007e81cb" style:font-style-asian="normal" style:font-style-complex="normal"/>
    </style:style>
    <style:style style:name="T98" style:family="text">
      <style:text-properties officeooo:rsid="005b63eb"/>
    </style:style>
    <style:style style:name="T99" style:family="text">
      <style:text-properties officeooo:rsid="005b9d81"/>
    </style:style>
    <style:style style:name="T100" style:family="text">
      <style:text-properties officeooo:rsid="005da826"/>
    </style:style>
    <style:style style:name="T101" style:family="text">
      <style:text-properties officeooo:rsid="005f0045"/>
    </style:style>
    <style:style style:name="T102" style:family="text">
      <style:text-properties fo:font-size="12pt" officeooo:rsid="0012c310" style:font-size-asian="12pt" style:font-size-complex="12pt"/>
    </style:style>
    <style:style style:name="T103" style:family="text">
      <style:text-properties fo:font-size="12pt" officeooo:rsid="005f0045" style:font-size-asian="12pt" style:font-size-complex="12pt"/>
    </style:style>
    <style:style style:name="T104" style:family="text">
      <style:text-properties fo:font-size="12pt" officeooo:rsid="006098d8" style:font-size-asian="12pt" style:font-size-complex="12pt"/>
    </style:style>
    <style:style style:name="T105" style:family="text">
      <style:text-properties fo:font-size="12pt" officeooo:rsid="006a5770" style:font-size-asian="12pt" style:font-size-complex="12pt"/>
    </style:style>
    <style:style style:name="T106" style:family="text">
      <style:text-properties officeooo:rsid="006098d8"/>
    </style:style>
    <style:style style:name="T107" style:family="text">
      <style:text-properties officeooo:rsid="00612517"/>
    </style:style>
    <style:style style:name="T108" style:family="text">
      <style:text-properties officeooo:rsid="0063c1bf"/>
    </style:style>
    <style:style style:name="T109" style:family="text">
      <style:text-properties officeooo:rsid="00652c41"/>
    </style:style>
    <style:style style:name="T110" style:family="text">
      <style:text-properties officeooo:rsid="00655d9d"/>
    </style:style>
    <style:style style:name="T111" style:family="text">
      <style:text-properties officeooo:rsid="0066c4a8"/>
    </style:style>
    <style:style style:name="T112" style:family="text">
      <style:text-properties officeooo:rsid="006838d4"/>
    </style:style>
    <style:style style:name="T113" style:family="text">
      <style:text-properties officeooo:rsid="0068e2f5"/>
    </style:style>
    <style:style style:name="T114" style:family="text">
      <style:text-properties officeooo:rsid="0036dcce"/>
    </style:style>
    <style:style style:name="T115" style:family="text">
      <style:text-properties officeooo:rsid="006a5770"/>
    </style:style>
    <style:style style:name="T116" style:family="text">
      <style:text-properties officeooo:rsid="006b4743"/>
    </style:style>
    <style:style style:name="T117" style:family="text">
      <style:text-properties officeooo:rsid="006d0386"/>
    </style:style>
    <style:style style:name="T118" style:family="text">
      <style:text-properties officeooo:rsid="006fd1df"/>
    </style:style>
    <style:style style:name="T119" style:family="text">
      <style:text-properties officeooo:rsid="0070af6c"/>
    </style:style>
    <style:style style:name="T120" style:family="text">
      <style:text-properties officeooo:rsid="0070d8d9"/>
    </style:style>
    <style:style style:name="T121" style:family="text">
      <style:text-properties officeooo:rsid="0073a8d8"/>
    </style:style>
    <style:style style:name="T122" style:family="text">
      <style:text-properties officeooo:rsid="0074f02f"/>
    </style:style>
    <style:style style:name="T123" style:family="text">
      <style:text-properties officeooo:rsid="0075b580"/>
    </style:style>
    <style:style style:name="T124" style:family="text">
      <style:text-properties officeooo:rsid="00762fae"/>
    </style:style>
    <style:style style:name="T125" style:family="text">
      <style:text-properties officeooo:rsid="007900d1"/>
    </style:style>
    <style:style style:name="T126" style:family="text">
      <style:text-properties officeooo:rsid="00790a89"/>
    </style:style>
    <style:style style:name="T127" style:family="text">
      <style:text-properties officeooo:rsid="00799dcb"/>
    </style:style>
    <style:style style:name="T128" style:family="text">
      <style:text-properties officeooo:rsid="007b2076"/>
    </style:style>
    <style:style style:name="T129" style:family="text">
      <style:text-properties officeooo:rsid="007e81cb"/>
    </style:style>
    <style:style style:name="T130" style:family="text">
      <style:text-properties officeooo:rsid="007f76c1"/>
    </style:style>
    <style:style style:name="T131" style:family="text">
      <style:text-properties officeooo:rsid="0080a27e"/>
    </style:style>
    <style:style style:name="T132" style:family="text">
      <style:text-properties officeooo:rsid="0081e9cb"/>
    </style:style>
    <style:style style:name="T133" style:family="text">
      <style:text-properties style:font-name="Liberation Serif"/>
    </style:style>
    <style:style style:name="T134" style:family="text">
      <style:text-properties style:font-name="Liberation Serif" officeooo:rsid="00846996"/>
    </style:style>
    <style:style style:name="T135" style:family="text">
      <style:text-properties officeooo:rsid="0073f227"/>
    </style:style>
    <style:style style:name="T136" style:family="text">
      <style:text-properties officeooo:rsid="0084699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text:span text:style-name="T1">D</text:span>iscussion</text:h>
      <text:p text:style-name="P2"><text:span text:style-name="T2">The main objective of my thesis was </text:span><text:span text:style-name="T75">to </text:span><text:span text:style-name="T74">better understand</text:span><text:span text:style-name="T75"> </text:span><text:span text:style-name="T76">the </text:span><text:span text:style-name="T75">principles governing </text:span><text:span text:style-name="T74">the</text:span><text:span text:style-name="T75"> </text:span><text:span text:style-name="T74">biogeography of food webs and the seasonal rearrangement of species and traits</text:span><text:span text:style-name="T2">. To do so, I mainly focused on </text:span><text:span text:style-name="T3">species’ functional </text:span><text:span text:style-name="T2">traits </text:span><text:span text:style-name="T3">and</text:span><text:span text:style-name="T2"> </text:span><text:span text:style-name="T4">us</text:span><text:span text:style-name="T5">ed</text:span><text:span text:style-name="T4"> a </text:span><text:span text:style-name="T2">macroecological </text:span><text:span text:style-name="T4">approach</text:span><text:span text:style-name="T2">, </text:span><text:span text:style-name="T108">analyzing data on</text:span><text:span text:style-name="T3"> hundreds to thousands of species across continental scale</text:span><text:span text:style-name="T122">s</text:span><text:span text:style-name="T3">. </text:span><text:span text:style-name="T108">T</text:span><text:span text:style-name="T4">his large-scale approach </text:span><text:span text:style-name="T108">revealed</text:span><text:span text:style-name="T4"> novel generalities across communities, space, and time. </text:span><text:span text:style-name="T108">In this discussion</text:span><text:span text:style-name="T5">, I</text:span><text:span text:style-name="T4"> will </text:span><text:span text:style-name="T108">present</text:span><text:span text:style-name="T4"> the key findings, their implications, limitations, and</text:span><text:span text:style-name="T5"> </text:span><text:span text:style-name="T4">future directions in three major themes of the thesis: trait-based prediction</text:span><text:span text:style-name="T6">s</text:span><text:span text:style-name="T4"> of </text:span><text:span text:style-name="T6">trophic </text:span><text:span text:style-name="T4">interactions, </text:span><text:span text:style-name="T100">biogeography of </text:span><text:span text:style-name="T4">food web</text:span><text:span text:style-name="T100">s</text:span><text:span text:style-name="T4">, and seasonal bird biogeography.</text:span></text:p>
      <text:p text:style-name="P23">Table <text:span text:style-name="T135">1</text:span>: <text:span text:style-name="T108">Summary of each chapter. </text:span></text:p>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office:value-type="string">
            <text:p text:style-name="P24">Chapter</text:p>
          </table:table-cell>
          <table:table-cell table:style-name="Table1.A1" office:value-type="string">
            <text:p text:style-name="P24">Question</text:p>
          </table:table-cell>
          <table:table-cell table:style-name="Table1.A1" office:value-type="string">
            <text:p text:style-name="P24">Methodology</text:p>
          </table:table-cell>
          <table:table-cell table:style-name="Table1.A1" office:value-type="string">
            <text:p text:style-name="P24">Main Findings</text:p>
          </table:table-cell>
          <table:table-cell table:style-name="Table1.A1" office:value-type="string">
            <text:p text:style-name="P24">Implications</text:p>
          </table:table-cell>
        </table:table-row>
        <table:table-row table:style-name="Table1.2">
          <table:table-cell table:style-name="Table1.A2" office:value-type="string">
            <text:p text:style-name="P25">1</text:p>
          </table:table-cell>
          <table:table-cell table:style-name="Table1.A2" office:value-type="string">
            <text:p text:style-name="P25">How well can we predict interactions across large spatial scales and food webs?</text:p>
          </table:table-cell>
          <table:table-cell table:style-name="Table1.A2" office:value-type="string">
            <text:p text:style-name="P25">We used the food web of European tetrapods and species traits to train a series of Bayesian hierarchical linear models.</text:p>
          </table:table-cell>
          <table:table-cell table:style-name="Table1.A2" office:value-type="string">
            <text:list text:style-name="L1">
              <text:list-item>
                <text:p text:style-name="P33"><text:span text:style-name="T133">Models calibrated with very few known interactions estimated the entire food web reasonably well.</text:span></text:p>
              </text:list-item>
              <text:list-item>
                <text:p text:style-name="P34">Predictability of interactions was homogeneous in space.</text:p>
              </text:list-item>
              <text:list-item>
                <text:p text:style-name="P33"><text:span text:style-name="T134">I</text:span><text:span text:style-name="T133">nteractions of some species (e.g., generalist species) are not as well predicted.</text:span></text:p>
                <text:p text:style-name="P33"><text:span text:style-name="T133"/></text:p>
              </text:list-item>
            </text:list>
          </table:table-cell>
          <table:table-cell table:style-name="Table1.A2" office:value-type="string">
            <text:list text:continue-numbering="true" text:style-name="L1">
              <text:list-item>
                <text:p text:style-name="P34">Trait relationships between interacting species are general within the European food web.</text:p>
              </text:list-item>
              <text:list-item>
                <text:p text:style-name="P34">Trait-based models can make preliminary predictions to fill interaction data shortfalls.</text:p>
              </text:list-item>
            </text:list>
          </table:table-cell>
        </table:table-row>
        <table:table-row table:style-name="Table1.3">
          <table:table-cell table:style-name="Table1.A2" office:value-type="string">
            <text:p text:style-name="P25">2</text:p>
          </table:table-cell>
          <table:table-cell table:style-name="Table1.A2" office:value-type="string">
            <text:p text:style-name="P25">How well trait-based interaction models can extrapolate to predict interactions and network properties in new ecological <text:soft-page-break/>communities?</text:p>
          </table:table-cell>
          <table:table-cell table:style-name="Table1.A2" office:value-type="string">
            <text:p text:style-name="P26"><text:span text:style-name="T133">We trained models of trophic interactions on four vertebrate food webs (Canadian tundra, Serengeti, Pyrenees, and </text:span><text:soft-page-break/><text:span text:style-name="T133">Europe) and evaluated how well these models predict each food web.</text:span></text:p>
            <text:p text:style-name="P26"><text:span text:style-name="T133"/></text:p>
          </table:table-cell>
          <table:table-cell table:style-name="Table1.A2" office:value-type="string">
            <text:list text:continue-numbering="true" text:style-name="L1">
              <text:list-item>
                <text:p text:style-name="P34">Trait-based models predict most interactions correctly in other food webs.</text:p>
              </text:list-item>
              <text:list-item>
                <text:p text:style-name="P34">Transferability decreased with increasing phylogenetic and environmental dissimilarity.</text:p>
              </text:list-item>
              <text:list-item>
                <text:p text:style-name="P34"><text:soft-page-break/>Network properties were less well predicted than interactions.</text:p>
              </text:list-item>
            </text:list>
          </table:table-cell>
          <table:table-cell table:style-name="Table1.A2" office:value-type="string">
            <text:list text:continue-numbering="true" text:style-name="L1">
              <text:list-item>
                <text:p text:style-name="P34">Trait-based models can make a first approximation of food webs in areas with little to no data.</text:p>
              </text:list-item>
              <text:list-item>
                <text:p text:style-name="P33"><text:span text:style-name="T133">Food web variation is mainly driven by variation in traits rather than by variation in trait relationships between </text:span><text:soft-page-break/><text:span text:style-name="T133">interacting species.</text:span></text:p>
              </text:list-item>
              <text:list-item>
                <text:p text:style-name="P34">Constraints beyond trait relationships are shaping food webs.</text:p>
              </text:list-item>
            </text:list>
          </table:table-cell>
        </table:table-row>
        <table:table-row table:style-name="Table1.4">
          <table:table-cell table:style-name="Table1.A4" office:value-type="string">
            <text:p text:style-name="P25">3</text:p>
          </table:table-cell>
          <table:table-cell table:style-name="Table1.A2" office:value-type="string">
            <text:p text:style-name="P25">How do bird traits explain the degree to which birds endure winter versus migrate to be exposed to similar climatic conditions across seasons?</text:p>
          </table:table-cell>
          <table:table-cell table:style-name="Table1.A2" office:value-type="string">
            <text:p text:style-name="P25">We modelled variations in North American bird distributions and the climate conditions they experience across seasons as a function of their traits.</text:p>
          </table:table-cell>
          <table:table-cell table:style-name="Table1.A2" office:value-type="string">
            <text:list text:continue-numbering="true" text:style-name="L1">
              <text:list-item>
                <text:p text:style-name="P34">Species traits explain migratory strategies with body mass better explaining movement in climatic space and the hand-wing index indicating movement in geographic space.</text:p>
              </text:list-item>
              <text:list-item>
                <text:p text:style-name="P34">Species that tend to track climate conditions do not follow the classic latitudinal richness gradient in summer or the body mass-temperature relationship in winter, explaining some of the discrepancies in the literature</text:p>
                <text:p text:style-name="P34"/>
              </text:list-item>
            </text:list>
          </table:table-cell>
          <table:table-cell table:style-name="Table1.A2" office:value-type="string">
            <text:list text:continue-numbering="true" text:style-name="L1">
              <text:list-item>
                <text:p text:style-name="P34">The seasonal redistribution of bird and trait diversity across seasons will influence the functioning of communities.</text:p>
              </text:list-item>
              <text:list-item>
                <text:p text:style-name="P34">Given changing seasonal dynamics, we need a better understanding of how birds interact with climate across their annual cycle to better anticipate the consequences of climate change.</text:p>
              </text:list-item>
            </text:list>
          </table:table-cell>
        </table:table-row>
        <table:table-row table:style-name="Table1.5">
          <table:table-cell table:style-name="Table1.A5" office:value-type="string">
            <text:p text:style-name="P25">4</text:p>
          </table:table-cell>
          <table:table-cell table:style-name="Table1.B5" office:value-type="string">
            <text:p text:style-name="P25">How do seasonal levels of human impact, protection, and bird traits explain the trends among North American bird species?</text:p>
          </table:table-cell>
          <table:table-cell table:style-name="Table1.B5" office:value-type="string">
            <text:p text:style-name="P25">We combined seasonal distributions of North American birds to quantify seasonal levels of stress and protection and relate them to estimated species trends between 1970 and 2017.</text:p>
          </table:table-cell>
          <table:table-cell table:style-name="Table1.B5" office:value-type="string">
            <text:list text:continue-numbering="true" text:style-name="L1">
              <text:list-item>
                <text:p text:style-name="P34">Most bird communities declined between 19% and 39% since 1970 throughout North America.</text:p>
              </text:list-item>
              <text:list-item>
                <text:p text:style-name="P34">Level of stress and protection during all seasons, especially during migration, seems to be important drivers of bird trends.</text:p>
              </text:list-item>
              <text:list-item>
                <text:p text:style-name="P34">Smaller birds and birds that travel longer distances tend to decline more than average</text:p>
              </text:list-item>
            </text:list>
          </table:table-cell>
          <table:table-cell table:style-name="Table1.B5" office:value-type="string">
            <text:list text:continue-numbering="true" text:style-name="L1">
              <text:list-item>
                <text:p text:style-name="P34">Birds that are more tolerant during breeding and nonbreeding to human impacts decline less.</text:p>
              </text:list-item>
              <text:list-item>
                <text:p text:style-name="P34"><text:span text:style-name="T136">I</text:span>t is important to integrate spatiotemporal variations in stressors, protection measures, and species traits into conservation efforts.<text:line-break/></text:p>
              </text:list-item>
            </text:list>
          </table:table-cell>
        </table:table-row>
      </table:table>
      <text:p text:style-name="Standard"/>
      <text:p text:style-name="P22"/>
      <text:h text:style-name="P28" text:outline-level="2" text:is-list-header="true"><text:soft-page-break/>Trait-based predictions of <text:span text:style-name="T6">trophic </text:span>interactions</text:h>
      <text:p text:style-name="P19"><text:span text:style-name="T32">Trophic interactions, </text:span><text:span text:style-name="T10">where a predator species feeds on a prey species, </text:span><text:span text:style-name="T11">are constrained by neutral and niche processes </text:span><text:reference-mark-start text:name="ZOTERO_ITEM CSL_CITATION {&quot;citationID&quot;:&quot;jKQ1jpnn&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qDeysMnro"/><text:span text:style-name="T82">(Morales-Castilla </text:span><text:span text:style-name="T83">et al.</text:span><text:span text:style-name="T85"> 2015)</text:span><text:reference-mark-end text:name="ZOTERO_ITEM CSL_CITATION {&quot;citationID&quot;:&quot;jKQ1jpnn&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qDeysMnro"/><text:span text:style-name="T11">. </text:span><text:span text:style-name="T12">First, a species can only feed on another if they co-occur which results from environmental filters, dispersal limitations, and species interactions. Second, a </text:span><text:span text:style-name="T16">predator</text:span><text:span text:style-name="T12"> will feed on </text:span><text:span text:style-name="T16">prey</text:span><text:span text:style-name="T12"> only if the prey’</text:span><text:span text:style-name="T16">s</text:span><text:span text:style-name="T12"> </text:span><text:span text:style-name="T16">traits</text:span><text:span text:style-name="T12"> fit within the </text:span><text:span text:style-name="T16">predator's</text:span><text:span text:style-name="T12"> trophic niche. This ‘match’ between the trophic niche of the predator and the traits of the prey is </text:span><text:span text:style-name="T16">captured</text:span><text:span text:style-name="T12"> </text:span><text:span text:style-name="T16">by</text:span><text:span text:style-name="T12"> trait-based trophic interaction models. </text:span><text:span text:style-name="T14">The accuracy of</text:span><text:span text:style-name="T15"> these</text:span><text:span text:style-name="T13"> models </text:span><text:span text:style-name="T14">depends</text:span><text:span text:style-name="T15"> on</text:span><text:span text:style-name="T13"> </text:span><text:span text:style-name="T14">the</text:span><text:span text:style-name="T15"> generalities in the trait-interaction relationships of predators and prey across taxa and ecosystems.</text:span></text:p>
      <text:p text:style-name="P13"/>
      <text:p text:style-name="P13"><text:span text:style-name="T68">Findings and i</text:span>mplications</text:p>
      <text:p text:style-name="Text_20_body"><text:span text:style-name="T21">The Eltonian Shortfall – “the lack of knowledge on species' interactions and these interactions' effects on individual survival and fitness” – is one of the </text:span><text:span text:style-name="T39">main</text:span><text:span text:style-name="T21"> data gap</text:span><text:span text:style-name="T45">s</text:span><text:span text:style-name="T21"> in ecology </text:span><text:reference-mark-start text:name="ZOTERO_ITEM CSL_CITATION {&quot;citationID&quot;:&quot;4CwhMFm6&quot;,&quot;properties&quot;:{&quot;formattedCitation&quot;:&quot;(Hortal et al. 2015)&quot;,&quot;plainCitation&quot;:&quot;(Hortal et al. 2015)&quot;,&quot;dontUpdate&quot;:true,&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5ja8d4rG6u"/><text:span text:style-name="T91">(Hortal et al. 2015, p. 531)</text:span><text:reference-mark-end text:name="ZOTERO_ITEM CSL_CITATION {&quot;citationID&quot;:&quot;4CwhMFm6&quot;,&quot;properties&quot;:{&quot;formattedCitation&quot;:&quot;(Hortal et al. 2015)&quot;,&quot;plainCitation&quot;:&quot;(Hortal et al. 2015)&quot;,&quot;dontUpdate&quot;:true,&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5ja8d4rG6u"/><text:span text:style-name="T21">. In</text:span><text:span text:style-name="T39">deed</text:span><text:span text:style-name="T21">, we lack interaction data for most taxa and ecosystems. Our finding</text:span><text:span text:style-name="T39">s</text:span><text:span text:style-name="T21"> of generalities within food web</text:span><text:span text:style-name="T46">s</text:span><text:span text:style-name="T21"> (Chapter 1) and across food webs (Chapter 2) indicate that trait-based </text:span><text:span text:style-name="T22">predictions</text:span><text:span text:style-name="T21"> </text:span><text:span text:style-name="T39">can provide</text:span><text:span text:style-name="T21"> </text:span><text:span text:style-name="T20">first-order approximations of food web</text:span><text:span text:style-name="T21">s. We showed that even with limited data, these models can fill gaps in incomplete food web</text:span><text:span text:style-name="T46">s</text:span><text:span text:style-name="T21"> or predict interactions in ecosystems </text:span><text:span text:style-name="T40">with</text:span><text:span text:style-name="T22"> little to no data</text:span><text:span text:style-name="T21">. </text:span><text:span text:style-name="T40">However, t</text:span><text:span text:style-name="T22">rait-based models tend to systematically overestimate the number of interactions, suggesting that predicted interactions are candidate interactions. </text:span><text:span text:style-name="T47">In other words, predicted absences of interaction are more certain than predicted interactions. </text:span><text:span text:style-name="T40">These </text:span><text:span text:style-name="T47">predicted interactions</text:span><text:span text:style-name="T22"> can then be refined through geographic subsets, expert opinion, or additional data.</text:span></text:p>
      <text:p text:style-name="P10"/>
      <text:p text:style-name="Text_20_body"><text:soft-page-break/><text:span text:style-name="T23">Protecting species interactions should </text:span><text:span text:style-name="T40">enable</text:span><text:span text:style-name="T23"> a more functional approach to conservation </text:span><text:span text:style-name="T40">for a </text:span><text:span text:style-name="T44">few</text:span><text:span text:style-name="T40"> reasons:</text:span><text:span text:style-name="T29"> (1)</text:span><text:span text:style-name="T24"> interactions provide ecosystem function</text:span><text:span text:style-name="T40">s</text:span><text:span text:style-name="T24"> </text:span><text:reference-mark-start text:name="ZOTERO_ITEM CSL_CITATION {&quot;citationID&quot;:&quot;viVqI5tl&quot;,&quot;properties&quot;:{&quot;formattedCitation&quot;:&quot;(Dehling &amp; Stouffer 2018)&quot;,&quot;plainCitation&quot;:&quot;(Dehling &amp; Stouffer 2018)&quot;,&quot;noteIndex&quot;:0},&quot;citationItems&quot;:[{&quot;id&quot;:241,&quot;uris&quot;:[&quot;http://zotero.org/users/7057764/items/EK5NTAX5&quot;],&quot;itemData&quot;:{&quot;id&quot;:241,&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bucE7mnq2"/><text:span text:style-name="T24">(Dehling &amp; Stouffer 2018)</text:span><text:reference-mark-end text:name="ZOTERO_ITEM CSL_CITATION {&quot;citationID&quot;:&quot;viVqI5tl&quot;,&quot;properties&quot;:{&quot;formattedCitation&quot;:&quot;(Dehling &amp; Stouffer 2018)&quot;,&quot;plainCitation&quot;:&quot;(Dehling &amp; Stouffer 2018)&quot;,&quot;noteIndex&quot;:0},&quot;citationItems&quot;:[{&quot;id&quot;:241,&quot;uris&quot;:[&quot;http://zotero.org/users/7057764/items/EK5NTAX5&quot;],&quot;itemData&quot;:{&quot;id&quot;:241,&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bucE7mnq2"/><text:span text:style-name="T29">, (2) </text:span><text:span text:style-name="T24">from interactions, we can infer the role</text:span><text:span text:style-name="T40">s</text:span><text:span text:style-name="T24"> of species </text:span><text:span text:style-name="T40">with</text:span><text:span text:style-name="T24">in ecosystems </text:span><text:reference-mark-start text:name="ZOTERO_ITEM CSL_CITATION {&quot;citationID&quot;:&quot;5x29sbIV&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aWMkYrQZSX"/><text:span text:style-name="T90">(Cirtwill </text:span><text:span text:style-name="T83">et al.</text:span><text:span text:style-name="T85"> 2018)</text:span><text:reference-mark-end text:name="ZOTERO_ITEM CSL_CITATION {&quot;citationID&quot;:&quot;5x29sbIV&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aWMkYrQZSX"/><text:span text:style-name="T29">, (3) </text:span><text:span text:style-name="T24">we can anticipate indirect consequences of managing species on other species in the ecosystems </text:span><text:reference-mark-start text:name="ZOTERO_ITEM CSL_CITATION {&quot;citationID&quot;:&quot;zoUIdHtQ&quot;,&quot;properties&quot;:{&quot;formattedCitation&quot;:&quot;(McDonald-Madden {\\i{}et al.} 2016)&quot;,&quot;plainCitation&quot;:&quot;(McDonald-Madden et al. 2016)&quot;,&quot;noteIndex&quot;:0},&quot;citationItems&quot;:[{&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cT3rvsZGq"/><text:span text:style-name="T90">(McDonald-Madden </text:span><text:span text:style-name="T83">et al.</text:span><text:span text:style-name="T85"> 2016)</text:span><text:reference-mark-end text:name="ZOTERO_ITEM CSL_CITATION {&quot;citationID&quot;:&quot;zoUIdHtQ&quot;,&quot;properties&quot;:{&quot;formattedCitation&quot;:&quot;(McDonald-Madden {\\i{}et al.} 2016)&quot;,&quot;plainCitation&quot;:&quot;(McDonald-Madden et al. 2016)&quot;,&quot;noteIndex&quot;:0},&quot;citationItems&quot;:[{&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cT3rvsZGq"/><text:span text:style-name="T24">, </text:span><text:span text:style-name="T47">(4) </text:span><text:span text:style-name="T48">trophic </text:span><text:span text:style-name="T47">interactions </text:span><text:span text:style-name="T48">control nutrient transfers within ecosystems </text:span><text:reference-mark-start text:name="ZOTERO_ITEM CSL_CITATION {&quot;citationID&quot;:&quot;30kb5i28&quot;,&quot;properties&quot;:{&quot;formattedCitation&quot;:&quot;(Schmitz {\\i{}et al.} 2018)&quot;,&quot;plainCitation&quot;:&quot;(Schmitz et al. 2018)&quot;,&quot;noteIndex&quot;:0},&quot;citationItems&quot;:[{&quot;id&quot;:4312,&quot;uris&quot;:[&quot;http://zotero.org/users/7057764/items/L8AMC4BQ&quot;],&quot;itemData&quot;:{&quot;id&quot;:4312,&quot;type&quot;:&quot;article-journal&quot;,&quot;abstract&quot;:&quot;Predicting and managing the global carbon cycle requires scientific understanding of ecosystem processes that control carbon uptake and storage. It is generally assumed that carbon cycling is sufficiently characterized in terms of uptake and exchange between ecosystem plant and soil pools and the atmosphere. We show that animals also play an important role by mediating carbon exchange between ecosystems and the atmosphere, at times turning ecosystem carbon sources into sinks, or vice versa. Animals also move across landscapes, creating a dynamism that shapes landscape-scale variation in carbon exchange and storage. Predicting and measuring carbon cycling under such dynamism is an important scientific challenge. We explain how to link analyses of spatial ecosystem functioning, animal movement, and remote sensing of animal habitats with carbon dynamics across landscapes.&quot;,&quot;container-title&quot;:&quot;Science&quot;,&quot;DOI&quot;:&quot;10.1126/science.aar3213&quot;,&quot;issue&quot;:&quot;6419&quot;,&quot;note&quot;:&quot;publisher: American Association for the Advancement of Science&quot;,&quot;page&quot;:&quot;eaar3213&quot;,&quot;source&quot;:&quot;science.org (Atypon)&quot;,&quot;title&quot;:&quot;Animals and the zoogeochemistry of the carbon cycle&quot;,&quot;volume&quot;:&quot;362&quot;,&quot;author&quot;:[{&quot;family&quot;:&quot;Schmitz&quot;,&quot;given&quot;:&quot;Oswald J.&quot;},{&quot;family&quot;:&quot;Wilmers&quot;,&quot;given&quot;:&quot;Christopher C.&quot;},{&quot;family&quot;:&quot;Leroux&quot;,&quot;given&quot;:&quot;Shawn J.&quot;},{&quot;family&quot;:&quot;Doughty&quot;,&quot;given&quot;:&quot;Christopher E.&quot;},{&quot;family&quot;:&quot;Atwood&quot;,&quot;given&quot;:&quot;Trisha B.&quot;},{&quot;family&quot;:&quot;Galetti&quot;,&quot;given&quot;:&quot;Mauro&quot;},{&quot;family&quot;:&quot;Davies&quot;,&quot;given&quot;:&quot;Andrew B.&quot;},{&quot;family&quot;:&quot;Goetz&quot;,&quot;given&quot;:&quot;Scott J.&quot;}],&quot;issued&quot;:{&quot;date-parts&quot;:[[&quot;2018&quot;,12,7]]}}}],&quot;schema&quot;:&quot;https://github.com/citation-style-language/schema/raw/master/csl-citation.json&quot;} RNDb5hH3LxEZ1"/><text:span text:style-name="T95">(Schmitz </text:span><text:span text:style-name="T83">et al.</text:span><text:span text:style-name="T85"> 2018)</text:span><text:reference-mark-end text:name="ZOTERO_ITEM CSL_CITATION {&quot;citationID&quot;:&quot;30kb5i28&quot;,&quot;properties&quot;:{&quot;formattedCitation&quot;:&quot;(Schmitz {\\i{}et al.} 2018)&quot;,&quot;plainCitation&quot;:&quot;(Schmitz et al. 2018)&quot;,&quot;noteIndex&quot;:0},&quot;citationItems&quot;:[{&quot;id&quot;:4312,&quot;uris&quot;:[&quot;http://zotero.org/users/7057764/items/L8AMC4BQ&quot;],&quot;itemData&quot;:{&quot;id&quot;:4312,&quot;type&quot;:&quot;article-journal&quot;,&quot;abstract&quot;:&quot;Predicting and managing the global carbon cycle requires scientific understanding of ecosystem processes that control carbon uptake and storage. It is generally assumed that carbon cycling is sufficiently characterized in terms of uptake and exchange between ecosystem plant and soil pools and the atmosphere. We show that animals also play an important role by mediating carbon exchange between ecosystems and the atmosphere, at times turning ecosystem carbon sources into sinks, or vice versa. Animals also move across landscapes, creating a dynamism that shapes landscape-scale variation in carbon exchange and storage. Predicting and measuring carbon cycling under such dynamism is an important scientific challenge. We explain how to link analyses of spatial ecosystem functioning, animal movement, and remote sensing of animal habitats with carbon dynamics across landscapes.&quot;,&quot;container-title&quot;:&quot;Science&quot;,&quot;DOI&quot;:&quot;10.1126/science.aar3213&quot;,&quot;issue&quot;:&quot;6419&quot;,&quot;note&quot;:&quot;publisher: American Association for the Advancement of Science&quot;,&quot;page&quot;:&quot;eaar3213&quot;,&quot;source&quot;:&quot;science.org (Atypon)&quot;,&quot;title&quot;:&quot;Animals and the zoogeochemistry of the carbon cycle&quot;,&quot;volume&quot;:&quot;362&quot;,&quot;author&quot;:[{&quot;family&quot;:&quot;Schmitz&quot;,&quot;given&quot;:&quot;Oswald J.&quot;},{&quot;family&quot;:&quot;Wilmers&quot;,&quot;given&quot;:&quot;Christopher C.&quot;},{&quot;family&quot;:&quot;Leroux&quot;,&quot;given&quot;:&quot;Shawn J.&quot;},{&quot;family&quot;:&quot;Doughty&quot;,&quot;given&quot;:&quot;Christopher E.&quot;},{&quot;family&quot;:&quot;Atwood&quot;,&quot;given&quot;:&quot;Trisha B.&quot;},{&quot;family&quot;:&quot;Galetti&quot;,&quot;given&quot;:&quot;Mauro&quot;},{&quot;family&quot;:&quot;Davies&quot;,&quot;given&quot;:&quot;Andrew B.&quot;},{&quot;family&quot;:&quot;Goetz&quot;,&quot;given&quot;:&quot;Scott J.&quot;}],&quot;issued&quot;:{&quot;date-parts&quot;:[[&quot;2018&quot;,12,7]]}}}],&quot;schema&quot;:&quot;https://github.com/citation-style-language/schema/raw/master/csl-citation.json&quot;} RNDb5hH3LxEZ1"/><text:span text:style-name="T48">. </text:span><text:span text:style-name="T24">So far, the lack of interaction data </text:span><text:span text:style-name="T46">has</text:span><text:span text:style-name="T44"> limited the integration of species interactions into conservation efforts </text:span><text:reference-mark-start text:name="ZOTERO_ITEM CSL_CITATION {&quot;citationID&quot;:&quot;6VhCjEjp&quot;,&quot;properties&quot;:{&quot;formattedCitation&quot;:&quot;(Tylianakis {\\i{}et al.} 2010)&quot;,&quot;plainCitation&quot;:&quot;(Tylianakis et al. 2010)&quot;,&quot;noteIndex&quot;:0},&quot;citationItems&quot;:[{&quot;id&quot;:288,&quot;uris&quot;:[&quot;http://zotero.org/users/7057764/items/FV836JUD&quot;],&quot;itemData&quot;:{&quot;id&quot;:288,&quot;type&quot;:&quot;article-journal&quot;,&quot;abstract&quot;:&quot;Recent work has shown that antagonist (e.g. predator–prey food web) and mutualist (e.g. pollinator–plant) network structure can be altered by global environmental change drivers, and that these alterations may have important ecosystem-level consequences. This has prompted calls for the conservation of network structure, but precisely which attributes of webs should be conserved remains unclear. Further, the extent to which network metrics characterise the spatiotemporally-variable dynamic structure of interacting communities is unknown. Here, we summarise the attributes of web structure that are predicted to confer stability or increased function to a system, as these may be of greatest interest to conservation biologists. However, empirical evaluation of these effects is lacking in most cases, and we discuss whether stability is even desirable in all contexts. The incorporation of web attributes into conservation monitoring requires that changes in these attributes can be recorded (sampled) with relative ease. We contrast the sensitivity of metrics to sampling effort, and highlight those (such as nestedness and connectance) that could easily be incorporated into conservation monitoring. Despite our growing understanding of the characteristics of food webs that confer stability and function, numerous practical challenges need to be overcome before the goal of conserving species interaction networks can be achieved.&quot;,&quot;collection-title&quot;:&quot;Conserving complexity: Global change and community-scale interactions&quot;,&quot;container-title&quot;:&quot;Biological Conservation&quot;,&quot;DOI&quot;:&quot;10.1016/j.biocon.2009.12.004&quot;,&quot;ISSN&quot;:&quot;0006-3207&quot;,&quot;issue&quot;:&quot;10&quot;,&quot;journalAbbreviation&quot;:&quot;Biological Conservation&quot;,&quot;language&quot;:&quot;en&quot;,&quot;page&quot;:&quot;2270-2279&quot;,&quot;source&quot;:&quot;ScienceDirect&quot;,&quot;title&quot;:&quot;Conservation of species interaction networks&quot;,&quot;volume&quot;:&quot;143&quot;,&quot;author&quot;:[{&quot;family&quot;:&quot;Tylianakis&quot;,&quot;given&quot;:&quot;Jason M.&quot;},{&quot;family&quot;:&quot;Laliberté&quot;,&quot;given&quot;:&quot;Etienne&quot;},{&quot;family&quot;:&quot;Nielsen&quot;,&quot;given&quot;:&quot;Anders&quot;},{&quot;family&quot;:&quot;Bascompte&quot;,&quot;given&quot;:&quot;Jordi&quot;}],&quot;issued&quot;:{&quot;date-parts&quot;:[[&quot;2010&quot;,10,1]]}}}],&quot;schema&quot;:&quot;https://github.com/citation-style-language/schema/raw/master/csl-citation.json&quot;} RNDAoLttUnmRu"/><text:span text:style-name="T96">(Tylianakis </text:span><text:span text:style-name="T83">et al.</text:span><text:span text:style-name="T85"> 2010)</text:span><text:reference-mark-end text:name="ZOTERO_ITEM CSL_CITATION {&quot;citationID&quot;:&quot;6VhCjEjp&quot;,&quot;properties&quot;:{&quot;formattedCitation&quot;:&quot;(Tylianakis {\\i{}et al.} 2010)&quot;,&quot;plainCitation&quot;:&quot;(Tylianakis et al. 2010)&quot;,&quot;noteIndex&quot;:0},&quot;citationItems&quot;:[{&quot;id&quot;:288,&quot;uris&quot;:[&quot;http://zotero.org/users/7057764/items/FV836JUD&quot;],&quot;itemData&quot;:{&quot;id&quot;:288,&quot;type&quot;:&quot;article-journal&quot;,&quot;abstract&quot;:&quot;Recent work has shown that antagonist (e.g. predator–prey food web) and mutualist (e.g. pollinator–plant) network structure can be altered by global environmental change drivers, and that these alterations may have important ecosystem-level consequences. This has prompted calls for the conservation of network structure, but precisely which attributes of webs should be conserved remains unclear. Further, the extent to which network metrics characterise the spatiotemporally-variable dynamic structure of interacting communities is unknown. Here, we summarise the attributes of web structure that are predicted to confer stability or increased function to a system, as these may be of greatest interest to conservation biologists. However, empirical evaluation of these effects is lacking in most cases, and we discuss whether stability is even desirable in all contexts. The incorporation of web attributes into conservation monitoring requires that changes in these attributes can be recorded (sampled) with relative ease. We contrast the sensitivity of metrics to sampling effort, and highlight those (such as nestedness and connectance) that could easily be incorporated into conservation monitoring. Despite our growing understanding of the characteristics of food webs that confer stability and function, numerous practical challenges need to be overcome before the goal of conserving species interaction networks can be achieved.&quot;,&quot;collection-title&quot;:&quot;Conserving complexity: Global change and community-scale interactions&quot;,&quot;container-title&quot;:&quot;Biological Conservation&quot;,&quot;DOI&quot;:&quot;10.1016/j.biocon.2009.12.004&quot;,&quot;ISSN&quot;:&quot;0006-3207&quot;,&quot;issue&quot;:&quot;10&quot;,&quot;journalAbbreviation&quot;:&quot;Biological Conservation&quot;,&quot;language&quot;:&quot;en&quot;,&quot;page&quot;:&quot;2270-2279&quot;,&quot;source&quot;:&quot;ScienceDirect&quot;,&quot;title&quot;:&quot;Conservation of species interaction networks&quot;,&quot;volume&quot;:&quot;143&quot;,&quot;author&quot;:[{&quot;family&quot;:&quot;Tylianakis&quot;,&quot;given&quot;:&quot;Jason M.&quot;},{&quot;family&quot;:&quot;Laliberté&quot;,&quot;given&quot;:&quot;Etienne&quot;},{&quot;family&quot;:&quot;Nielsen&quot;,&quot;given&quot;:&quot;Anders&quot;},{&quot;family&quot;:&quot;Bascompte&quot;,&quot;given&quot;:&quot;Jordi&quot;}],&quot;issued&quot;:{&quot;date-parts&quot;:[[&quot;2010&quot;,10,1]]}}}],&quot;schema&quot;:&quot;https://github.com/citation-style-language/schema/raw/master/csl-citation.json&quot;} RNDAoLttUnmRu"/><text:span text:style-name="T24">. T</text:span><text:span text:style-name="T23">he </text:span><text:span text:style-name="T40">ability</text:span><text:span text:style-name="T23"> to predict interactions even in places w</text:span><text:span text:style-name="T40">ith</text:span><text:span text:style-name="T23"> </text:span><text:span text:style-name="T40">minimal</text:span><text:span text:style-name="T23"> data, as demonstrated in </text:span><text:span text:style-name="T29">C</text:span><text:span text:style-name="T23">hapters 1 and 2, </text:span><text:span text:style-name="T24">should </text:span><text:span text:style-name="T40">help overcome</text:span><text:span text:style-name="T24"> some of the</text:span><text:span text:style-name="T44">se</text:span><text:span text:style-name="T24"> </text:span><text:span text:style-name="T25">barriers, </text:span><text:span text:style-name="T44">and help a more functional approach to conservation planning</text:span><text:span text:style-name="T24">.</text:span></text:p>
      <text:p text:style-name="P9"/>
      <text:p text:style-name="P14"><text:span text:style-name="T68">Limitations and f</text:span><text:span text:style-name="T67">uture directions</text:span></text:p>
      <text:list text:style-name="L2">
        <text:list-item>
          <text:p text:style-name="P35"><text:span text:style-name="T26">Interaction strength, unlike the </text:span><text:span text:style-name="T40">qualitative </text:span><text:span text:style-name="T26">presence or absence of an interaction, is a continuous measurement quantify</text:span><text:span text:style-name="T40">ing</text:span><text:span text:style-name="T26"> the effect of one species on another </text:span><text:reference-mark-start text:name="ZOTERO_ITEM CSL_CITATION {&quot;citationID&quot;:&quot;QVSp5q59&quot;,&quot;properties&quot;:{&quot;formattedCitation&quot;:&quot;(Berlow {\\i{}et al.} 2004; Wootton &amp; Emmerson 2005)&quot;,&quot;plainCitation&quot;:&quot;(Berlow et al. 2004; Wootton &amp; Emmerson 2005)&quot;,&quot;noteIndex&quot;:0},&quot;citationItems&quot;:[{&quot;id&quot;:2807,&quot;uris&quot;:[&quot;http://zotero.org/groups/2713172/items/PG8BIIVJ&quot;],&quot;itemData&quot;:{&quot;id&quot;:2807,&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id&quot;:2206,&quot;uris&quot;:[&quot;http://zotero.org/groups/2597052/items/BUMAGQUP&quot;],&quot;itemData&quot;:{&quot;id&quot;:2206,&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idX2B1EcwX"/><text:span text:style-name="T93">(Berlow </text:span><text:span text:style-name="T83">et al.</text:span><text:span text:style-name="T85"> 2004; Wootton &amp; Emmerson 2005)</text:span><text:reference-mark-end text:name="ZOTERO_ITEM CSL_CITATION {&quot;citationID&quot;:&quot;QVSp5q59&quot;,&quot;properties&quot;:{&quot;formattedCitation&quot;:&quot;(Berlow {\\i{}et al.} 2004; Wootton &amp; Emmerson 2005)&quot;,&quot;plainCitation&quot;:&quot;(Berlow et al. 2004; Wootton &amp; Emmerson 2005)&quot;,&quot;noteIndex&quot;:0},&quot;citationItems&quot;:[{&quot;id&quot;:2807,&quot;uris&quot;:[&quot;http://zotero.org/groups/2713172/items/PG8BIIVJ&quot;],&quot;itemData&quot;:{&quot;id&quot;:2807,&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id&quot;:2206,&quot;uris&quot;:[&quot;http://zotero.org/groups/2597052/items/BUMAGQUP&quot;],&quot;itemData&quot;:{&quot;id&quot;:2206,&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idX2B1EcwX"/><text:span text:style-name="T26">. </text:span><text:span text:style-name="T37">The distribution of interaction strength</text:span><text:span text:style-name="T40">s</text:span><text:span text:style-name="T37"> within a food web</text:span> <text:span text:style-name="T107">influence</text:span><text:span text:style-name="T121">s</text:span><text:span text:style-name="T107"> its stability </text:span><text:reference-mark-start text:name="ZOTERO_ITEM CSL_CITATION {&quot;citationID&quot;:&quot;StgS3pGo&quot;,&quot;properties&quot;:{&quot;formattedCitation&quot;:&quot;(Ruiter {\\i{}et al.} 1995)&quot;,&quot;plainCitation&quot;:&quot;(Ruiter et al. 1995)&quot;,&quot;noteIndex&quot;:0},&quot;citationItems&quot;:[{&quot;id&quot;:2193,&quot;uris&quot;:[&quot;http://zotero.org/groups/2597052/items/8Z4EJA6P&quot;],&quot;itemData&quot;:{&quot;id&quot;:2193,&quot;type&quot;:&quot;article-journal&quot;,&quot;abstract&quot;:&quot;Ecologists have long been studying stability in ecosystems by looking at the structuring and the strengths of trophic interactions in community food webs. In a series of real food webs from native and agricultural soils, the strengths of the interactions were found to be patterned in a way that is important to ecosystem stability. The patterning consisted of the simultaneous occurrence of strong \&quot;top down\&quot; effects at lower trophic levels and strong \&quot;bottom up\&quot; effects at higher trophic levels. As the patterning resulted directly from the energetic organization of the food webs, the results show that energetics and community structure govern ecosystem stability by imposing stabilizing patterns of interaction strengths.&quot;,&quot;container-title&quot;:&quot;Science&quot;,&quot;DOI&quot;:&quot;10.1126/science.269.5228.1257&quot;,&quot;ISSN&quot;:&quot;0036-8075, 1095-9203&quot;,&quot;issue&quot;:&quot;5228&quot;,&quot;language&quot;:&quot;en&quot;,&quot;license&quot;:&quot;1995 by the American Association for the Advancement of           Science&quot;,&quot;note&quot;:&quot;publisher: American Association for the Advancement of Science\nsection: Reports\nPMID: 17732112&quot;,&quot;page&quot;:&quot;1257-1260&quot;,&quot;source&quot;:&quot;science.sciencemag.org&quot;,&quot;title&quot;:&quot;Energetics, Patterns of Interaction Strengths, and Stability in Real Ecosystems&quot;,&quot;volume&quot;:&quot;269&quot;,&quot;author&quot;:[{&quot;family&quot;:&quot;Ruiter&quot;,&quot;given&quot;:&quot;Peter C.&quot;,&quot;dropping-particle&quot;:&quot;de&quot;},{&quot;family&quot;:&quot;Neutel&quot;,&quot;given&quot;:&quot;Anje-Margriet&quot;},{&quot;family&quot;:&quot;Moore&quot;,&quot;given&quot;:&quot;John C.&quot;}],&quot;issued&quot;:{&quot;date-parts&quot;:[[&quot;1995&quot;,9,1]]}}}],&quot;schema&quot;:&quot;https://github.com/citation-style-language/schema/raw/master/csl-citation.json&quot;} RNDqOXSQcXHaD"/><text:span text:style-name="T85">(Ruiter </text:span><text:span text:style-name="T83">et al.</text:span><text:span text:style-name="T85"> 1995)</text:span><text:reference-mark-end text:name="ZOTERO_ITEM CSL_CITATION {&quot;citationID&quot;:&quot;StgS3pGo&quot;,&quot;properties&quot;:{&quot;formattedCitation&quot;:&quot;(Ruiter {\\i{}et al.} 1995)&quot;,&quot;plainCitation&quot;:&quot;(Ruiter et al. 1995)&quot;,&quot;noteIndex&quot;:0},&quot;citationItems&quot;:[{&quot;id&quot;:2193,&quot;uris&quot;:[&quot;http://zotero.org/groups/2597052/items/8Z4EJA6P&quot;],&quot;itemData&quot;:{&quot;id&quot;:2193,&quot;type&quot;:&quot;article-journal&quot;,&quot;abstract&quot;:&quot;Ecologists have long been studying stability in ecosystems by looking at the structuring and the strengths of trophic interactions in community food webs. In a series of real food webs from native and agricultural soils, the strengths of the interactions were found to be patterned in a way that is important to ecosystem stability. The patterning consisted of the simultaneous occurrence of strong \&quot;top down\&quot; effects at lower trophic levels and strong \&quot;bottom up\&quot; effects at higher trophic levels. As the patterning resulted directly from the energetic organization of the food webs, the results show that energetics and community structure govern ecosystem stability by imposing stabilizing patterns of interaction strengths.&quot;,&quot;container-title&quot;:&quot;Science&quot;,&quot;DOI&quot;:&quot;10.1126/science.269.5228.1257&quot;,&quot;ISSN&quot;:&quot;0036-8075, 1095-9203&quot;,&quot;issue&quot;:&quot;5228&quot;,&quot;language&quot;:&quot;en&quot;,&quot;license&quot;:&quot;1995 by the American Association for the Advancement of           Science&quot;,&quot;note&quot;:&quot;publisher: American Association for the Advancement of Science\nsection: Reports\nPMID: 17732112&quot;,&quot;page&quot;:&quot;1257-1260&quot;,&quot;source&quot;:&quot;science.sciencemag.org&quot;,&quot;title&quot;:&quot;Energetics, Patterns of Interaction Strengths, and Stability in Real Ecosystems&quot;,&quot;volume&quot;:&quot;269&quot;,&quot;author&quot;:[{&quot;family&quot;:&quot;Ruiter&quot;,&quot;given&quot;:&quot;Peter C.&quot;,&quot;dropping-particle&quot;:&quot;de&quot;},{&quot;family&quot;:&quot;Neutel&quot;,&quot;given&quot;:&quot;Anje-Margriet&quot;},{&quot;family&quot;:&quot;Moore&quot;,&quot;given&quot;:&quot;John C.&quot;}],&quot;issued&quot;:{&quot;date-parts&quot;:[[&quot;1995&quot;,9,1]]}}}],&quot;schema&quot;:&quot;https://github.com/citation-style-language/schema/raw/master/csl-citation.json&quot;} RNDqOXSQcXHaD"/><text:span text:style-name="T107"> and functioning </text:span><text:reference-mark-start text:name="ZOTERO_ITEM CSL_CITATION {&quot;citationID&quot;:&quot;AABl8eVV&quot;,&quot;properties&quot;:{&quot;formattedCitation&quot;:&quot;(Barnes {\\i{}et al.} 2018; Jochum {\\i{}et al.} 2021)&quot;,&quot;plainCitation&quot;:&quot;(Barnes et al. 2018; Jochum et al. 2021)&quot;,&quot;noteIndex&quot;:0},&quot;citationItems&quot;:[{&quot;id&quot;:19,&quot;uris&quot;:[&quot;http://zotero.org/users/7057764/items/BGZ87CYU&quot;],&quot;itemData&quot;:{&quot;id&quot;:19,&quot;type&quot;:&quot;article-journal&quot;,&quot;abstract&quot;:&quot;Relating biodiversity to ecosystem functioning in natural communities has become a paramount challenge as links between trophic complexity and multiple ecosystem functions become increasingly apparent. Yet, there is still no generalised approach to address such complexity in biodiversity–ecosystem functioning (BEF) studies. Energy flux dynamics in ecological networks provide the theoretical underpinning of multitrophic BEF relationships. Accordingly, we propose the quantification of energy fluxes in food webs as a powerful, universal tool for understanding ecosystem functioning in multitrophic systems spanning different ecological scales. Although the concept of energy flux in food webs is not novel, its application to BEF research remains virtually untapped, providing a framework to foster new discoveries into the determinants of ecosystem functioning in complex systems.&quot;,&quot;container-title&quot;:&quot;Trends in Ecology &amp; Evolution&quot;,&quot;DOI&quot;:&quot;10.1016/j.tree.2017.12.007&quot;,&quot;ISSN&quot;:&quot;0169-5347&quot;,&quot;issue&quot;:&quot;3&quot;,&quot;journalAbbreviation&quot;:&quot;Trends in Ecology &amp; Evolution&quot;,&quot;language&quot;:&quot;en&quot;,&quot;page&quot;:&quot;186-197&quot;,&quot;source&quot;:&quot;ScienceDirect&quot;,&quot;title&quot;:&quot;Energy Flux: The Link between Multitrophic Biodiversity and Ecosystem Functioning&quot;,&quot;title-short&quot;:&quot;Energy Flux&quot;,&quot;volume&quot;:&quot;33&quot;,&quot;author&quot;:[{&quot;family&quot;:&quot;Barnes&quot;,&quot;given&quot;:&quot;Andrew D.&quot;},{&quot;family&quot;:&quot;Jochum&quot;,&quot;given&quot;:&quot;Malte&quot;},{&quot;family&quot;:&quot;Lefcheck&quot;,&quot;given&quot;:&quot;Jonathan S.&quot;},{&quot;family&quot;:&quot;Eisenhauer&quot;,&quot;given&quot;:&quot;Nico&quot;},{&quot;family&quot;:&quot;Scherber&quot;,&quot;given&quot;:&quot;Christoph&quot;},{&quot;family&quot;:&quot;O’Connor&quot;,&quot;given&quot;:&quot;Mary I.&quot;},{&quot;family&quot;:&quot;Ruiter&quot;,&quot;given&quot;:&quot;Peter&quot;,&quot;non-dropping-particle&quot;:&quot;de&quot;},{&quot;family&quot;:&quot;Brose&quot;,&quot;given&quot;:&quot;Ulrich&quot;}],&quot;issued&quot;:{&quot;date-parts&quot;:[[&quot;2018&quot;,3,1]]}}},{&quot;id&quot;:4314,&quot;uris&quot;:[&quot;http://zotero.org/users/7057764/items/QFCIH5DN&quot;],&quot;itemData&quot;:{&quot;id&quot;:4314,&quot;type&quot;:&quot;article-journal&quot;,&quot;abstract&quot;:&quot;Global change alters ecological communities with consequences for ecosystem processes. Such processes and functions are a central aspect of ecological research and vital to understanding and mitigating the consequences of global change, but also those of other drivers of change in organism communities. In this context, the concept of energy flux through trophic networks integrates food-web theory and biodiversity-ecosystem functioning theory and connects biodiversity to multitrophic ecosystem functioning. As such, the energy-flux approach is a strikingly effective tool to answer central questions in ecology and global-change research. This might seem straight forward, given that the theoretical background and software to efficiently calculate energy flux are readily available. However, the implementation of such calculations is not always straight forward, especially for those who are new to the topic and not familiar with concepts central to this line of research, such as food-web theory or metabolic theory. To facilitate wider use of energy flux in ecological research, we thus provide a guide to adopting energy-flux calculations for people new to the method, struggling with its implementation, or simply looking for background reading, important resources, and standard solutions to the problems everyone faces when starting to quantify energy fluxes for their community data. First, we introduce energy flux and its use in community and ecosystem ecology. Then, we provide a comprehensive explanation of the single steps towards calculating energy flux for community data. Finally, we discuss remaining challenges and exciting research frontiers for future energy-flux research.&quot;,&quot;container-title&quot;:&quot;Ecology and Evolution&quot;,&quot;DOI&quot;:&quot;10.1002/ece3.8060&quot;,&quot;ISSN&quot;:&quot;2045-7758&quot;,&quot;issue&quot;:&quot;19&quot;,&quot;language&quot;:&quot;en&quot;,&quot;license&quot;:&quot;© 2021 The Authors. Ecology and Evolution published by John Wiley &amp; Sons Ltd.&quot;,&quot;note&quot;:&quot;_eprint: https://onlinelibrary.wiley.com/doi/pdf/10.1002/ece3.8060&quot;,&quot;page&quot;:&quot;12948-12969&quot;,&quot;source&quot;:&quot;Wiley Online Library&quot;,&quot;title&quot;:&quot;For flux's sake: General considerations for energy-flux calculations in ecological communities&quot;,&quot;title-short&quot;:&quot;For flux's sake&quot;,&quot;volume&quot;:&quot;11&quot;,&quot;author&quot;:[{&quot;family&quot;:&quot;Jochum&quot;,&quot;given&quot;:&quot;Malte&quot;},{&quot;family&quot;:&quot;Barnes&quot;,&quot;given&quot;:&quot;Andrew D.&quot;},{&quot;family&quot;:&quot;Brose&quot;,&quot;given&quot;:&quot;Ulrich&quot;},{&quot;family&quot;:&quot;Gauzens&quot;,&quot;given&quot;:&quot;Benoit&quot;},{&quot;family&quot;:&quot;Sünnemann&quot;,&quot;given&quot;:&quot;Marie&quot;},{&quot;family&quot;:&quot;Amyntas&quot;,&quot;given&quot;:&quot;Angelos&quot;},{&quot;family&quot;:&quot;Eisenhauer&quot;,&quot;given&quot;:&quot;Nico&quot;}],&quot;issued&quot;:{&quot;date-parts&quot;:[[&quot;2021&quot;]]}}}],&quot;schema&quot;:&quot;https://github.com/citation-style-language/schema/raw/master/csl-citation.json&quot;} RNDNDxZhYwAyY"/><text:span text:style-name="T85">(Barnes </text:span><text:span text:style-name="T83">et al.</text:span><text:span text:style-name="T85"> 2018; Jochum </text:span><text:span text:style-name="T83">et al.</text:span><text:span text:style-name="T85"> 2021)</text:span><text:reference-mark-end text:name="ZOTERO_ITEM CSL_CITATION {&quot;citationID&quot;:&quot;AABl8eVV&quot;,&quot;properties&quot;:{&quot;formattedCitation&quot;:&quot;(Barnes {\\i{}et al.} 2018; Jochum {\\i{}et al.} 2021)&quot;,&quot;plainCitation&quot;:&quot;(Barnes et al. 2018; Jochum et al. 2021)&quot;,&quot;noteIndex&quot;:0},&quot;citationItems&quot;:[{&quot;id&quot;:19,&quot;uris&quot;:[&quot;http://zotero.org/users/7057764/items/BGZ87CYU&quot;],&quot;itemData&quot;:{&quot;id&quot;:19,&quot;type&quot;:&quot;article-journal&quot;,&quot;abstract&quot;:&quot;Relating biodiversity to ecosystem functioning in natural communities has become a paramount challenge as links between trophic complexity and multiple ecosystem functions become increasingly apparent. Yet, there is still no generalised approach to address such complexity in biodiversity–ecosystem functioning (BEF) studies. Energy flux dynamics in ecological networks provide the theoretical underpinning of multitrophic BEF relationships. Accordingly, we propose the quantification of energy fluxes in food webs as a powerful, universal tool for understanding ecosystem functioning in multitrophic systems spanning different ecological scales. Although the concept of energy flux in food webs is not novel, its application to BEF research remains virtually untapped, providing a framework to foster new discoveries into the determinants of ecosystem functioning in complex systems.&quot;,&quot;container-title&quot;:&quot;Trends in Ecology &amp; Evolution&quot;,&quot;DOI&quot;:&quot;10.1016/j.tree.2017.12.007&quot;,&quot;ISSN&quot;:&quot;0169-5347&quot;,&quot;issue&quot;:&quot;3&quot;,&quot;journalAbbreviation&quot;:&quot;Trends in Ecology &amp; Evolution&quot;,&quot;language&quot;:&quot;en&quot;,&quot;page&quot;:&quot;186-197&quot;,&quot;source&quot;:&quot;ScienceDirect&quot;,&quot;title&quot;:&quot;Energy Flux: The Link between Multitrophic Biodiversity and Ecosystem Functioning&quot;,&quot;title-short&quot;:&quot;Energy Flux&quot;,&quot;volume&quot;:&quot;33&quot;,&quot;author&quot;:[{&quot;family&quot;:&quot;Barnes&quot;,&quot;given&quot;:&quot;Andrew D.&quot;},{&quot;family&quot;:&quot;Jochum&quot;,&quot;given&quot;:&quot;Malte&quot;},{&quot;family&quot;:&quot;Lefcheck&quot;,&quot;given&quot;:&quot;Jonathan S.&quot;},{&quot;family&quot;:&quot;Eisenhauer&quot;,&quot;given&quot;:&quot;Nico&quot;},{&quot;family&quot;:&quot;Scherber&quot;,&quot;given&quot;:&quot;Christoph&quot;},{&quot;family&quot;:&quot;O’Connor&quot;,&quot;given&quot;:&quot;Mary I.&quot;},{&quot;family&quot;:&quot;Ruiter&quot;,&quot;given&quot;:&quot;Peter&quot;,&quot;non-dropping-particle&quot;:&quot;de&quot;},{&quot;family&quot;:&quot;Brose&quot;,&quot;given&quot;:&quot;Ulrich&quot;}],&quot;issued&quot;:{&quot;date-parts&quot;:[[&quot;2018&quot;,3,1]]}}},{&quot;id&quot;:4314,&quot;uris&quot;:[&quot;http://zotero.org/users/7057764/items/QFCIH5DN&quot;],&quot;itemData&quot;:{&quot;id&quot;:4314,&quot;type&quot;:&quot;article-journal&quot;,&quot;abstract&quot;:&quot;Global change alters ecological communities with consequences for ecosystem processes. Such processes and functions are a central aspect of ecological research and vital to understanding and mitigating the consequences of global change, but also those of other drivers of change in organism communities. In this context, the concept of energy flux through trophic networks integrates food-web theory and biodiversity-ecosystem functioning theory and connects biodiversity to multitrophic ecosystem functioning. As such, the energy-flux approach is a strikingly effective tool to answer central questions in ecology and global-change research. This might seem straight forward, given that the theoretical background and software to efficiently calculate energy flux are readily available. However, the implementation of such calculations is not always straight forward, especially for those who are new to the topic and not familiar with concepts central to this line of research, such as food-web theory or metabolic theory. To facilitate wider use of energy flux in ecological research, we thus provide a guide to adopting energy-flux calculations for people new to the method, struggling with its implementation, or simply looking for background reading, important resources, and standard solutions to the problems everyone faces when starting to quantify energy fluxes for their community data. First, we introduce energy flux and its use in community and ecosystem ecology. Then, we provide a comprehensive explanation of the single steps towards calculating energy flux for community data. Finally, we discuss remaining challenges and exciting research frontiers for future energy-flux research.&quot;,&quot;container-title&quot;:&quot;Ecology and Evolution&quot;,&quot;DOI&quot;:&quot;10.1002/ece3.8060&quot;,&quot;ISSN&quot;:&quot;2045-7758&quot;,&quot;issue&quot;:&quot;19&quot;,&quot;language&quot;:&quot;en&quot;,&quot;license&quot;:&quot;© 2021 The Authors. Ecology and Evolution published by John Wiley &amp; Sons Ltd.&quot;,&quot;note&quot;:&quot;_eprint: https://onlinelibrary.wiley.com/doi/pdf/10.1002/ece3.8060&quot;,&quot;page&quot;:&quot;12948-12969&quot;,&quot;source&quot;:&quot;Wiley Online Library&quot;,&quot;title&quot;:&quot;For flux's sake: General considerations for energy-flux calculations in ecological communities&quot;,&quot;title-short&quot;:&quot;For flux's sake&quot;,&quot;volume&quot;:&quot;11&quot;,&quot;author&quot;:[{&quot;family&quot;:&quot;Jochum&quot;,&quot;given&quot;:&quot;Malte&quot;},{&quot;family&quot;:&quot;Barnes&quot;,&quot;given&quot;:&quot;Andrew D.&quot;},{&quot;family&quot;:&quot;Brose&quot;,&quot;given&quot;:&quot;Ulrich&quot;},{&quot;family&quot;:&quot;Gauzens&quot;,&quot;given&quot;:&quot;Benoit&quot;},{&quot;family&quot;:&quot;Sünnemann&quot;,&quot;given&quot;:&quot;Marie&quot;},{&quot;family&quot;:&quot;Amyntas&quot;,&quot;given&quot;:&quot;Angelos&quot;},{&quot;family&quot;:&quot;Eisenhauer&quot;,&quot;given&quot;:&quot;Nico&quot;}],&quot;issued&quot;:{&quot;date-parts&quot;:[[&quot;2021&quot;]]}}}],&quot;schema&quot;:&quot;https://github.com/citation-style-language/schema/raw/master/csl-citation.json&quot;} RNDNDxZhYwAyY"/><text:span text:style-name="T107">. </text:span><text:span text:style-name="T109">Q</text:span><text:span text:style-name="T107">uantifying </text:span><text:span text:style-name="T109">energy flows between species </text:span><text:span text:style-name="T107">can </text:span><text:span text:style-name="T109">also </text:span><text:span text:style-name="T107">help anticipate </text:span><text:span text:style-name="T122">the</text:span><text:span text:style-name="T107"> cascading effects of perturbations </text:span><text:reference-mark-start text:name="ZOTERO_ITEM CSL_CITATION {&quot;citationID&quot;:&quot;nuP5T7bu&quot;,&quot;properties&quot;:{&quot;formattedCitation&quot;:&quot;(Bascompte {\\i{}et al.} 2005)&quot;,&quot;plainCitation&quot;:&quot;(Bascompte et al. 2005)&quot;,&quot;noteIndex&quot;:0},&quot;citationItems&quot;:[{&quot;id&quot;:3280,&quot;uris&quot;:[&quot;http://zotero.org/users/7057764/items/ZXGW3HXJ&quot;],&quot;itemData&quot;:{&quot;id&quot;:3280,&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ngndVypYpm"/><text:span text:style-name="T85">(Bascompte </text:span><text:span text:style-name="T83">et al.</text:span><text:span text:style-name="T85"> 2005)</text:span><text:reference-mark-end text:name="ZOTERO_ITEM CSL_CITATION {&quot;citationID&quot;:&quot;nuP5T7bu&quot;,&quot;properties&quot;:{&quot;formattedCitation&quot;:&quot;(Bascompte {\\i{}et al.} 2005)&quot;,&quot;plainCitation&quot;:&quot;(Bascompte et al. 2005)&quot;,&quot;noteIndex&quot;:0},&quot;citationItems&quot;:[{&quot;id&quot;:3280,&quot;uris&quot;:[&quot;http://zotero.org/users/7057764/items/ZXGW3HXJ&quot;],&quot;itemData&quot;:{&quot;id&quot;:3280,&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ngndVypYpm"/><text:span text:style-name="T107">. </text:span><text:span text:style-name="T56">Yet, most trophic interaction model</text:span><text:span text:style-name="T118">s</text:span><text:span text:style-name="T56">, including </text:span><text:span text:style-name="T109">those</text:span><text:span text:style-name="T56"> used in </text:span><text:span text:style-name="T78">C</text:span><text:span text:style-name="T56">hapters 1 and 2, predict the probability that a species could feed on another species </text:span><text:span text:style-name="T118">without quantifying the strength of interactions</text:span><text:span text:style-name="T27">. </text:span><text:span text:style-name="T38">F</text:span><text:span text:style-name="T29">uture</text:span><text:span text:style-name="T27"> </text:span><text:span text:style-name="T28">models </text:span><text:span text:style-name="T29">that sought to quantify th</text:span><text:span text:style-name="T27">e effect</text:span><text:span text:style-name="T29">s</text:span><text:span text:style-name="T27"> of one species on another </text:span><text:span text:style-name="T28">would be more useful</text:span><text:span text:style-name="T27">. </text:span><text:span text:style-name="T49">This will be an hard task as interaction strengths can be defined in many ways </text:span><text:reference-mark-start text:name="ZOTERO_ITEM CSL_CITATION {&quot;citationID&quot;:&quot;LCb62b4b&quot;,&quot;properties&quot;:{&quot;formattedCitation&quot;:&quot;(Berlow {\\i{}et al.} 2004)&quot;,&quot;plainCitation&quot;:&quot;(Berlow et al. 2004)&quot;,&quot;noteIndex&quot;:0},&quot;citationItems&quot;:[{&quot;id&quot;:2807,&quot;uris&quot;:[&quot;http://zotero.org/groups/2713172/items/PG8BIIVJ&quot;],&quot;itemData&quot;:{&quot;id&quot;:2807,&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schema&quot;:&quot;https://github.com/citation-style-language/schema/raw/master/csl-citation.json&quot;} RNDDlvZt5IQvt"/><text:span text:style-name="T97">(Berlow </text:span><text:span text:style-name="T83">et al.</text:span><text:span text:style-name="T85"> 2004)</text:span><text:reference-mark-end text:name="ZOTERO_ITEM CSL_CITATION {&quot;citationID&quot;:&quot;LCb62b4b&quot;,&quot;properties&quot;:{&quot;formattedCitation&quot;:&quot;(Berlow {\\i{}et al.} 2004)&quot;,&quot;plainCitation&quot;:&quot;(Berlow et al. 2004)&quot;,&quot;noteIndex&quot;:0},&quot;citationItems&quot;:[{&quot;id&quot;:2807,&quot;uris&quot;:[&quot;http://zotero.org/groups/2713172/items/PG8BIIVJ&quot;],&quot;itemData&quot;:{&quot;id&quot;:2807,&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schema&quot;:&quot;https://github.com/citation-style-language/schema/raw/master/csl-citation.json&quot;} RNDDlvZt5IQvt"/><text:span text:style-name="T49">, are often context-dependent </text:span><text:reference-mark-start text:name="ZOTERO_ITEM CSL_CITATION {&quot;citationID&quot;:&quot;ccjFWmZu&quot;,&quot;properties&quot;:{&quot;formattedCitation&quot;:&quot;(Wootton &amp; Emmerson 2005)&quot;,&quot;plainCitation&quot;:&quot;(Wootton &amp; Emmerson 2005)&quot;,&quot;noteIndex&quot;:0},&quot;citationItems&quot;:[{&quot;id&quot;:2206,&quot;uris&quot;:[&quot;http://zotero.org/groups/2597052/items/BUMAGQUP&quot;],&quot;itemData&quot;:{&quot;id&quot;:2206,&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30Z8NGT3bi"/><text:span text:style-name="T49">(Wootton &amp; Emmerson 2005)</text:span><text:reference-mark-end text:name="ZOTERO_ITEM CSL_CITATION {&quot;citationID&quot;:&quot;ccjFWmZu&quot;,&quot;properties&quot;:{&quot;formattedCitation&quot;:&quot;(Wootton &amp; Emmerson 2005)&quot;,&quot;plainCitation&quot;:&quot;(Wootton &amp; Emmerson 2005)&quot;,&quot;noteIndex&quot;:0},&quot;citationItems&quot;:[{&quot;id&quot;:2206,&quot;uris&quot;:[&quot;http://zotero.org/groups/2597052/items/BUMAGQUP&quot;],&quot;itemData&quot;:{&quot;id&quot;:2206,&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30Z8NGT3bi"/><text:span text:style-name="T27">, </text:span><text:span text:style-name="T49">and their estimation necessitate high-resolution data </text:span><text:reference-mark-start text:name="ZOTERO_ITEM CSL_CITATION {&quot;citationID&quot;:&quot;DvEu265Y&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uEwkgRngqE"/><text:span text:style-name="T97">(Strydom </text:span><text:span text:style-name="T83">et al.</text:span><text:span text:style-name="T85"> 2021)</text:span><text:reference-mark-end text:name="ZOTERO_ITEM CSL_CITATION {&quot;citationID&quot;:&quot;DvEu265Y&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uEwkgRngqE"/><text:span text:style-name="T49">.</text:span></text:p>
        </text:list-item>
        <text:list-item>
          <text:p text:style-name="P36"><text:soft-page-break/><text:span text:style-name="T27">Since we focused on trophic interactions between terrestrial vertebrates, our food webs do not include </text:span><text:span text:style-name="T41">primary producers</text:span><text:span text:style-name="T27"> or invertebrates. </text:span><text:span text:style-name="T30">These are, of course, important to understand how energy flow</text:span><text:span text:style-name="T41">s</text:span><text:span text:style-name="T30"> </text:span><text:span text:style-name="T44">and cycles with</text:span><text:span text:style-name="T30">in ecosystem</text:span><text:span text:style-name="T31">s</text:span><text:span text:style-name="T30">. </text:span><text:span text:style-name="T36">Other models and traits</text:span><text:span text:style-name="T30"> could address this gap </text:span><text:reference-mark-start text:name="ZOTERO_ITEM CSL_CITATION {&quot;citationID&quot;:&quot;XvtleZJt&quot;,&quot;properties&quot;:{&quot;formattedCitation&quot;:&quot;(Laigle {\\i{}et al.} 2018; Li {\\i{}et al.} 2023)&quot;,&quot;plainCitation&quot;:&quot;(Laigle et al. 2018; Li et al. 2023)&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NNIllSCKF6"/><text:span text:style-name="T92">(Laigle </text:span><text:span text:style-name="T83">et al.</text:span><text:span text:style-name="T85"> 2018; Li </text:span><text:span text:style-name="T83">et al.</text:span><text:span text:style-name="T85"> 2023)</text:span><text:reference-mark-end text:name="ZOTERO_ITEM CSL_CITATION {&quot;citationID&quot;:&quot;XvtleZJt&quot;,&quot;properties&quot;:{&quot;formattedCitation&quot;:&quot;(Laigle {\\i{}et al.} 2018; Li {\\i{}et al.} 2023)&quot;,&quot;plainCitation&quot;:&quot;(Laigle et al. 2018; Li et al. 2023)&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NNIllSCKF6"/><text:span text:style-name="T30">, but future research is needed to determine whether trait-interaction relationships are also generalizable for herbivory or invertebrate interactions.</text:span></text:p>
        </text:list-item>
        <text:list-item>
          <text:p text:style-name="P37"><text:span text:style-name="Default_20_Paragraph_20_Font"><text:span text:style-name="T58">In both </text:span></text:span><text:span text:style-name="Default_20_Paragraph_20_Font"><text:span text:style-name="T59">Ch</text:span></text:span><text:span text:style-name="Default_20_Paragraph_20_Font"><text:span text:style-name="T58">apter</text:span></text:span><text:span text:style-name="Default_20_Paragraph_20_Font"><text:span text:style-name="T59">s</text:span></text:span><text:span text:style-name="Default_20_Paragraph_20_Font"><text:span text:style-name="T58"> 1 and 2, we used species-level traits,</text:span></text:span><text:span text:style-name="Default_20_Paragraph_20_Font"><text:span text:style-name="T60"> ignoring </text:span></text:span><text:span text:style-name="Default_20_Paragraph_20_Font"><text:span text:style-name="T58">the potential role of </text:span></text:span><text:span text:style-name="Default_20_Paragraph_20_Font"><text:span text:style-name="T60">intraspecific variation within and across regions </text:span></text:span><text:span text:style-name="Default_20_Paragraph_20_Font"><text:span text:style-name="T58">on species interactions</text:span></text:span><text:span text:style-name="Default_20_Paragraph_20_Font"><text:span text:style-name="T60">. Different environmental conditions and co-evolutionary dynamics can lead to shifts in trait-interaction relationships if the shifts in the traits of prey and predators are asymmetric </text:span></text:span><text:reference-mark-start text:name="ZOTERO_ITEM CSL_CITATION {&quot;citationID&quot;:&quot;lwdE73Sb&quot;,&quot;properties&quot;:{&quot;formattedCitation&quot;:&quot;(Gomulkiewicz {\\i{}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Vmf7AK3rYD"/><text:span text:style-name="Default_20_Paragraph_20_Font"><text:span text:style-name="T87">(Gomulkiewicz </text:span></text:span><text:span text:style-name="T83">et al.</text:span><text:span text:style-name="T85"> 2000)</text:span><text:reference-mark-end text:name="ZOTERO_ITEM CSL_CITATION {&quot;citationID&quot;:&quot;lwdE73Sb&quot;,&quot;properties&quot;:{&quot;formattedCitation&quot;:&quot;(Gomulkiewicz {\\i{}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Vmf7AK3rYD"/><text:span text:style-name="Default_20_Paragraph_20_Font"><text:span text:style-name="T60">. </text:span></text:span><text:span text:style-name="Default_20_Paragraph_20_Font"><text:span text:style-name="T57">While it is reasonable to believe that intraspecific variation is less significant in regional and potential food webs compared to local and realized food webs, future studies should evaluate the extent and scale to which co-evolutionary dynamics influence trait-based predictions of trophic interactions and food webs.</text:span></text:span></text:p>
        </text:list-item>
        <text:list-item>
          <text:p text:style-name="P36"><text:span text:style-name="T77">W</text:span><text:span text:style-name="T71">hen the </text:span><text:span text:style-name="T110">primary </text:span><text:span text:style-name="T71">goal is </text:span><text:span text:style-name="T110">to </text:span><text:span text:style-name="T71">fill knowledge gaps rather than ecological inferences, the future of trophic interaction predictions </text:span><text:span text:style-name="T110">may</text:span><text:span text:style-name="T71"> </text:span><text:span text:style-name="T121">rely</text:span><text:span text:style-name="T71"> on </text:span><text:span text:style-name="T72">less ‘traditional’</text:span><text:span text:style-name="T71"> methods. </text:span><text:span text:style-name="T72">T</text:span><text:span text:style-name="T71">he rise of computing power and machine learning methods, like </text:span><text:span text:style-name="T121">deep learning or </text:span><text:span text:style-name="T71">generative artificial intelligence, </text:span><text:span text:style-name="T110">offers</text:span><text:span text:style-name="T72"> new opportunit</text:span><text:span text:style-name="T122">ies</text:span><text:span text:style-name="T72"> to gather and infer interaction data from images, bioacoustics, texts, environmental DNA, or remote sensing </text:span><text:reference-mark-start text:name="ZOTERO_ITEM CSL_CITATION {&quot;citationID&quot;:&quot;SCX9TvTi&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DIEJzyqHxh"/><text:span text:style-name="T72">(Pichler &amp; Hartig 2023)</text:span><text:reference-mark-end text:name="ZOTERO_ITEM CSL_CITATION {&quot;citationID&quot;:&quot;SCX9TvTi&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DIEJzyqHxh"/><text:span text:style-name="T72">. </text:span>While machine learning algorithms hold great potential, they must be used with care as they can sometimes overfit, leading to low transferability, and may amplify existing biases in the data. However, using bias mitigation and regularization techniques can address these issues. These models have demonstrated the ability to transfer well to <text:soft-page-break/>new conditions and perform effectively with limited and biased data<text:span text:style-name="T73"> </text:span><text:reference-mark-start text:name="ZOTERO_ITEM CSL_CITATION {&quot;citationID&quot;:&quot;YynrO1Yy&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rGmrGcmwHm"/><text:span text:style-name="T73">(Pichler &amp; Hartig 2023)</text:span><text:reference-mark-end text:name="ZOTERO_ITEM CSL_CITATION {&quot;citationID&quot;:&quot;YynrO1Yy&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rGmrGcmwHm"/><text:span text:style-name="T73">. </text:span></text:p>
        </text:list-item>
      </text:list>
      <text:h text:style-name="P29" text:outline-level="2"/>
      <text:h text:style-name="P30" text:outline-level="2">Food web biogeography</text:h>
      <text:p text:style-name="Text_20_body"><text:span text:style-name="T50">Variation of food web structure along environmental gradients is driven by three </text:span><text:span text:style-name="T98">processes</text:span><text:span text:style-name="T50">: (1) changes in species </text:span><text:span text:style-name="T110">(and trait)</text:span><text:span text:style-name="T50"> pool, (2) </text:span><text:span text:style-name="T51">constraints acting at the food web level, and (3) </text:span><text:span text:style-name="T50">changes in trait-interaction relationships </text:span><text:reference-mark-start text:name="ZOTERO_ITEM CSL_CITATION {&quot;citationID&quot;:&quot;4lvUau18&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H3XH4Z9aa"/><text:span text:style-name="T85">(Poisot </text:span><text:span text:style-name="T83">et al.</text:span><text:span text:style-name="T85"> 2015)</text:span><text:reference-mark-end text:name="ZOTERO_ITEM CSL_CITATION {&quot;citationID&quot;:&quot;4lvUau18&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H3XH4Z9aa"/><text:span text:style-name="T50">. The first </text:span><text:span text:style-name="T98">process</text:span><text:span text:style-name="T50"> is </text:span><text:span text:style-name="T98">the focus of filter, coexistence,</text:span><text:span text:style-name="T50"> and co-occurrence theor</text:span><text:span text:style-name="T110">ies </text:span><text:reference-mark-start text:name="ZOTERO_ITEM CSL_CITATION {&quot;citationID&quot;:&quot;mqvkRGbR&quot;,&quot;properties&quot;:{&quot;formattedCitation&quot;:&quot;(Cazelles {\\i{}et al.} 2016; Chesson 2000; Keddy 1992)&quot;,&quot;plainCitation&quot;:&quot;(Cazelles et al. 2016; Chesson 2000; Keddy 1992)&quot;,&quot;noteIndex&quot;:0},&quot;citationItems&quot;:[{&quot;id&quot;:106,&quot;uris&quot;:[&quot;http://zotero.org/users/7057764/items/2U3HANJA&quot;],&quot;itemData&quot;:{&quot;id&quot;:106,&quot;type&quot;:&quot;article-journal&quot;,&quot;abstract&quot;:&quot;The study of species co-occurrences has been central in community ecology since the foundation of the discipline. Co-occurrence data are, nevertheless, a neglected source of information to model species distributions and biogeographers are still debating about the impact of biotic interactions on species distributions across geographical scales. We argue that a theory of species co-occurrence in ecological networks is needed to better inform interpretation of co-occurrence data, to formulate hypotheses for different community assembly mechanisms, and to extend the analysis of species distributions currently focused on the relationship between occurrences and abiotic factors. The main objective of this paper is to provide the first building blocks of a general theory for species co-occurrences. We formalize the problem with definitions of the different probabilities that are studied in the context of co-occurrence analyses. We analyze three species interactions modules and conduct multi-species simulations in order to document five principles influencing the associations between species within an ecological network: (i) direct interactions impact pairwise co-occurrence, (ii) indirect interactions impact pairwise co-occurrence, (iii) pairwise co-occurrence rarely are symmetric, (iv) the strength of an association decreases with the length of the shortest path between two species, and (v) the strength of an association decreases with the number of interactions a species is experiencing. Our analyses reveal the difficulty of the interpretation of species interactions from co-occurrence data. We discuss whether the inference of the structure of interaction networks is feasible from co-occurrence data. We also argue that species distributions models could benefit from incorporating conditional probabilities of interactions within the models as an attempt to take into account the contribution of biotic interactions to shaping individual distributions of species.&quot;,&quot;container-title&quot;:&quot;Theoretical Ecology&quot;,&quot;DOI&quot;:&quot;10.1007/s12080-015-0281-9&quot;,&quot;ISSN&quot;:&quot;1874-1746&quot;,&quot;issue&quot;:&quot;1&quot;,&quot;journalAbbreviation&quot;:&quot;Theor Ecol&quot;,&quot;language&quot;:&quot;en&quot;,&quot;page&quot;:&quot;39-48&quot;,&quot;source&quot;:&quot;Springer Link&quot;,&quot;title&quot;:&quot;A theory for species co-occurrence in interaction networks&quot;,&quot;volume&quot;:&quot;9&quot;,&quot;author&quot;:[{&quot;family&quot;:&quot;Cazelles&quot;,&quot;given&quot;:&quot;Kévin&quot;},{&quot;family&quot;:&quot;Araújo&quot;,&quot;given&quot;:&quot;Miguel B.&quot;},{&quot;family&quot;:&quot;Mouquet&quot;,&quot;given&quot;:&quot;Nicolas&quot;},{&quot;family&quot;:&quot;Gravel&quot;,&quot;given&quot;:&quot;Dominique&quot;}],&quot;issued&quot;:{&quot;date-parts&quot;:[[&quot;2016&quot;,2,1]]}}},{&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schema&quot;:&quot;https://github.com/citation-style-language/schema/raw/master/csl-citation.json&quot;} RNDoUjkVNXRIw"/><text:span text:style-name="T85">(Cazelles </text:span><text:span text:style-name="T83">et al.</text:span><text:span text:style-name="T85"> 2016; Chesson 2000; Keddy 1992)</text:span><text:reference-mark-end text:name="ZOTERO_ITEM CSL_CITATION {&quot;citationID&quot;:&quot;mqvkRGbR&quot;,&quot;properties&quot;:{&quot;formattedCitation&quot;:&quot;(Cazelles {\\i{}et al.} 2016; Chesson 2000; Keddy 1992)&quot;,&quot;plainCitation&quot;:&quot;(Cazelles et al. 2016; Chesson 2000; Keddy 1992)&quot;,&quot;noteIndex&quot;:0},&quot;citationItems&quot;:[{&quot;id&quot;:106,&quot;uris&quot;:[&quot;http://zotero.org/users/7057764/items/2U3HANJA&quot;],&quot;itemData&quot;:{&quot;id&quot;:106,&quot;type&quot;:&quot;article-journal&quot;,&quot;abstract&quot;:&quot;The study of species co-occurrences has been central in community ecology since the foundation of the discipline. Co-occurrence data are, nevertheless, a neglected source of information to model species distributions and biogeographers are still debating about the impact of biotic interactions on species distributions across geographical scales. We argue that a theory of species co-occurrence in ecological networks is needed to better inform interpretation of co-occurrence data, to formulate hypotheses for different community assembly mechanisms, and to extend the analysis of species distributions currently focused on the relationship between occurrences and abiotic factors. The main objective of this paper is to provide the first building blocks of a general theory for species co-occurrences. We formalize the problem with definitions of the different probabilities that are studied in the context of co-occurrence analyses. We analyze three species interactions modules and conduct multi-species simulations in order to document five principles influencing the associations between species within an ecological network: (i) direct interactions impact pairwise co-occurrence, (ii) indirect interactions impact pairwise co-occurrence, (iii) pairwise co-occurrence rarely are symmetric, (iv) the strength of an association decreases with the length of the shortest path between two species, and (v) the strength of an association decreases with the number of interactions a species is experiencing. Our analyses reveal the difficulty of the interpretation of species interactions from co-occurrence data. We discuss whether the inference of the structure of interaction networks is feasible from co-occurrence data. We also argue that species distributions models could benefit from incorporating conditional probabilities of interactions within the models as an attempt to take into account the contribution of biotic interactions to shaping individual distributions of species.&quot;,&quot;container-title&quot;:&quot;Theoretical Ecology&quot;,&quot;DOI&quot;:&quot;10.1007/s12080-015-0281-9&quot;,&quot;ISSN&quot;:&quot;1874-1746&quot;,&quot;issue&quot;:&quot;1&quot;,&quot;journalAbbreviation&quot;:&quot;Theor Ecol&quot;,&quot;language&quot;:&quot;en&quot;,&quot;page&quot;:&quot;39-48&quot;,&quot;source&quot;:&quot;Springer Link&quot;,&quot;title&quot;:&quot;A theory for species co-occurrence in interaction networks&quot;,&quot;volume&quot;:&quot;9&quot;,&quot;author&quot;:[{&quot;family&quot;:&quot;Cazelles&quot;,&quot;given&quot;:&quot;Kévin&quot;},{&quot;family&quot;:&quot;Araújo&quot;,&quot;given&quot;:&quot;Miguel B.&quot;},{&quot;family&quot;:&quot;Mouquet&quot;,&quot;given&quot;:&quot;Nicolas&quot;},{&quot;family&quot;:&quot;Gravel&quot;,&quot;given&quot;:&quot;Dominique&quot;}],&quot;issued&quot;:{&quot;date-parts&quot;:[[&quot;2016&quot;,2,1]]}}},{&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schema&quot;:&quot;https://github.com/citation-style-language/schema/raw/master/csl-citation.json&quot;} RNDoUjkVNXRIw"/><text:span text:style-name="T50">. </text:span><text:span text:style-name="T51">This </text:span><text:span text:style-name="T110">process</text:span><text:span text:style-name="T51"> results from the individual responses of species to the abiotic and biotic environment, and from dispersal limitations. The second </text:span><text:span text:style-name="T98">process</text:span><text:span text:style-name="T51">, </text:span><text:span text:style-name="T98">food web-level constraints,</text:span><text:span text:style-name="T51"> include</text:span><text:span text:style-name="T122">s</text:span><text:span text:style-name="T51"> environmental, </text:span><text:span text:style-name="T98">dynamic, and spatiotemporal</text:span><text:span text:style-name="T51"> factors. For example, primary productivity </text:span><text:span text:style-name="T99">or ecosystem size </text:span><text:span text:style-name="T98">might</text:span><text:span text:style-name="T51"> increase the feasible number of trophic level</text:span><text:span text:style-name="T119">s</text:span><text:span text:style-name="T51"> </text:span><text:reference-mark-start text:name="ZOTERO_ITEM CSL_CITATION {&quot;citationID&quot;:&quot;ayX4AFK2&quot;,&quot;properties&quot;:{&quot;formattedCitation&quot;:&quot;(Takimoto &amp; Post 2013)&quot;,&quot;plainCitation&quot;:&quot;(Takimoto &amp; Post 2013)&quot;,&quot;noteIndex&quot;:0},&quot;citationItems&quot;:[{&quot;id&quot;:4136,&quot;uris&quot;:[&quot;http://zotero.org/users/7057764/items/CL7IKEZ3&quot;],&quot;itemData&quot;:{&quot;id&quot;:4136,&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8nb91j07Rj"/><text:span text:style-name="T51">(Takimoto &amp; Post 2013)</text:span><text:reference-mark-end text:name="ZOTERO_ITEM CSL_CITATION {&quot;citationID&quot;:&quot;ayX4AFK2&quot;,&quot;properties&quot;:{&quot;formattedCitation&quot;:&quot;(Takimoto &amp; Post 2013)&quot;,&quot;plainCitation&quot;:&quot;(Takimoto &amp; Post 2013)&quot;,&quot;noteIndex&quot;:0},&quot;citationItems&quot;:[{&quot;id&quot;:4136,&quot;uris&quot;:[&quot;http://zotero.org/users/7057764/items/CL7IKEZ3&quot;],&quot;itemData&quot;:{&quot;id&quot;:4136,&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8nb91j07Rj"/><text:span text:style-name="T51">, </text:span><text:span text:style-name="T110">while </text:span><text:span text:style-name="T98">seasonality</text:span><text:span text:style-name="T51"> can create modules in food webs </text:span><text:reference-mark-start text:name="ZOTERO_ITEM CSL_CITATION {&quot;citationID&quot;:&quot;A9UlII2V&quot;,&quot;properties&quot;:{&quot;formattedCitation&quot;:&quot;(McMeans {\\i{}et al.} 2015)&quot;,&quot;plainCitation&quot;:&quot;(McMeans et al. 2015)&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0UfeZZF8gN"/><text:span text:style-name="T85">(McMeans </text:span><text:span text:style-name="T83">et al.</text:span><text:span text:style-name="T85"> 2015)</text:span><text:reference-mark-end text:name="ZOTERO_ITEM CSL_CITATION {&quot;citationID&quot;:&quot;A9UlII2V&quot;,&quot;properties&quot;:{&quot;formattedCitation&quot;:&quot;(McMeans {\\i{}et al.} 2015)&quot;,&quot;plainCitation&quot;:&quot;(McMeans et al. 2015)&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0UfeZZF8gN"/><text:span text:style-name="T98">, </text:span><text:span text:style-name="T110">and</text:span><text:span text:style-name="T98"> </text:span><text:span text:style-name="T99">stability might limit the number of possible interactions</text:span><text:span text:style-name="T98"> </text:span><text:reference-mark-start text:name="ZOTERO_ITEM CSL_CITATION {&quot;citationID&quot;:&quot;EK0vNQZ6&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Y3JiyoAL0a"/><text:span text:style-name="T85">(Grilli </text:span><text:span text:style-name="T83">et al.</text:span><text:span text:style-name="T85"> 2017)</text:span><text:reference-mark-end text:name="ZOTERO_ITEM CSL_CITATION {&quot;citationID&quot;:&quot;EK0vNQZ6&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Y3JiyoAL0a"/><text:span text:style-name="T51">. Finally, the third </text:span><text:span text:style-name="T110">process</text:span><text:span text:style-name="T51">, </text:span><text:span text:style-name="T110">variation in </text:span><text:span text:style-name="T51">trait-interaction relationships, </text:span><text:span text:style-name="T119">is</text:span><text:span text:style-name="T110"> the</text:span><text:span text:style-name="T51"> change in the traits </text:span><text:span text:style-name="T111">explaining</text:span><text:span text:style-name="T51"> why a predator </text:span><text:span text:style-name="T111">might</text:span><text:span text:style-name="T51"> feed on a prey. For example, the body mass ratio between the consumer and resources might vary with temperature due to metabolic constraints </text:span><text:reference-mark-start text:name="ZOTERO_ITEM CSL_CITATION {&quot;citationID&quot;:&quot;JWmuF9M2&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34v8jcsFs5"/><text:span text:style-name="T85">(Brose </text:span><text:span text:style-name="T83">et al.</text:span><text:span text:style-name="T85"> 2006)</text:span><text:reference-mark-end text:name="ZOTERO_ITEM CSL_CITATION {&quot;citationID&quot;:&quot;JWmuF9M2&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34v8jcsFs5"/><text:span text:style-name="T51">. </text:span><text:span text:style-name="T111">In Chapter</text:span><text:span text:style-name="T119">s</text:span><text:span text:style-name="T111"> 1 and 2, I investigated this third process among terrestrial vertebrates.</text:span></text:p>
      <text:p text:style-name="P1"/>
      <text:p text:style-name="P14"><text:span text:style-name="T68">Findings and i</text:span>mplications</text:p>
      <text:p text:style-name="P20"><text:span text:style-name="T33">In Chapter 1, </text:span><text:span text:style-name="T35">I</text:span><text:span text:style-name="T33"> </text:span><text:span text:style-name="T35">showed</text:span><text:span text:style-name="T33"> that we were able to predict the food web of European terrestrial vertebrate</text:span><text:span text:style-name="T42">s relatively well</text:span><text:span text:style-name="T33"> </text:span><text:span text:style-name="T42">using</text:span><text:span text:style-name="T33"> a fraction of all </text:span><text:span text:style-name="T42">possible </text:span><text:span text:style-name="T33">interactions. </text:span><text:span text:style-name="T42">I</text:span><text:span text:style-name="T33">n Chapter 2, </text:span><text:span text:style-name="T42">I found</text:span><text:span text:style-name="T33"> that a model calibrated in one ecosystem could predict most trophic interactions in other ecosystems </text:span><text:soft-page-break/><text:span text:style-name="T42">given enough environmental and phylogenetic similarities</text:span><text:span text:style-name="T33">. These results </text:span><text:span text:style-name="T34">suggest that </text:span><text:span text:style-name="T33">variation in trait-interaction relationships is not the primary driver of </text:span><text:span text:style-name="T34">food web variation. </text:span><text:span text:style-name="T42">Instead, it seems like changes</text:span><text:span text:style-name="T33"> in species and trait distributions, </text:span><text:span text:style-name="T42">as well as</text:span><text:span text:style-name="T33"> constraints on food web structure, </text:span><text:span text:style-name="T42">are more important</text:span><text:span text:style-name="T33">. </text:span></text:p>
      <text:p text:style-name="P12"/>
      <text:p text:style-name="P20"><text:span text:style-name="T34">These results </text:span><text:span text:style-name="T42">are consistent</text:span><text:span text:style-name="T34"> with previous research finding generalities made on predator-prey body-size ratios within habitat, predator and prey types </text:span><text:reference-mark-start text:name="ZOTERO_ITEM CSL_CITATION {&quot;citationID&quot;:&quot;zCs133BJ&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IWjs9EdA4I"/><text:span text:style-name="T94">(Brose </text:span><text:span text:style-name="T83">et al.</text:span><text:span text:style-name="T85"> 2006)</text:span><text:reference-mark-end text:name="ZOTERO_ITEM CSL_CITATION {&quot;citationID&quot;:&quot;zCs133BJ&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IWjs9EdA4I"/><text:span text:style-name="T34">, and the trait-interaction relationships in soil invertebrates across three forest areas in Germany </text:span><text:reference-mark-start text:name="ZOTERO_ITEM CSL_CITATION {&quot;citationID&quot;:&quot;cbEJjtW5&quot;,&quot;properties&quot;:{&quot;formattedCitation&quot;:&quot;(Laigle {\\i{}et al.} 2018)&quot;,&quot;plainCitation&quot;:&quot;(Laigle et al. 2018)&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hVOOxiLZe8"/><text:span text:style-name="T94">(Laigle </text:span><text:span text:style-name="T83">et al.</text:span><text:span text:style-name="T85"> 2018)</text:span><text:reference-mark-end text:name="ZOTERO_ITEM CSL_CITATION {&quot;citationID&quot;:&quot;cbEJjtW5&quot;,&quot;properties&quot;:{&quot;formattedCitation&quot;:&quot;(Laigle {\\i{}et al.} 2018)&quot;,&quot;plainCitation&quot;:&quot;(Laigle et al. 2018)&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hVOOxiLZe8"/><text:span text:style-name="T34">. Additionally, </text:span><text:span text:style-name="T42">the</text:span><text:span text:style-name="T34"> generalities we found in trait-matching relationships within major taxonomic groups (order and class) </text:span><text:span text:style-name="T42">in Chapter 1 and the decrease in model transferability with increasing phylogenetic similarity in Chapter 2, </text:span><text:span text:style-name="T34">add to previous research indicating evolutionary conservation of species interactions </text:span><text:reference-mark-start text:name="ZOTERO_ITEM CSL_CITATION {&quot;citationID&quot;:&quot;HZ9CLvV4&quot;,&quot;properties&quot;:{&quot;formattedCitation&quot;:&quot;(G\\uc0\\u243{}mez {\\i{}et al.} 2010)&quot;,&quot;plainCitation&quot;:&quot;(Gómez et al. 2010)&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VXefqnrYVX"/><text:span text:style-name="T94">(G</text:span><text:span text:style-name="T85">ómez </text:span><text:span text:style-name="T83">et al.</text:span><text:span text:style-name="T85"> 2010)</text:span><text:reference-mark-end text:name="ZOTERO_ITEM CSL_CITATION {&quot;citationID&quot;:&quot;HZ9CLvV4&quot;,&quot;properties&quot;:{&quot;formattedCitation&quot;:&quot;(G\\uc0\\u243{}mez {\\i{}et al.} 2010)&quot;,&quot;plainCitation&quot;:&quot;(Gómez et al. 2010)&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VXefqnrYVX"/><text:span text:style-name="T34"> and role</text:span><text:span text:style-name="T43">s</text:span><text:span text:style-name="T34"> </text:span><text:reference-mark-start text:name="ZOTERO_ITEM CSL_CITATION {&quot;citationID&quot;:&quot;Cw7y8xxI&quot;,&quot;properties&quot;:{&quot;formattedCitation&quot;:&quot;(Stouffer {\\i{}et al.} 2012)&quot;,&quot;plainCitation&quot;:&quot;(Stouffer et al. 2012)&quot;,&quot;noteIndex&quot;:0},&quot;citationItems&quot;:[{&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lyjju5YKiU"/><text:span text:style-name="T94">(Stouffer </text:span><text:span text:style-name="T83">et al.</text:span><text:span text:style-name="T85"> 2012)</text:span><text:reference-mark-end text:name="ZOTERO_ITEM CSL_CITATION {&quot;citationID&quot;:&quot;Cw7y8xxI&quot;,&quot;properties&quot;:{&quot;formattedCitation&quot;:&quot;(Stouffer {\\i{}et al.} 2012)&quot;,&quot;plainCitation&quot;:&quot;(Stouffer et al. 2012)&quot;,&quot;noteIndex&quot;:0},&quot;citationItems&quot;:[{&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lyjju5YKiU"/><text:span text:style-name="T34">.</text:span></text:p>
      <text:p text:style-name="P8"/>
      <text:p text:style-name="Text_20_body"><text:span text:style-name="T52">We also highlighted a major limit</text:span><text:span text:style-name="T112">ation</text:span><text:span text:style-name="T52"> of trait-based interaction model</text:span><text:span text:style-name="T112">s</text:span><text:span text:style-name="T52">: they </text:span><text:span text:style-name="T112">are unable to</text:span><text:span text:style-name="T52"> predict food web structures. This suggest</text:span><text:span text:style-name="T112">s</text:span><text:span text:style-name="T52"> that additional constraints are not captured b</text:span><text:span text:style-name="T112">eyond trait-interaction relationships</text:span><text:span text:style-name="T52">. </text:span><text:span text:style-name="T112">Factors such as a</text:span><text:span text:style-name="T52">rea, </text:span><text:span text:style-name="T122">and </text:span><text:span text:style-name="T52">spatial and temporal structure</text:span><text:span text:style-name="T112">s</text:span><text:span text:style-name="T52"> of the environment, for example, have been shown to </text:span><text:span text:style-name="T112">shape</text:span><text:span text:style-name="T52"> ecological networks by creating modules and </text:span><text:span text:style-name="T112">influencing </text:span><text:span text:style-name="T52">specialization </text:span><text:span text:style-name="T112">distributions</text:span><text:span text:style-name="T52"> </text:span><text:reference-mark-start text:name="ZOTERO_ITEM CSL_CITATION {&quot;citationID&quot;:&quot;jL56RCw0&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2gSAvaBLry"/><text:span text:style-name="T85">(Galiana </text:span><text:span text:style-name="T83">et al.</text:span><text:span text:style-name="T85"> 2018)</text:span><text:reference-mark-end text:name="ZOTERO_ITEM CSL_CITATION {&quot;citationID&quot;:&quot;jL56RCw0&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2gSAvaBLry"/><text:span text:style-name="T52">. Stability criteria also constrain the distribution of motifs, the number of interactions, and </text:span><text:span text:style-name="T122">the </text:span><text:span text:style-name="T52">strength of these interactions </text:span><text:reference-mark-start text:name="ZOTERO_ITEM CSL_CITATION {&quot;citationID&quot;:&quot;aX3SAzAM&quot;,&quot;properties&quot;:{&quot;formattedCitation&quot;:&quot;(Borrelli 2015; Grilli {\\i{}et al.} 2017)&quot;,&quot;plainCitation&quot;:&quot;(Borrelli 2015; Grilli et al. 2017)&quot;,&quot;noteIndex&quot;:0},&quot;citationItems&quot;:[{&quot;id&quot;:3214,&quot;uris&quot;:[&quot;http://zotero.org/users/7057764/items/T3D5J8IJ&quot;],&quot;itemData&quot;:{&quot;id&quot;:3214,&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0GLiCwfiU1"/><text:span text:style-name="T85">(Borrelli 2015; Grilli </text:span><text:span text:style-name="T83">et al.</text:span><text:span text:style-name="T85"> 2017)</text:span><text:reference-mark-end text:name="ZOTERO_ITEM CSL_CITATION {&quot;citationID&quot;:&quot;aX3SAzAM&quot;,&quot;properties&quot;:{&quot;formattedCitation&quot;:&quot;(Borrelli 2015; Grilli {\\i{}et al.} 2017)&quot;,&quot;plainCitation&quot;:&quot;(Borrelli 2015; Grilli et al. 2017)&quot;,&quot;noteIndex&quot;:0},&quot;citationItems&quot;:[{&quot;id&quot;:3214,&quot;uris&quot;:[&quot;http://zotero.org/users/7057764/items/T3D5J8IJ&quot;],&quot;itemData&quot;:{&quot;id&quot;:3214,&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0GLiCwfiU1"/><text:span text:style-name="T52">. Finally, </text:span><text:span text:style-name="T70">other environmental factors may influence the structure, such as primary productivity which const</text:span><text:span text:style-name="T54">r</text:span><text:span text:style-name="T70">ains the number of trophic level</text:span><text:span text:style-name="T122">s</text:span><text:span text:style-name="T70"> and the diversity at each trophic level.</text:span></text:p>
      <text:p text:style-name="P11"/>
      <text:p text:style-name="P14"><text:soft-page-break/><text:span text:style-name="T68">Limitations and f</text:span><text:span text:style-name="T67">uture directions</text:span></text:p>
      <text:list text:style-name="L3">
        <text:list-item>
          <text:p text:style-name="P38"><text:span text:style-name="Default_20_Paragraph_20_Font"><text:span text:style-name="T57">In Chapter 2, the scarcity of food web data limited us to only four food webs to work with. </text:span></text:span><text:span text:style-name="Default_20_Paragraph_20_Font"><text:span text:style-name="T63">This</text:span></text:span><text:span text:style-name="Default_20_Paragraph_20_Font"><text:span text:style-name="T61"> small sample size </text:span></text:span><text:span text:style-name="Default_20_Paragraph_20_Font"><text:span text:style-name="T63">resulted in</text:span></text:span><text:span text:style-name="Default_20_Paragraph_20_Font"><text:span text:style-name="T61"> large uncertainty for some of our model transferability results.</text:span></text:span><text:span text:style-name="Default_20_Paragraph_20_Font"><text:span text:style-name="T63"> This</text:span></text:span><text:span text:style-name="Default_20_Paragraph_20_Font"><text:span text:style-name="T61"> could be address</text:span></text:span><text:span text:style-name="Default_20_Paragraph_20_Font"><text:span text:style-name="T65">ed</text:span></text:span><text:span text:style-name="Default_20_Paragraph_20_Font"><text:span text:style-name="T61"> when more fully resolved food web</text:span></text:span><text:span text:style-name="Default_20_Paragraph_20_Font"><text:span text:style-name="T65">s</text:span></text:span><text:span text:style-name="Default_20_Paragraph_20_Font"><text:span text:style-name="T61"> will become available. Having more ecological network data will also enable </text:span></text:span><text:span text:style-name="Default_20_Paragraph_20_Font"><text:span text:style-name="T65">us </text:span></text:span><text:span text:style-name="Default_20_Paragraph_20_Font"><text:span text:style-name="T61">to test the generality of our transferability results for other ecosystems, taxonomic groups, and interaction types.</text:span></text:span></text:p>
        </text:list-item>
        <text:list-item>
          <text:p text:style-name="P40"><text:span text:style-name="Default_20_Paragraph_20_Font"><text:span text:style-name="T62">In Chapter 2, we found that trait-based interactions did not predict food web properties. </text:span></text:span><text:span text:style-name="Default_20_Paragraph_20_Font"><text:span text:style-name="T63">This challenge mirrors</text:span></text:span><text:span text:style-name="Default_20_Paragraph_20_Font"><text:span text:style-name="T62"> </text:span></text:span><text:span text:style-name="Default_20_Paragraph_20_Font"><text:span text:style-name="T63">issue</text:span></text:span><text:span text:style-name="Default_20_Paragraph_20_Font"><text:span text:style-name="T64">s </text:span></text:span><text:span text:style-name="Default_20_Paragraph_20_Font"><text:span text:style-name="T63">that</text:span></text:span><text:span text:style-name="Default_20_Paragraph_20_Font"><text:span text:style-name="T62"> have been addressed in the field of species distribution modelling, where individual models predict species well, but not community-level properties, </text:span></text:span><text:span text:style-name="Default_20_Paragraph_20_Font"><text:span text:style-name="T63">such as species richness </text:span></text:span><text:reference-mark-start text:name="ZOTERO_ITEM CSL_CITATION {&quot;citationID&quot;:&quot;1XFZFGch&quot;,&quot;properties&quot;:{&quot;formattedCitation&quot;:&quot;(Zurell {\\i{}et al.} 2020)&quot;,&quot;plainCitation&quot;:&quot;(Zurell et al. 2020)&quot;,&quot;noteIndex&quot;:0},&quot;citationItems&quot;:[{&quot;id&quot;:573,&quot;uris&quot;:[&quot;http://zotero.org/users/7057764/items/JKNR9TS6&quot;],&quot;itemData&quot;:{&quot;id&quot;:573,&quot;type&quot;:&quot;article-journal&quot;,&quot;abstract&quot;:&quot;Aim Predicting the spatial distribution of species assemblages remains an important challenge in biogeography. Recently, it has been proposed to extend correlative species distribution models (SDMs) by taking into account (a) covariance between species occurrences in so-called joint species distribution models (JSDMs) and (b) ecological assembly rules within the SESAM (spatially explicit species assemblage modelling) framework. Yet, little guidance exists on how these approaches could be combined. We, thus, aim to compare the accuracy of assemblage predictions derived from stacked and from joint SDMs. Location Switzerland. Taxon Birds, tree species. Methods Based on two monitoring schemes (national forest inventory and Swiss breeding bird atlas), we built SDMs and JSDMs for tree species (at 100 m resolution) and forest birds (at 1 km resolution). We tested accuracy of species assemblage and richness predictions on holdout data using different stacking procedures and ecological assembly rules. Results Despite minor differences, results were consistent between birds and tree species. Cross-validated species-level model performance was generally higher in SDMs than JSDMs. Differences in species richness and assemblage predictions were larger between stacking procedures and ecological assembly rules than between stacked SDMs and JSDMs. On average, predictions were slightly better for stacked SDMs compared to JSDMs, probabilistic stacks outperformed binary stacks, and ecological assembly rules yielded best predictions. Main conclusions When predicting the composition of species assemblages, the choice of stacking procedure and ecological assembly rule seems more decisive than differences in underlying model type (SDM vs. JSDM). JSDMs do not seem to improve community predictions compared to SDMs or improve predictions for rare species. Still, JSDMs may provide additional insights into community assembly and may help deriving hypotheses about prevailing biotic interactions in the system. We provide simple rules of thumb for choosing appropriate modelling pathways. Future studies should test these preliminary guidelines for other taxa and biogeographical realms as well as for other JSDM algorithms.&quot;,&quot;container-title&quot;:&quot;Journal of Biogeography&quot;,&quot;DOI&quot;:&quot;10.1111/jbi.13608&quot;,&quot;ISSN&quot;:&quot;1365-2699&quot;,&quot;issue&quot;:&quot;1&quot;,&quot;language&quot;:&quot;en&quot;,&quot;license&quot;:&quot;© 2019 John Wiley &amp; Sons Ltd&quot;,&quot;note&quot;:&quot;_eprint: https://onlinelibrary.wiley.com/doi/pdf/10.1111/jbi.13608&quot;,&quot;page&quot;:&quot;101-113&quot;,&quot;source&quot;:&quot;Wiley Online Library&quot;,&quot;title&quot;:&quot;Testing species assemblage predictions from stacked and joint species distribution models&quot;,&quot;volume&quot;:&quot;47&quot;,&quot;author&quot;:[{&quot;family&quot;:&quot;Zurell&quot;,&quot;given&quot;:&quot;Damaris&quot;},{&quot;family&quot;:&quot;Zimmermann&quot;,&quot;given&quot;:&quot;Niklaus E.&quot;},{&quot;family&quot;:&quot;Gross&quot;,&quot;given&quot;:&quot;Helge&quot;},{&quot;family&quot;:&quot;Baltensweiler&quot;,&quot;given&quot;:&quot;Andri&quot;},{&quot;family&quot;:&quot;Sattler&quot;,&quot;given&quot;:&quot;Thomas&quot;},{&quot;family&quot;:&quot;Wüest&quot;,&quot;given&quot;:&quot;Rafael O.&quot;}],&quot;issued&quot;:{&quot;date-parts&quot;:[[&quot;2020&quot;]]}}}],&quot;schema&quot;:&quot;https://github.com/citation-style-language/schema/raw/master/csl-citation.json&quot;} RNDEngkSavtff"/><text:span text:style-name="Default_20_Paragraph_20_Font"><text:span text:style-name="T88">(Zurell </text:span></text:span><text:span text:style-name="T83">et al.</text:span><text:span text:style-name="T85"> 2020)</text:span><text:reference-mark-end text:name="ZOTERO_ITEM CSL_CITATION {&quot;citationID&quot;:&quot;1XFZFGch&quot;,&quot;properties&quot;:{&quot;formattedCitation&quot;:&quot;(Zurell {\\i{}et al.} 2020)&quot;,&quot;plainCitation&quot;:&quot;(Zurell et al. 2020)&quot;,&quot;noteIndex&quot;:0},&quot;citationItems&quot;:[{&quot;id&quot;:573,&quot;uris&quot;:[&quot;http://zotero.org/users/7057764/items/JKNR9TS6&quot;],&quot;itemData&quot;:{&quot;id&quot;:573,&quot;type&quot;:&quot;article-journal&quot;,&quot;abstract&quot;:&quot;Aim Predicting the spatial distribution of species assemblages remains an important challenge in biogeography. Recently, it has been proposed to extend correlative species distribution models (SDMs) by taking into account (a) covariance between species occurrences in so-called joint species distribution models (JSDMs) and (b) ecological assembly rules within the SESAM (spatially explicit species assemblage modelling) framework. Yet, little guidance exists on how these approaches could be combined. We, thus, aim to compare the accuracy of assemblage predictions derived from stacked and from joint SDMs. Location Switzerland. Taxon Birds, tree species. Methods Based on two monitoring schemes (national forest inventory and Swiss breeding bird atlas), we built SDMs and JSDMs for tree species (at 100 m resolution) and forest birds (at 1 km resolution). We tested accuracy of species assemblage and richness predictions on holdout data using different stacking procedures and ecological assembly rules. Results Despite minor differences, results were consistent between birds and tree species. Cross-validated species-level model performance was generally higher in SDMs than JSDMs. Differences in species richness and assemblage predictions were larger between stacking procedures and ecological assembly rules than between stacked SDMs and JSDMs. On average, predictions were slightly better for stacked SDMs compared to JSDMs, probabilistic stacks outperformed binary stacks, and ecological assembly rules yielded best predictions. Main conclusions When predicting the composition of species assemblages, the choice of stacking procedure and ecological assembly rule seems more decisive than differences in underlying model type (SDM vs. JSDM). JSDMs do not seem to improve community predictions compared to SDMs or improve predictions for rare species. Still, JSDMs may provide additional insights into community assembly and may help deriving hypotheses about prevailing biotic interactions in the system. We provide simple rules of thumb for choosing appropriate modelling pathways. Future studies should test these preliminary guidelines for other taxa and biogeographical realms as well as for other JSDM algorithms.&quot;,&quot;container-title&quot;:&quot;Journal of Biogeography&quot;,&quot;DOI&quot;:&quot;10.1111/jbi.13608&quot;,&quot;ISSN&quot;:&quot;1365-2699&quot;,&quot;issue&quot;:&quot;1&quot;,&quot;language&quot;:&quot;en&quot;,&quot;license&quot;:&quot;© 2019 John Wiley &amp; Sons Ltd&quot;,&quot;note&quot;:&quot;_eprint: https://onlinelibrary.wiley.com/doi/pdf/10.1111/jbi.13608&quot;,&quot;page&quot;:&quot;101-113&quot;,&quot;source&quot;:&quot;Wiley Online Library&quot;,&quot;title&quot;:&quot;Testing species assemblage predictions from stacked and joint species distribution models&quot;,&quot;volume&quot;:&quot;47&quot;,&quot;author&quot;:[{&quot;family&quot;:&quot;Zurell&quot;,&quot;given&quot;:&quot;Damaris&quot;},{&quot;family&quot;:&quot;Zimmermann&quot;,&quot;given&quot;:&quot;Niklaus E.&quot;},{&quot;family&quot;:&quot;Gross&quot;,&quot;given&quot;:&quot;Helge&quot;},{&quot;family&quot;:&quot;Baltensweiler&quot;,&quot;given&quot;:&quot;Andri&quot;},{&quot;family&quot;:&quot;Sattler&quot;,&quot;given&quot;:&quot;Thomas&quot;},{&quot;family&quot;:&quot;Wüest&quot;,&quot;given&quot;:&quot;Rafael O.&quot;}],&quot;issued&quot;:{&quot;date-parts&quot;:[[&quot;2020&quot;]]}}}],&quot;schema&quot;:&quot;https://github.com/citation-style-language/schema/raw/master/csl-citation.json&quot;} RNDEngkSavtff"/><text:span text:style-name="Default_20_Paragraph_20_Font"><text:span text:style-name="T62">. Methods have been developed to harness biases in highe</text:span></text:span><text:span text:style-name="Default_20_Paragraph_20_Font"><text:span text:style-name="T66">r-</text:span></text:span><text:span text:style-name="Default_20_Paragraph_20_Font"><text:span text:style-name="T62">level properties to correct predictions. For example, Leung et al. </text:span></text:span><text:reference-mark-start text:name="ZOTERO_ITEM CSL_CITATION {&quot;citationID&quot;:&quot;6mcFEdQs&quot;,&quot;properties&quot;:{&quot;formattedCitation&quot;:&quot;(Leung et al. 2019)&quot;,&quot;plainCitation&quot;:&quot;(Leung et al. 2019)&quot;,&quot;dontUpdate&quot;:true,&quot;noteIndex&quot;:0},&quot;citationItems&quot;:[{&quot;id&quot;:633,&quot;uris&quot;:[&quot;http://zotero.org/users/7057764/items/UDQV98ZX&quot;],&quot;itemData&quot;:{&quot;id&quot;:633,&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FXHObcOItB"/><text:span text:style-name="Default_20_Paragraph_20_Font"><text:span text:style-name="T89">(2019)</text:span></text:span><text:reference-mark-end text:name="ZOTERO_ITEM CSL_CITATION {&quot;citationID&quot;:&quot;6mcFEdQs&quot;,&quot;properties&quot;:{&quot;formattedCitation&quot;:&quot;(Leung et al. 2019)&quot;,&quot;plainCitation&quot;:&quot;(Leung et al. 2019)&quot;,&quot;dontUpdate&quot;:true,&quot;noteIndex&quot;:0},&quot;citationItems&quot;:[{&quot;id&quot;:633,&quot;uris&quot;:[&quot;http://zotero.org/users/7057764/items/UDQV98ZX&quot;],&quot;itemData&quot;:{&quot;id&quot;:633,&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FXHObcOItB"/><text:span text:style-name="Default_20_Paragraph_20_Font"><text:span text:style-name="T62"> </text:span></text:span><text:span text:style-name="Default_20_Paragraph_20_Font"><text:span text:style-name="T63">c</text:span></text:span><text:span text:style-name="Default_20_Paragraph_20_Font"><text:span text:style-name="T62">ombined predicted species distributions and expected species richness to quantify species and spatial biases. They then correlated these biases with species traits and environmental covariates to improve predicted species distributions. Similar </text:span></text:span><text:span text:style-name="Default_20_Paragraph_20_Font"><text:span text:style-name="T63">approaches</text:span></text:span><text:span text:style-name="Default_20_Paragraph_20_Font"><text:span text:style-name="T62"> integrating predictions of interactions and networks have the potential to provide better food web predictions </text:span></text:span><text:reference-mark-start text:name="ZOTERO_ITEM CSL_CITATION {&quot;citationID&quot;:&quot;JXvntwPC&quot;,&quot;properties&quot;:{&quot;formattedCitation&quot;:&quot;(Isaac {\\i{}et al.} 2020)&quot;,&quot;plainCitation&quot;:&quot;(Isaac et al. 2020)&quot;,&quot;noteIndex&quot;:0},&quot;citationItems&quot;:[{&quot;id&quot;:3662,&quot;uris&quot;:[&quot;http://zotero.org/users/7057764/items/BYR68T2N&quot;],&quot;itemData&quot;:{&quot;id&quot;:3662,&quot;type&quot;:&quot;article-journal&quot;,&quot;container-title&quot;:&quot;Trends in Ecology &amp; Evolution&quot;,&quot;DOI&quot;:&quot;10.1016/j.tree.2019.08.006&quot;,&quot;ISSN&quot;:&quot;0169-5347&quot;,&quot;issue&quot;:&quot;1&quot;,&quot;journalAbbreviation&quot;:&quot;Trends in Ecology &amp; Evolution&quot;,&quot;language&quot;:&quot;English&quot;,&quot;note&quot;:&quot;publisher: Elsevier\nPMID: 31676190&quot;,&quot;page&quot;:&quot;56-67&quot;,&quot;source&quot;:&quot;www.cell.com&quot;,&quot;title&quot;:&quot;Data Integration for Large-Scale Models of Species Distributions&quot;,&quot;volume&quot;:&quot;35&quot;,&quot;author&quot;:[{&quot;family&quot;:&quot;Isaac&quot;,&quot;given&quot;:&quot;Nick J. B.&quot;},{&quot;family&quot;:&quot;Jarzyna&quot;,&quot;given&quot;:&quot;Marta A.&quot;},{&quot;family&quot;:&quot;Keil&quot;,&quot;given&quot;:&quot;Petr&quot;},{&quot;family&quot;:&quot;Dambly&quot;,&quot;given&quot;:&quot;Lea I.&quot;},{&quot;family&quot;:&quot;Boersch-Supan&quot;,&quot;given&quot;:&quot;Philipp H.&quot;},{&quot;family&quot;:&quot;Browning&quot;,&quot;given&quot;:&quot;Ella&quot;},{&quot;family&quot;:&quot;Freeman&quot;,&quot;given&quot;:&quot;Stephen N.&quot;},{&quot;family&quot;:&quot;Golding&quot;,&quot;given&quot;:&quot;Nick&quot;},{&quot;family&quot;:&quot;Guillera-Arroita&quot;,&quot;given&quot;:&quot;Gurutzeta&quot;},{&quot;family&quot;:&quot;Henrys&quot;,&quot;given&quot;:&quot;Peter A.&quot;},{&quot;family&quot;:&quot;Jarvis&quot;,&quot;given&quot;:&quot;Susan&quot;},{&quot;family&quot;:&quot;Lahoz-Monfort&quot;,&quot;given&quot;:&quot;José&quot;},{&quot;family&quot;:&quot;Pagel&quot;,&quot;given&quot;:&quot;Jörn&quot;},{&quot;family&quot;:&quot;Pescott&quot;,&quot;given&quot;:&quot;Oliver L.&quot;},{&quot;family&quot;:&quot;Schmucki&quot;,&quot;given&quot;:&quot;Reto&quot;},{&quot;family&quot;:&quot;Simmonds&quot;,&quot;given&quot;:&quot;Emily G.&quot;},{&quot;family&quot;:&quot;O’Hara&quot;,&quot;given&quot;:&quot;Robert B.&quot;}],&quot;issued&quot;:{&quot;date-parts&quot;:[[&quot;2020&quot;,1,1]]}}}],&quot;schema&quot;:&quot;https://github.com/citation-style-language/schema/raw/master/csl-citation.json&quot;} RND1vVwFCY9ic"/><text:span text:style-name="Default_20_Paragraph_20_Font"><text:span text:style-name="T89">(Isaac </text:span></text:span><text:span text:style-name="T83">et al.</text:span><text:span text:style-name="T85"> 2020)</text:span><text:reference-mark-end text:name="ZOTERO_ITEM CSL_CITATION {&quot;citationID&quot;:&quot;JXvntwPC&quot;,&quot;properties&quot;:{&quot;formattedCitation&quot;:&quot;(Isaac {\\i{}et al.} 2020)&quot;,&quot;plainCitation&quot;:&quot;(Isaac et al. 2020)&quot;,&quot;noteIndex&quot;:0},&quot;citationItems&quot;:[{&quot;id&quot;:3662,&quot;uris&quot;:[&quot;http://zotero.org/users/7057764/items/BYR68T2N&quot;],&quot;itemData&quot;:{&quot;id&quot;:3662,&quot;type&quot;:&quot;article-journal&quot;,&quot;container-title&quot;:&quot;Trends in Ecology &amp; Evolution&quot;,&quot;DOI&quot;:&quot;10.1016/j.tree.2019.08.006&quot;,&quot;ISSN&quot;:&quot;0169-5347&quot;,&quot;issue&quot;:&quot;1&quot;,&quot;journalAbbreviation&quot;:&quot;Trends in Ecology &amp; Evolution&quot;,&quot;language&quot;:&quot;English&quot;,&quot;note&quot;:&quot;publisher: Elsevier\nPMID: 31676190&quot;,&quot;page&quot;:&quot;56-67&quot;,&quot;source&quot;:&quot;www.cell.com&quot;,&quot;title&quot;:&quot;Data Integration for Large-Scale Models of Species Distributions&quot;,&quot;volume&quot;:&quot;35&quot;,&quot;author&quot;:[{&quot;family&quot;:&quot;Isaac&quot;,&quot;given&quot;:&quot;Nick J. B.&quot;},{&quot;family&quot;:&quot;Jarzyna&quot;,&quot;given&quot;:&quot;Marta A.&quot;},{&quot;family&quot;:&quot;Keil&quot;,&quot;given&quot;:&quot;Petr&quot;},{&quot;family&quot;:&quot;Dambly&quot;,&quot;given&quot;:&quot;Lea I.&quot;},{&quot;family&quot;:&quot;Boersch-Supan&quot;,&quot;given&quot;:&quot;Philipp H.&quot;},{&quot;family&quot;:&quot;Browning&quot;,&quot;given&quot;:&quot;Ella&quot;},{&quot;family&quot;:&quot;Freeman&quot;,&quot;given&quot;:&quot;Stephen N.&quot;},{&quot;family&quot;:&quot;Golding&quot;,&quot;given&quot;:&quot;Nick&quot;},{&quot;family&quot;:&quot;Guillera-Arroita&quot;,&quot;given&quot;:&quot;Gurutzeta&quot;},{&quot;family&quot;:&quot;Henrys&quot;,&quot;given&quot;:&quot;Peter A.&quot;},{&quot;family&quot;:&quot;Jarvis&quot;,&quot;given&quot;:&quot;Susan&quot;},{&quot;family&quot;:&quot;Lahoz-Monfort&quot;,&quot;given&quot;:&quot;José&quot;},{&quot;family&quot;:&quot;Pagel&quot;,&quot;given&quot;:&quot;Jörn&quot;},{&quot;family&quot;:&quot;Pescott&quot;,&quot;given&quot;:&quot;Oliver L.&quot;},{&quot;family&quot;:&quot;Schmucki&quot;,&quot;given&quot;:&quot;Reto&quot;},{&quot;family&quot;:&quot;Simmonds&quot;,&quot;given&quot;:&quot;Emily G.&quot;},{&quot;family&quot;:&quot;O’Hara&quot;,&quot;given&quot;:&quot;Robert B.&quot;}],&quot;issued&quot;:{&quot;date-parts&quot;:[[&quot;2020&quot;,1,1]]}}}],&quot;schema&quot;:&quot;https://github.com/citation-style-language/schema/raw/master/csl-citation.json&quot;} RND1vVwFCY9ic"/><text:span text:style-name="Default_20_Paragraph_20_Font"><text:span text:style-name="T62">. By leveraging insights from </text:span></text:span><text:span text:style-name="Default_20_Paragraph_20_Font"><text:span text:style-name="T63">other fields</text:span></text:span><text:span text:style-name="Default_20_Paragraph_20_Font"><text:span text:style-name="T62"> and adapting them to the context of food web predictions, we may develop more robust models, </text:span></text:span><text:span text:style-name="Default_20_Paragraph_20_Font"><text:span text:style-name="T63">and better test the relative role of changes in species</text:span></text:span><text:span text:style-name="Default_20_Paragraph_20_Font"><text:span text:style-name="T62"> </text:span></text:span><text:span text:style-name="Default_20_Paragraph_20_Font"><text:span text:style-name="T63">composition, food-web level constraints, and trait-interaction relationships in food web variations</text:span></text:span><text:span text:style-name="Default_20_Paragraph_20_Font"><text:span text:style-name="T62">.</text:span></text:span></text:p>
          <text:p text:style-name="P39"><text:span text:style-name="Default_20_Paragraph_20_Font"><text:span text:style-name="T62"/></text:span></text:p>
        </text:list-item>
      </text:list>
      <text:h text:style-name="P29" text:outline-level="2"><text:soft-page-break/>Seasonal <text:span text:style-name="T2">bird </text:span>biogeography</text:h>
      <text:p text:style-name="P5"><text:span text:style-name="T9">Every year, almost 20% of the world’s bird species migrate, </text:span><text:span text:style-name="T7">sometimes over thousands of kilometres,</text:span><text:span text:style-name="T9"> in response to seasonal variation</text:span><text:span text:style-name="T8">s</text:span><text:span text:style-name="T9"> in the environment </text:span><text:reference-mark-start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h4qWwEVT6a"/><text:span text:style-name="T81">(Kirby </text:span><text:span text:style-name="T83">et al.</text:span><text:span text:style-name="T85"> 2008)</text:span><text:reference-mark-end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h4qWwEVT6a"/><text:span text:style-name="T9">. This proportion of migrator</text:span><text:span text:style-name="T17">y species</text:span><text:span text:style-name="T9"> </text:span><text:span text:style-name="T19">increases</text:span><text:span text:style-name="T9"> to much higher numbers </text:span><text:span text:style-name="T18">in more</text:span><text:span text:style-name="T9"> seasonal environments. Compared to other strateg</text:span><text:span text:style-name="T19">ies</text:span><text:span text:style-name="T9">, migration has the advantage </text:span><text:span text:style-name="T19">of allowing</text:span><text:span text:style-name="T9"> species to maintain relatively similar climate conditions throughout the annual cycle but comes with the energetic cost of moving. In Chapter 3, I explore how traits explain how species balance the cost of sustaining different climate conditions versus the cost of moving in space. </text:span></text:p>
      <text:p text:style-name="P17"/>
      <text:p text:style-name="Text_20_body"><text:span text:style-name="T114">Migration </text:span><text:span text:style-name="T113">also </text:span><text:span text:style-name="T119">entails</text:span><text:span text:style-name="T113"> that species </text:span><text:span text:style-name="T114">depend </text:span><text:span text:style-name="T113">on</text:span><text:span text:style-name="T114"> many habitat</text:span><text:span text:style-name="T121">s</text:span><text:span text:style-name="T114">, and the</text:span><text:span text:style-name="T113">ir</text:span><text:span text:style-name="T114"> ability to move between these habitats. </text:span>Migratory species are thus exposed to varying levels of stress and protection throughout their <text:span text:style-name="T113">annual</text:span> cycle <text:reference-mark-start text:name="ZOTERO_ITEM CSL_CITATION {&quot;citationID&quot;:&quot;yPajbBX8&quot;,&quot;properties&quot;:{&quot;formattedCitation&quot;:&quot;(Runge {\\i{}et al.} 2015; Rushing {\\i{}et al.} 2017)&quot;,&quot;plainCitation&quot;:&quot;(Runge et al. 2015; Rushing et al. 2017)&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B3mvSvAaF0"/><text:span text:style-name="T85">(Runge </text:span><text:span text:style-name="T83">et al.</text:span><text:span text:style-name="T85"> 2015; Rushing </text:span><text:span text:style-name="T83">et al.</text:span><text:span text:style-name="T85"> 2017)</text:span><text:reference-mark-end text:name="ZOTERO_ITEM CSL_CITATION {&quot;citationID&quot;:&quot;yPajbBX8&quot;,&quot;properties&quot;:{&quot;formattedCitation&quot;:&quot;(Runge {\\i{}et al.} 2015; Rushing {\\i{}et al.} 2017)&quot;,&quot;plainCitation&quot;:&quot;(Runge et al. 2015; Rushing et al. 2017)&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B3mvSvAaF0"/>.<text:span text:style-name="T114"> This could </text:span><text:span text:style-name="T113">explain</text:span><text:span text:style-name="T114"> why migratory birds </text:span><text:span text:style-name="T113">experienc</text:span><text:span text:style-name="T119">e</text:span><text:span text:style-name="T113"> declines</text:span><text:span text:style-name="T114"> at much higher rates than resident species </text:span><text:reference-mark-start text:name="ZOTERO_ITEM CSL_CITATION {&quot;citationID&quot;:&quot;8V5fgDzT&quot;,&quot;properties&quot;:{&quot;formattedCitation&quot;:&quot;(Wilcove &amp; Wikelski 2008)&quot;,&quot;plainCitation&quot;:&quot;(Wilcove &amp; Wikelski 2008)&quot;,&quot;noteIndex&quot;:0},&quot;citationItems&quot;:[{&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YHLP2DYqSB"/><text:span text:style-name="T114">(Wilcove &amp; Wikelski 2008)</text:span><text:reference-mark-end text:name="ZOTERO_ITEM CSL_CITATION {&quot;citationID&quot;:&quot;8V5fgDzT&quot;,&quot;properties&quot;:{&quot;formattedCitation&quot;:&quot;(Wilcove &amp; Wikelski 2008)&quot;,&quot;plainCitation&quot;:&quot;(Wilcove &amp; Wikelski 2008)&quot;,&quot;noteIndex&quot;:0},&quot;citationItems&quot;:[{&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YHLP2DYqSB"/><text:span text:style-name="T114">. In Chapter 4, I ask whether the level of human impact and protection at different season</text:span><text:span text:style-name="T113">s</text:span><text:span text:style-name="T114"> explain variations in trends among North American bird species </text:span><text:span text:style-name="T130">and groups</text:span><text:span text:style-name="T114">. I also explore</text:span><text:span text:style-name="T53">d</text:span><text:span text:style-name="T114"> the traits of species that are especially vulnerable to decline.</text:span></text:p>
      <text:p text:style-name="P6"/>
      <text:p text:style-name="P15">Findings <text:span text:style-name="T69">and implications</text:span></text:p>
      <text:p text:style-name="P3"><text:span text:style-name="T54">Our results support the hypothesis </text:span><text:span text:style-name="T119">that migratory birds balance an</text:span><text:span text:style-name="T54"> energetic trade-off between movement within their climatic niche and geographic space and that their traits influence this </text:span><text:span text:style-name="T119">trade-off</text:span><text:span text:style-name="T54">. </text:span>However, the causality of the relationship<text:span text:style-name="T119">s</text:span> between traits and migratory strategy remains unclear. It is uncertain whether traits evolved to favo<text:span text:style-name="T124">u</text:span>r a particular migratory strategy, or if migratory strategies evolved in response to certain bird traits. With climate change altering <text:soft-page-break/>seasonal dynamics and habitat availability, traits that favo<text:span text:style-name="T124">u</text:span>r movement within climatic niche space over movement across geographic space may become more critical.</text:p>
      <text:p text:style-name="P7"/>
      <text:p text:style-name="Text_20_body"><text:span text:style-name="T54">The bird communities showed a large variation in structure across the continent and seasons, </text:span><text:span text:style-name="T55">b</text:span><text:span text:style-name="T54">oth </text:span><text:span text:style-name="T55">in terms of taxonomic diversity and also traits. It </text:span><text:span text:style-name="T119">is </text:span><text:span text:style-name="T55">therefore essential to understand the seasonal dynamics of bird communities to better protect and anticipate changes in functioning. Some of the ecogeographical rules only stand for some species and sea</text:span><text:span text:style-name="T113">s</text:span><text:span text:style-name="T55">ons, giving insights into how those spatial structures might arise. For example, </text:span><text:span text:style-name="T113">we found contrasting effects of seasons on the temperature-body size relationships among species that track climate conditions versus the ones that do not. This might indicate different constraints (heat dissipation versus heat conservation) driving body mass distributions in these two groups </text:span><text:reference-mark-start text:name="ZOTERO_ITEM CSL_CITATION {&quot;citationID&quot;:&quot;lMjVw1TG&quot;,&quot;properties&quot;:{&quot;formattedCitation&quot;:&quot;(Henry {\\i{}et al.} 2023)&quot;,&quot;plainCitation&quot;:&quot;(Henry et al. 2023)&quot;,&quot;noteIndex&quot;:0},&quot;citationItems&quot;:[{&quot;id&quot;:4125,&quot;uris&quot;:[&quot;http://zotero.org/users/7057764/items/URS37KPZ&quot;],&quot;itemData&quot;:{&quot;id&quot;:4125,&quot;type&quot;:&quot;article-journal&quot;,&quot;abstract&quot;:&quot;Aim Whether intraspecific spatial patterns in body size are generalizable across species remains contentious, as well as the mechanisms underlying these patterns. Here we test several hypotheses explaining within-species body size variation in terrestrial vertebrates including the heat balance, seasonality, resource availability and water conservation hypotheses for ectotherms, and the heat conservation, heat dissipation, starvation resistance and resource availability hypotheses for endotherms. Location Global. Time period 1970–2016. Major taxa studied Amphibians, reptiles, birds and mammals. Methods We collected 235,905 body size records for 2,229 species (amphibians = 36; reptiles = 81; birds = 1,545; mammals = 567) and performed a phylogenetic meta-analysis of intraspecific correlations between body size and environmental variables. We further tested whether correlations differ between migratory and non-migratory bird and mammal species, and between thermoregulating and thermoconforming ectotherms. Results For bird species, smaller intraspecific body size was associated with higher mean and maximum temperatures and lower resource seasonality. Size–environment relationships followed a similar pattern in resident and migratory birds, but the effect of resource availability on body size was slightly positive only for non-migratory birds. For mammals, we found that intraspecific body size was smaller with lower resource availability and seasonality, with this pattern being more evident in sedentary than migratory species. No clear size–environment relationships were found for reptiles and amphibians. Main conclusions Within-species body size variation across endotherms is explained by disparate underlying mechanisms for birds and mammals. Heat conservation (Bergmann's rule) and heat dissipation are the dominant processes explaining biogeographic intraspecific body size variation in birds, whereas in mammals, body size clines are mostly explained by the starvation resistance and resource availability hypotheses. Our findings contribute to a better understanding of the mechanisms behind species adaptations to the environment across their geographic distributions.&quot;,&quot;container-title&quot;:&quot;Global Ecology and Biogeography&quot;,&quot;DOI&quot;:&quot;10.1111/geb.13621&quot;,&quot;ISSN&quot;:&quot;1466-8238&quot;,&quot;issue&quot;:&quot;2&quot;,&quot;language&quot;:&quot;en&quot;,&quot;license&quot;:&quot;© 2022 The Authors. Global Ecology and Biogeography published by John Wiley &amp; Sons Ltd.&quot;,&quot;note&quot;:&quot;_eprint: https://onlinelibrary.wiley.com/doi/pdf/10.1111/geb.13621&quot;,&quot;page&quot;:&quot;267-280&quot;,&quot;source&quot;:&quot;Wiley Online Library&quot;,&quot;title&quot;:&quot;Unveiling the environmental drivers of intraspecific body size variation in terrestrial vertebrates&quot;,&quot;volume&quot;:&quot;32&quot;,&quot;author&quot;:[{&quot;family&quot;:&quot;Henry&quot;,&quot;given&quot;:&quot;Erin&quot;},{&quot;family&quot;:&quot;Santini&quot;,&quot;given&quot;:&quot;Luca&quot;},{&quot;family&quot;:&quot;Huijbregts&quot;,&quot;given&quot;:&quot;Mark A. J.&quot;},{&quot;family&quot;:&quot;Benítez-López&quot;,&quot;given&quot;:&quot;Ana&quot;}],&quot;issued&quot;:{&quot;date-parts&quot;:[[&quot;2023&quot;]]}}}],&quot;schema&quot;:&quot;https://github.com/citation-style-language/schema/raw/master/csl-citation.json&quot;} RNDfdkaffnv68"/><text:span text:style-name="T85">(Henry </text:span><text:span text:style-name="T83">et al.</text:span><text:span text:style-name="T85"> 2023)</text:span><text:reference-mark-end text:name="ZOTERO_ITEM CSL_CITATION {&quot;citationID&quot;:&quot;lMjVw1TG&quot;,&quot;properties&quot;:{&quot;formattedCitation&quot;:&quot;(Henry {\\i{}et al.} 2023)&quot;,&quot;plainCitation&quot;:&quot;(Henry et al. 2023)&quot;,&quot;noteIndex&quot;:0},&quot;citationItems&quot;:[{&quot;id&quot;:4125,&quot;uris&quot;:[&quot;http://zotero.org/users/7057764/items/URS37KPZ&quot;],&quot;itemData&quot;:{&quot;id&quot;:4125,&quot;type&quot;:&quot;article-journal&quot;,&quot;abstract&quot;:&quot;Aim Whether intraspecific spatial patterns in body size are generalizable across species remains contentious, as well as the mechanisms underlying these patterns. Here we test several hypotheses explaining within-species body size variation in terrestrial vertebrates including the heat balance, seasonality, resource availability and water conservation hypotheses for ectotherms, and the heat conservation, heat dissipation, starvation resistance and resource availability hypotheses for endotherms. Location Global. Time period 1970–2016. Major taxa studied Amphibians, reptiles, birds and mammals. Methods We collected 235,905 body size records for 2,229 species (amphibians = 36; reptiles = 81; birds = 1,545; mammals = 567) and performed a phylogenetic meta-analysis of intraspecific correlations between body size and environmental variables. We further tested whether correlations differ between migratory and non-migratory bird and mammal species, and between thermoregulating and thermoconforming ectotherms. Results For bird species, smaller intraspecific body size was associated with higher mean and maximum temperatures and lower resource seasonality. Size–environment relationships followed a similar pattern in resident and migratory birds, but the effect of resource availability on body size was slightly positive only for non-migratory birds. For mammals, we found that intraspecific body size was smaller with lower resource availability and seasonality, with this pattern being more evident in sedentary than migratory species. No clear size–environment relationships were found for reptiles and amphibians. Main conclusions Within-species body size variation across endotherms is explained by disparate underlying mechanisms for birds and mammals. Heat conservation (Bergmann's rule) and heat dissipation are the dominant processes explaining biogeographic intraspecific body size variation in birds, whereas in mammals, body size clines are mostly explained by the starvation resistance and resource availability hypotheses. Our findings contribute to a better understanding of the mechanisms behind species adaptations to the environment across their geographic distributions.&quot;,&quot;container-title&quot;:&quot;Global Ecology and Biogeography&quot;,&quot;DOI&quot;:&quot;10.1111/geb.13621&quot;,&quot;ISSN&quot;:&quot;1466-8238&quot;,&quot;issue&quot;:&quot;2&quot;,&quot;language&quot;:&quot;en&quot;,&quot;license&quot;:&quot;© 2022 The Authors. Global Ecology and Biogeography published by John Wiley &amp; Sons Ltd.&quot;,&quot;note&quot;:&quot;_eprint: https://onlinelibrary.wiley.com/doi/pdf/10.1111/geb.13621&quot;,&quot;page&quot;:&quot;267-280&quot;,&quot;source&quot;:&quot;Wiley Online Library&quot;,&quot;title&quot;:&quot;Unveiling the environmental drivers of intraspecific body size variation in terrestrial vertebrates&quot;,&quot;volume&quot;:&quot;32&quot;,&quot;author&quot;:[{&quot;family&quot;:&quot;Henry&quot;,&quot;given&quot;:&quot;Erin&quot;},{&quot;family&quot;:&quot;Santini&quot;,&quot;given&quot;:&quot;Luca&quot;},{&quot;family&quot;:&quot;Huijbregts&quot;,&quot;given&quot;:&quot;Mark A. J.&quot;},{&quot;family&quot;:&quot;Benítez-López&quot;,&quot;given&quot;:&quot;Ana&quot;}],&quot;issued&quot;:{&quot;date-parts&quot;:[[&quot;2023&quot;]]}}}],&quot;schema&quot;:&quot;https://github.com/citation-style-language/schema/raw/master/csl-citation.json&quot;} RNDfdkaffnv68"/><text:span text:style-name="T113">.</text:span></text:p>
      <text:p text:style-name="P4"/>
      <text:p text:style-name="P21"><text:span text:style-name="T115">I</text:span><text:span text:style-name="T106">n Chapter 4, we highlighted the importance of the migration season in protecting species. </text:span>Spatial planning research could enhance conservation strategies by comparing the prioritization of landscapes during different seasons, potentially identifying areas that provide greater protection for the full <text:span text:style-name="T117">annual cycle</text:span> of species <text:reference-mark-start text:name="ZOTERO_ITEM CSL_CITATION {&quot;citationID&quot;:&quot;S54actUD&quot;,&quot;properties&quot;:{&quot;formattedCitation&quot;:&quot;(Runge {\\i{}et al.} 2015)&quot;,&quot;plainCitation&quot;:&quot;(Runge et al. 2015)&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schema&quot;:&quot;https://github.com/citation-style-language/schema/raw/master/csl-citation.json&quot;} RNDTpT9RfSUZr"/><text:span text:style-name="T85">(Runge </text:span><text:span text:style-name="T83">et al.</text:span><text:span text:style-name="T85"> 2015)</text:span><text:reference-mark-end text:name="ZOTERO_ITEM CSL_CITATION {&quot;citationID&quot;:&quot;S54actUD&quot;,&quot;properties&quot;:{&quot;formattedCitation&quot;:&quot;(Runge {\\i{}et al.} 2015)&quot;,&quot;plainCitation&quot;:&quot;(Runge et al. 2015)&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schema&quot;:&quot;https://github.com/citation-style-language/schema/raw/master/csl-citation.json&quot;} RNDTpT9RfSUZr"/>. By considering the specific needs and vulnerabilities of migratory birds during their migration periods, conservation planners can identify and prioritize key habitats and stopover sites critical for their survival. <text:span text:style-name="T132">D</text:span><text:span text:style-name="T131">ynamic protect</text:span><text:span text:style-name="T132">ion measures for</text:span><text:span text:style-name="T131"> areas </text:span><text:span text:style-name="T132">that are </text:span><text:span text:style-name="T131">crucial</text:span><text:span text:style-name="T130"> for </text:span><text:span text:style-name="T131">a short</text:span><text:span text:style-name="T130"> </text:span><text:span text:style-name="T131">period</text:span><text:span text:style-name="T130"> (</text:span><text:span text:style-name="T131">e.g., </text:span><text:span text:style-name="T130">stopovers </text:span><text:span text:style-name="T132">sites</text:span><text:span text:style-name="T130">) </text:span><text:span text:style-name="T131">could be an effective approach to complement the network of permanent protected areas when year-around protection </text:span><text:span text:style-name="T132">is</text:span><text:span text:style-name="T130"> </text:span><text:span text:style-name="T131">unfeasible </text:span><text:span text:style-name="T132">like</text:span><text:span text:style-name="T131"> in high human-activity landscapes </text:span><text:reference-mark-start text:name="ZOTERO_ITEM CSL_CITATION {&quot;citationID&quot;:&quot;caYF83hq&quot;,&quot;properties&quot;:{&quot;formattedCitation&quot;:&quot;(D\\uc0\\u8217{}Aloia {\\i{}et al.} 2019)&quot;,&quot;plainCitation&quot;:&quot;(D’Aloia et al. 2019)&quot;,&quot;noteIndex&quot;:0},&quot;citationItems&quot;:[{&quot;id&quot;:4334,&quot;uris&quot;:[&quot;http://zotero.org/users/7057764/items/6RQHJA6L&quot;],&quot;itemData&quot;:{&quot;id&quot;:4334,&quot;type&quot;:&quot;article-journal&quot;,&quot;abstract&quot;:&quot;&lt;p&gt;The complexity of climate change impacts on ecological processes necessitates flexible and adaptive conservation strategies that cross traditional disciplines. Current strategies involving protected areas are predominantly fixed in space, and may on their own be inadequate under climate change. Here, we propose a novel approach to climate adaptation that combines permanent protected areas with temporary conservation areas to create flexible networks. Previous work has tended to consider permanent and dynamic protection as separate actions, but their integration could draw on the strengths of both approaches to improve biodiversity conservation and help manage for ecological uncertainty in the coming decades. As there are often time lags in the establishment of new permanent protected areas, the inclusion of dynamic conservation areas within permanent networks could provide critical transient protection to mitigate land-use changes and biodiversity redistributions. This integrated approach may be particularly useful in highly human-modified and fragmented landscapes where areas of conservation value are limited and long-term place-based protection is unfeasible. To determine when such an approach may be feasible, we propose the use of a decision framework. Under certain scenarios, these coupled networks have the potential to increase spatio-temporal network connectivity and help maintain biodiversity and ecological processes under climate change. Implementing these networks would require multidisciplinary scientific evidence, new policies, creative funding solutions, and broader acceptance of a dynamic approach to biodiversity conservation.&lt;/p&gt;&quot;,&quot;container-title&quot;:&quot;Frontiers in Ecology and Evolution&quot;,&quot;DOI&quot;:&quot;10.3389/fevo.2019.00027&quot;,&quot;ISSN&quot;:&quot;2296-701X&quot;,&quot;journalAbbreviation&quot;:&quot;Front. Ecol. Evol.&quot;,&quot;language&quot;:&quot;English&quot;,&quot;note&quot;:&quot;publisher: Frontiers&quot;,&quot;source&quot;:&quot;Frontiers&quot;,&quot;title&quot;:&quot;Coupled Networks of Permanent Protected Areas and Dynamic Conservation Areas for Biodiversity Conservation Under Climate Change&quot;,&quot;URL&quot;:&quot;https://www.frontiersin.org/journals/ecology-and-evolution/articles/10.3389/fevo.2019.00027/full&quot;,&quot;volume&quot;:&quot;7&quot;,&quot;author&quot;:[{&quot;family&quot;:&quot;D'Aloia&quot;,&quot;given&quot;:&quot;Cassidy C.&quot;},{&quot;family&quot;:&quot;Naujokaitis-Lewis&quot;,&quot;given&quot;:&quot;Ilona&quot;},{&quot;family&quot;:&quot;Blackford&quot;,&quot;given&quot;:&quot;Christopher&quot;},{&quot;family&quot;:&quot;Chu&quot;,&quot;given&quot;:&quot;Cindy&quot;},{&quot;family&quot;:&quot;Curtis&quot;,&quot;given&quot;:&quot;Janelle M. R.&quot;},{&quot;family&quot;:&quot;Darling&quot;,&quot;given&quot;:&quot;Emily&quot;},{&quot;family&quot;:&quot;Guichard&quot;,&quot;given&quot;:&quot;Frédéric&quot;},{&quot;family&quot;:&quot;Leroux&quot;,&quot;given&quot;:&quot;Shawn J.&quot;},{&quot;family&quot;:&quot;Martensen&quot;,&quot;given&quot;:&quot;Alexandre C.&quot;},{&quot;family&quot;:&quot;Rayfield&quot;,&quot;given&quot;:&quot;Bronwyn&quot;},{&quot;family&quot;:&quot;Sunday&quot;,&quot;given&quot;:&quot;Jennifer M.&quot;},{&quot;family&quot;:&quot;Xuereb&quot;,&quot;given&quot;:&quot;Amanda&quot;},{&quot;family&quot;:&quot;Fortin&quot;,&quot;given&quot;:&quot;Marie-Josée&quot;}],&quot;accessed&quot;:{&quot;date-parts&quot;:[[&quot;2024&quot;,10,16]]},&quot;issued&quot;:{&quot;date-parts&quot;:[[&quot;2019&quot;,2,14]]}}}],&quot;schema&quot;:&quot;https://github.com/citation-style-language/schema/raw/master/csl-citation.json&quot;} RNDttqw3OD4Q4"/><text:span text:style-name="T85">(D’Aloia </text:span><text:span text:style-name="T83">et al.</text:span><text:span text:style-name="T85"> 2019)</text:span><text:reference-mark-end text:name="ZOTERO_ITEM CSL_CITATION {&quot;citationID&quot;:&quot;caYF83hq&quot;,&quot;properties&quot;:{&quot;formattedCitation&quot;:&quot;(D\\uc0\\u8217{}Aloia {\\i{}et al.} 2019)&quot;,&quot;plainCitation&quot;:&quot;(D’Aloia et al. 2019)&quot;,&quot;noteIndex&quot;:0},&quot;citationItems&quot;:[{&quot;id&quot;:4334,&quot;uris&quot;:[&quot;http://zotero.org/users/7057764/items/6RQHJA6L&quot;],&quot;itemData&quot;:{&quot;id&quot;:4334,&quot;type&quot;:&quot;article-journal&quot;,&quot;abstract&quot;:&quot;&lt;p&gt;The complexity of climate change impacts on ecological processes necessitates flexible and adaptive conservation strategies that cross traditional disciplines. Current strategies involving protected areas are predominantly fixed in space, and may on their own be inadequate under climate change. Here, we propose a novel approach to climate adaptation that combines permanent protected areas with temporary conservation areas to create flexible networks. Previous work has tended to consider permanent and dynamic protection as separate actions, but their integration could draw on the strengths of both approaches to improve biodiversity conservation and help manage for ecological uncertainty in the coming decades. As there are often time lags in the establishment of new permanent protected areas, the inclusion of dynamic conservation areas within permanent networks could provide critical transient protection to mitigate land-use changes and biodiversity redistributions. This integrated approach may be particularly useful in highly human-modified and fragmented landscapes where areas of conservation value are limited and long-term place-based protection is unfeasible. To determine when such an approach may be feasible, we propose the use of a decision framework. Under certain scenarios, these coupled networks have the potential to increase spatio-temporal network connectivity and help maintain biodiversity and ecological processes under climate change. Implementing these networks would require multidisciplinary scientific evidence, new policies, creative funding solutions, and broader acceptance of a dynamic approach to biodiversity conservation.&lt;/p&gt;&quot;,&quot;container-title&quot;:&quot;Frontiers in Ecology and Evolution&quot;,&quot;DOI&quot;:&quot;10.3389/fevo.2019.00027&quot;,&quot;ISSN&quot;:&quot;2296-701X&quot;,&quot;journalAbbreviation&quot;:&quot;Front. Ecol. Evol.&quot;,&quot;language&quot;:&quot;English&quot;,&quot;note&quot;:&quot;publisher: Frontiers&quot;,&quot;source&quot;:&quot;Frontiers&quot;,&quot;title&quot;:&quot;Coupled Networks of Permanent Protected Areas and Dynamic Conservation Areas for Biodiversity Conservation Under Climate Change&quot;,&quot;URL&quot;:&quot;https://www.frontiersin.org/journals/ecology-and-evolution/articles/10.3389/fevo.2019.00027/full&quot;,&quot;volume&quot;:&quot;7&quot;,&quot;author&quot;:[{&quot;family&quot;:&quot;D'Aloia&quot;,&quot;given&quot;:&quot;Cassidy C.&quot;},{&quot;family&quot;:&quot;Naujokaitis-Lewis&quot;,&quot;given&quot;:&quot;Ilona&quot;},{&quot;family&quot;:&quot;Blackford&quot;,&quot;given&quot;:&quot;Christopher&quot;},{&quot;family&quot;:&quot;Chu&quot;,&quot;given&quot;:&quot;Cindy&quot;},{&quot;family&quot;:&quot;Curtis&quot;,&quot;given&quot;:&quot;Janelle M. R.&quot;},{&quot;family&quot;:&quot;Darling&quot;,&quot;given&quot;:&quot;Emily&quot;},{&quot;family&quot;:&quot;Guichard&quot;,&quot;given&quot;:&quot;Frédéric&quot;},{&quot;family&quot;:&quot;Leroux&quot;,&quot;given&quot;:&quot;Shawn J.&quot;},{&quot;family&quot;:&quot;Martensen&quot;,&quot;given&quot;:&quot;Alexandre C.&quot;},{&quot;family&quot;:&quot;Rayfield&quot;,&quot;given&quot;:&quot;Bronwyn&quot;},{&quot;family&quot;:&quot;Sunday&quot;,&quot;given&quot;:&quot;Jennifer M.&quot;},{&quot;family&quot;:&quot;Xuereb&quot;,&quot;given&quot;:&quot;Amanda&quot;},{&quot;family&quot;:&quot;Fortin&quot;,&quot;given&quot;:&quot;Marie-Josée&quot;}],&quot;accessed&quot;:{&quot;date-parts&quot;:[[&quot;2024&quot;,10,16]]},&quot;issued&quot;:{&quot;date-parts&quot;:[[&quot;2019&quot;,2,14]]}}}],&quot;schema&quot;:&quot;https://github.com/citation-style-language/schema/raw/master/csl-citation.json&quot;} RNDttqw3OD4Q4"/><text:span text:style-name="T131">.</text:span><text:span text:style-name="T130"> </text:span>This seasonal approach to spatial planning offers a <text:span text:style-name="T119">more holistic</text:span> strategy for conserving migratory species across their entire annual cycle <text:reference-mark-start text:name="ZOTERO_ITEM CSL_CITATION {&quot;citationID&quot;:&quot;unwiz266&quot;,&quot;properties&quot;:{&quot;formattedCitation&quot;:&quot;(Guo {\\i{}et al.} 2024)&quot;,&quot;plainCitation&quot;:&quot;(Guo et al. 2024)&quot;,&quot;noteIndex&quot;:0},&quot;citationItems&quot;:[{&quot;id&quot;:3995,&quot;uris&quot;:[&quot;http://zotero.org/users/7057764/items/I4L7GTFV&quot;],&quot;itemData&quot;:{&quot;id&quot;:3995,&quot;type&quot;:&quot;article-journal&quot;,&quot;container-title&quot;:&quot;Current Biology&quot;,&quot;DOI&quot;:&quot;10.1016/j.cub.2023.11.033&quot;,&quot;ISSN&quot;:&quot;09609822&quot;,&quot;issue&quot;:&quot;2&quot;,&quot;journalAbbreviation&quot;:&quot;Current Biology&quot;,&quot;language&quot;:&quot;en&quot;,&quot;page&quot;:&quot;235-244.e3&quot;,&quot;source&quot;:&quot;DOI.org (Crossref)&quot;,&quot;title&quot;:&quot;Seasonal patterns and protection status of stopover hotspots for migratory landbirds in the eastern United States&quot;,&quot;volume&quot;:&quot;34&quot;,&quot;author&quot;:[{&quot;family&quot;:&quot;Guo&quot;,&quot;given&quot;:&quot;Fengyi&quot;},{&quot;family&quot;:&quot;Buler&quot;,&quot;given&quot;:&quot;Jeffrey J.&quot;},{&quot;family&quot;:&quot;Smolinsky&quot;,&quot;given&quot;:&quot;Jaclyn A.&quot;},{&quot;family&quot;:&quot;Wilcove&quot;,&quot;given&quot;:&quot;David S.&quot;}],&quot;issued&quot;:{&quot;date-parts&quot;:[[&quot;2024&quot;,1]]}}}],&quot;schema&quot;:&quot;https://github.com/citation-style-language/schema/raw/master/csl-citation.json&quot;} RNDYHzWmXbRFV"/><text:span text:style-name="T85">(Guo </text:span><text:span text:style-name="T83">et al.</text:span><text:span text:style-name="T85"> 2024)</text:span><text:reference-mark-end text:name="ZOTERO_ITEM CSL_CITATION {&quot;citationID&quot;:&quot;unwiz266&quot;,&quot;properties&quot;:{&quot;formattedCitation&quot;:&quot;(Guo {\\i{}et al.} 2024)&quot;,&quot;plainCitation&quot;:&quot;(Guo et al. 2024)&quot;,&quot;noteIndex&quot;:0},&quot;citationItems&quot;:[{&quot;id&quot;:3995,&quot;uris&quot;:[&quot;http://zotero.org/users/7057764/items/I4L7GTFV&quot;],&quot;itemData&quot;:{&quot;id&quot;:3995,&quot;type&quot;:&quot;article-journal&quot;,&quot;container-title&quot;:&quot;Current Biology&quot;,&quot;DOI&quot;:&quot;10.1016/j.cub.2023.11.033&quot;,&quot;ISSN&quot;:&quot;09609822&quot;,&quot;issue&quot;:&quot;2&quot;,&quot;journalAbbreviation&quot;:&quot;Current Biology&quot;,&quot;language&quot;:&quot;en&quot;,&quot;page&quot;:&quot;235-244.e3&quot;,&quot;source&quot;:&quot;DOI.org (Crossref)&quot;,&quot;title&quot;:&quot;Seasonal patterns and protection status of stopover hotspots for migratory landbirds in the eastern United States&quot;,&quot;volume&quot;:&quot;34&quot;,&quot;author&quot;:[{&quot;family&quot;:&quot;Guo&quot;,&quot;given&quot;:&quot;Fengyi&quot;},{&quot;family&quot;:&quot;Buler&quot;,&quot;given&quot;:&quot;Jeffrey J.&quot;},{&quot;family&quot;:&quot;Smolinsky&quot;,&quot;given&quot;:&quot;Jaclyn A.&quot;},{&quot;family&quot;:&quot;Wilcove&quot;,&quot;given&quot;:&quot;David S.&quot;}],&quot;issued&quot;:{&quot;date-parts&quot;:[[&quot;2024&quot;,1]]}}}],&quot;schema&quot;:&quot;https://github.com/citation-style-language/schema/raw/master/csl-citation.json&quot;} RNDYHzWmXbRFV"/>.</text:p>
      <text:p text:style-name="P18"><text:soft-page-break/></text:p>
      <text:p text:style-name="Text_20_body"><text:span text:style-name="T55">The findings from Chapters 3 and 4 highlight the necessity of studying the entire annual cycle of bird species for effective conservation. Conservation efforts must encompass the full migratory network to </text:span><text:span text:style-name="T115">protect</text:span><text:span text:style-name="T55"> these populations, especially as migratory birds face global declines </text:span><text:span text:style-name="T115">and are exposed to</text:span><text:span text:style-name="T55"> rapidly changing seasonal dynamics </text:span><text:reference-mark-start text:name="ZOTERO_ITEM CSL_CITATION {&quot;citationID&quot;:&quot;AwolBKTa&quot;,&quot;properties&quot;:{&quot;formattedCitation&quot;:&quot;(Zhang {\\i{}et al.} 2023)&quot;,&quot;plainCitation&quot;:&quot;(Zhang et al. 2023)&quot;,&quot;noteIndex&quot;:0},&quot;citationItems&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y4klOm0Y8l"/><text:span text:style-name="T85">(Zhang </text:span><text:span text:style-name="T83">et al.</text:span><text:span text:style-name="T85"> 2023)</text:span><text:reference-mark-end text:name="ZOTERO_ITEM CSL_CITATION {&quot;citationID&quot;:&quot;AwolBKTa&quot;,&quot;properties&quot;:{&quot;formattedCitation&quot;:&quot;(Zhang {\\i{}et al.} 2023)&quot;,&quot;plainCitation&quot;:&quot;(Zhang et al. 2023)&quot;,&quot;noteIndex&quot;:0},&quot;citationItems&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y4klOm0Y8l"/><text:span text:style-name="T55">. By addressing critical periods like staging and stopover sites, often overlooked in traditional conservation strategies, we can better protect migrating birds.</text:span></text:p>
      <text:p text:style-name="P16"/>
      <text:p text:style-name="P16">Limitations and future directions</text:p>
      <text:list text:style-name="L4">
        <text:list-item>
          <text:p text:style-name="P41">In Chapter 3, our findings <text:span text:style-name="T115">suggest</text:span> that bird traits play a significant role in shaping movement patterns in both geographic and climatic spaces. <text:span text:style-name="T119">However, </text:span>the relationships between traits, migration distance, and climate niche space can be complex. Our results support the hypothesis<text:span text:style-name="T115"> that</text:span> <text:span text:style-name="T101">long-distance migrants seek more resource accessibility rather than climate conditions </text:span><text:reference-mark-start text:name="ZOTERO_ITEM CSL_CITATION {&quot;citationID&quot;:&quot;H8cMRDqV&quot;,&quot;properties&quot;:{&quot;formattedCitation&quot;:&quot;(Somveille {\\i{}et al.} 2019)&quot;,&quot;plainCitation&quot;:&quot;(Somveille et al. 2019)&quot;,&quot;noteIndex&quot;:0},&quot;citationItems&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dtuJWz2YDw"/><text:span text:style-name="T85">(Somveille </text:span><text:span text:style-name="T83">et al.</text:span><text:span text:style-name="T85"> 2019)</text:span><text:reference-mark-end text:name="ZOTERO_ITEM CSL_CITATION {&quot;citationID&quot;:&quot;H8cMRDqV&quot;,&quot;properties&quot;:{&quot;formattedCitation&quot;:&quot;(Somveille {\\i{}et al.} 2019)&quot;,&quot;plainCitation&quot;:&quot;(Somveille et al. 2019)&quot;,&quot;noteIndex&quot;:0},&quot;citationItems&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dtuJWz2YDw"/><text:span text:style-name="T101">. </text:span><text:span text:style-name="T115">It also highlight</text:span><text:span text:style-name="T121">s</text:span><text:span text:style-name="T115"> the need to consider another</text:span><text:span text:style-name="T101"> type of ‘tracking’: resource-tracking. </text:span><text:span text:style-name="T125">Resource-tracking research would necessitate temporal diet data over large spatial </text:span><text:span text:style-name="T129">and taxonomic </text:span><text:span text:style-name="T125">scale</text:span><text:span text:style-name="T129">s</text:span><text:span text:style-name="T125">. For example, Murphy </text:span><text:span text:style-name="T80">et al.</text:span><text:span text:style-name="T125"> (</text:span><text:reference-mark-start text:name="ZOTERO_ITEM CSL_CITATION {&quot;citationID&quot;:&quot;nfIXeGyv&quot;,&quot;properties&quot;:{&quot;formattedCitation&quot;:&quot;(Murphy et al. 2023)&quot;,&quot;plainCitation&quot;:&quot;(Murphy et al. 2023)&quot;,&quot;dontUpdate&quot;:true,&quot;noteIndex&quot;:0},&quot;citationItems&quot;:[{&quot;id&quot;:4307,&quot;uris&quot;:[&quot;http://zotero.org/users/7057764/items/A5W95ZJ4&quot;],&quot;itemData&quot;:{&quot;id&quot;:4307,&quot;type&quot;:&quot;article-journal&quot;,&quot;abstract&quot;:&quot;Motivation Trait-based studies remain limited by the quality and scope of the underlying trait data available. Most of the existing trait databases treat species traits as fixed across time, with any potential temporal variation in the measured traits being unavailable. This is despite the fact that many species are well known to show plasticity in their trait characteristics over the course of the year. This data paper describes a compilation of species-specific dietary preferences and their known intra-annual variation for over 10,000 of the world's extant bird species (SAviTraits 1.0). Information on dietary preferences was obtained from the Cornell Lab of Ornithology Birds of the World (BOW) online database. Textual descriptions of species' dietary preferences were translated into semi-quantitative information denoting the proportion of dietary categories utilized by each species. Temporal variation in dietary attributes was captured at a monthly temporal resolution. We describe the methods for data discovery and translation and present tools for summarizing the annual variability of avian dietary preferences. Altogether, we were able to document a seasonal variability in dietary attributes for a total of 1031 species (ca. 10%). For the remaining species, the dietary attributes were either temporally stationary or the information on temporal variability of the diet was not available. Main Types of Variable Contained Temporally-varying dietary traits for birds. Spatial Location and Grain N/A. Time Period and Grain Variation in diet was captured at a monthly temporal resolution. Major Taxa and Level of Measurement Birds, species level. Software Format .csv/.rds&quot;,&quot;container-title&quot;:&quot;Global Ecology and Biogeography&quot;,&quot;DOI&quot;:&quot;10.1111/geb.13738&quot;,&quot;ISSN&quot;:&quot;1466-8238&quot;,&quot;issue&quot;:&quot;10&quot;,&quot;language&quot;:&quot;en&quot;,&quot;license&quot;:&quot;© 2023 John Wiley &amp; Sons Ltd.&quot;,&quot;note&quot;:&quot;_eprint: https://onlinelibrary.wiley.com/doi/pdf/10.1111/geb.13738&quot;,&quot;page&quot;:&quot;1690-1698&quot;,&quot;source&quot;:&quot;Wiley Online Library&quot;,&quot;title&quot;:&quot;SAviTraits 1.0: Seasonally varying dietary attributes for birds&quot;,&quot;title-short&quot;:&quot;SAviTraits 1.0&quot;,&quot;volume&quot;:&quot;32&quot;,&quot;author&quot;:[{&quot;family&quot;:&quot;Murphy&quot;,&quot;given&quot;:&quot;Stephen J.&quot;},{&quot;family&quot;:&quot;Bellvé&quot;,&quot;given&quot;:&quot;André M.&quot;},{&quot;family&quot;:&quot;Miyajima&quot;,&quot;given&quot;:&quot;Reymond J.&quot;},{&quot;family&quot;:&quot;Sebunia&quot;,&quot;given&quot;:&quot;Natalie A.&quot;},{&quot;family&quot;:&quot;Lynch&quot;,&quot;given&quot;:&quot;Molly M.&quot;},{&quot;family&quot;:&quot;Jetz&quot;,&quot;given&quot;:&quot;Walter&quot;},{&quot;family&quot;:&quot;Jarzyna&quot;,&quot;given&quot;:&quot;Marta A.&quot;}],&quot;issued&quot;:{&quot;date-parts&quot;:[[&quot;2023&quot;]]}}}],&quot;schema&quot;:&quot;https://github.com/citation-style-language/schema/raw/master/csl-citation.json&quot;} RNDzuEBL41msF"/><text:span text:style-name="T86">2023</text:span><text:reference-mark-end text:name="ZOTERO_ITEM CSL_CITATION {&quot;citationID&quot;:&quot;nfIXeGyv&quot;,&quot;properties&quot;:{&quot;formattedCitation&quot;:&quot;(Murphy et al. 2023)&quot;,&quot;plainCitation&quot;:&quot;(Murphy et al. 2023)&quot;,&quot;dontUpdate&quot;:true,&quot;noteIndex&quot;:0},&quot;citationItems&quot;:[{&quot;id&quot;:4307,&quot;uris&quot;:[&quot;http://zotero.org/users/7057764/items/A5W95ZJ4&quot;],&quot;itemData&quot;:{&quot;id&quot;:4307,&quot;type&quot;:&quot;article-journal&quot;,&quot;abstract&quot;:&quot;Motivation Trait-based studies remain limited by the quality and scope of the underlying trait data available. Most of the existing trait databases treat species traits as fixed across time, with any potential temporal variation in the measured traits being unavailable. This is despite the fact that many species are well known to show plasticity in their trait characteristics over the course of the year. This data paper describes a compilation of species-specific dietary preferences and their known intra-annual variation for over 10,000 of the world's extant bird species (SAviTraits 1.0). Information on dietary preferences was obtained from the Cornell Lab of Ornithology Birds of the World (BOW) online database. Textual descriptions of species' dietary preferences were translated into semi-quantitative information denoting the proportion of dietary categories utilized by each species. Temporal variation in dietary attributes was captured at a monthly temporal resolution. We describe the methods for data discovery and translation and present tools for summarizing the annual variability of avian dietary preferences. Altogether, we were able to document a seasonal variability in dietary attributes for a total of 1031 species (ca. 10%). For the remaining species, the dietary attributes were either temporally stationary or the information on temporal variability of the diet was not available. Main Types of Variable Contained Temporally-varying dietary traits for birds. Spatial Location and Grain N/A. Time Period and Grain Variation in diet was captured at a monthly temporal resolution. Major Taxa and Level of Measurement Birds, species level. Software Format .csv/.rds&quot;,&quot;container-title&quot;:&quot;Global Ecology and Biogeography&quot;,&quot;DOI&quot;:&quot;10.1111/geb.13738&quot;,&quot;ISSN&quot;:&quot;1466-8238&quot;,&quot;issue&quot;:&quot;10&quot;,&quot;language&quot;:&quot;en&quot;,&quot;license&quot;:&quot;© 2023 John Wiley &amp; Sons Ltd.&quot;,&quot;note&quot;:&quot;_eprint: https://onlinelibrary.wiley.com/doi/pdf/10.1111/geb.13738&quot;,&quot;page&quot;:&quot;1690-1698&quot;,&quot;source&quot;:&quot;Wiley Online Library&quot;,&quot;title&quot;:&quot;SAviTraits 1.0: Seasonally varying dietary attributes for birds&quot;,&quot;title-short&quot;:&quot;SAviTraits 1.0&quot;,&quot;volume&quot;:&quot;32&quot;,&quot;author&quot;:[{&quot;family&quot;:&quot;Murphy&quot;,&quot;given&quot;:&quot;Stephen J.&quot;},{&quot;family&quot;:&quot;Bellvé&quot;,&quot;given&quot;:&quot;André M.&quot;},{&quot;family&quot;:&quot;Miyajima&quot;,&quot;given&quot;:&quot;Reymond J.&quot;},{&quot;family&quot;:&quot;Sebunia&quot;,&quot;given&quot;:&quot;Natalie A.&quot;},{&quot;family&quot;:&quot;Lynch&quot;,&quot;given&quot;:&quot;Molly M.&quot;},{&quot;family&quot;:&quot;Jetz&quot;,&quot;given&quot;:&quot;Walter&quot;},{&quot;family&quot;:&quot;Jarzyna&quot;,&quot;given&quot;:&quot;Marta A.&quot;}],&quot;issued&quot;:{&quot;date-parts&quot;:[[&quot;2023&quot;]]}}}],&quot;schema&quot;:&quot;https://github.com/citation-style-language/schema/raw/master/csl-citation.json&quot;} RNDzuEBL41msF"/><text:span text:style-name="T125">) recently published </text:span>dietary preferences <text:span text:style-name="T125">for thousands of bird species for each month based on textual description of their diet. </text:span>Future research could explore the relationship<text:span text:style-name="T119">s</text:span> between traits and bird movement in geographic space, as well as within different dimensions of their niches, including Eltonian <text:span text:style-name="T119">(e.g., diet switching) </text:span>and Grinnellian <text:span text:style-name="T119">(e.g., temperature switching)</text:span> niches. </text:p>
        </text:list-item>
        <text:list-item>
          <text:p text:style-name="P41"><text:span text:style-name="T101">Chapter 3 also highlighted a broader limit</text:span><text:span text:style-name="T115">ation</text:span><text:span text:style-name="T101"> </text:span><text:span text:style-name="T115">with</text:span><text:span text:style-name="T101">in the concept of the </text:span><text:span text:style-name="T115">ecological </text:span><text:span text:style-name="T101">niche. </text:span><text:span text:style-name="T102">Traditionally, the ecological niche is defined as the combination of biotic and abiotic </text:span><text:soft-page-break/><text:span text:style-name="T102">factors that allow a species to maintain a positive growth rate </text:span><text:reference-mark-start text:name="ZOTERO_ITEM CSL_CITATION {&quot;citationID&quot;:&quot;3pQnciB1&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1dFMnRpnt0"/><text:span text:style-name="T102">(Chase &amp; Leibold 2003; Holt 2009)</text:span><text:reference-mark-end text:name="ZOTERO_ITEM CSL_CITATION {&quot;citationID&quot;:&quot;3pQnciB1&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1dFMnRpnt0"/><text:span text:style-name="T102">. </text:span><text:span text:style-name="T105">However, i</text:span><text:span text:style-name="T103">n a seasonal environment, these factors predictably vary over time. </text:span><text:span text:style-name="T105">Additionally, t</text:span><text:span text:style-name="T103">he responses and impacts of species can also vary </text:span><text:span text:style-name="T104">to </text:span><text:span text:style-name="T105">these </text:span><text:span text:style-name="T104">biotic and abiotic factors can vary as the species enters different stages of </text:span><text:span text:style-name="T105">their</text:span><text:span text:style-name="T104"> annual cycle. By better integrating seasonality into niche concepts and models, we can more accurately anticipate species' responses to changing climate conditions and seasonal dynamics.</text:span></text:p>
        </text:list-item>
        <text:list-item>
          <text:p text:style-name="P42"><text:span text:style-name="T106">In Chapter 4, we </text:span><text:span text:style-name="T115">found contrasting </text:span><text:span text:style-name="T106">effect</text:span><text:span text:style-name="T115">s</text:span><text:span text:style-name="T106"> of human footprint during different seasons on species trends. </text:span>Higher human footprint was associated with declines during the migration season, but with increasing species trends during the breeding and wintering seasons.<text:span text:style-name="T106"> </text:span>One possible explanation is that<text:span text:style-name="T127"> our macroecological approach </text:span>obscure<text:span text:style-name="T127">s</text:span> more intricate interactions between individual stressors <text:span text:style-name="T115">at</text:span> different seasons <text:span text:style-name="T115">and species trends</text:span>. For example, the decline of grassland birds is linked to the loss of small agricultural lands <text:span text:style-name="T128">in favour of large farms</text:span> <text:reference-mark-start text:name="ZOTERO_ITEM CSL_CITATION {&quot;citationID&quot;:&quot;jN8M6qFW&quot;,&quot;properties&quot;:{&quot;formattedCitation&quot;:&quot;(Stanton {\\i{}et al.} 2018)&quot;,&quot;plainCitation&quot;:&quot;(Stanton et al. 2018)&quot;,&quot;noteIndex&quot;:0},&quot;citationItems&quot;:[{&quot;id&quot;:3880,&quot;uris&quot;:[&quot;http://zotero.org/users/7057764/items/3YGKN9A5&quot;],&quot;itemData&quot;:{&quot;id&quot;:3880,&quot;type&quot;:&quot;article-journal&quot;,&quot;abstract&quot;:&quot;Globally, agriculture has intensified during the past 50 years due to increased mechanization, changes in the timing of farming operations, grassland conversion to cropland, and increased agrochemical inputs. Birds associated with farmlands and grasslands in North America have experienced severe declines over the last several decades, prompting the need for a comprehensive review of the drivers, mechanisms and magnitude of effects on bird populations. Here we evaluated changes in North American farmland bird populations over time and conducted a systematic review and analysis of the published literature to identify the major causes. Based on North American Breeding Bird Survey data, populations of 57 of 77 (74%) farmland-associated species decreased from 1966 to 2013. Multiple species exhibited highly congruent declines during the 1960s-1980s − a period with rapid changes in farming practices to low tillage systems, heavy pesticide use and widespread conversion of grassland habitat to cropland. The most severe declines occurred in aerial insectivorous birds (average change of −39.5% from 1966 to 2013), followed by grassland (‐20.8%) and shrubland (‐16.5%) bird species. Direct agricultural drivers impacting bird abundance, survival, and reproduction include loss of natural habitats, interference from farming equipment, and direct mortality or sublethal effects from pesticide exposure. Subtle interference with behaviour or physiology are reported through indirect drivers such as reduced food supplies, sublethal pesticide toxicity, habitat fragmentation and alteration, and disturbance. Indirect effects are likely significant for many species, particularly aerial insectivores, but detailed mechanistic studies are lacking. Our review of 122 studies found that pesticides (42% of all studies), followed by habitat loss or alterations (27%), were most predominant in negatively affecting farmland birds, with pesticides (93% negative) and mowing/harvesting (81% negative) having the most consistently negative effects. Modifications to farmland management such as reducing pesticide inputs through integrated pest management and maintaining or restoring uncultivated field margins and native habitat could positively influence farmland birds without significantly reducing agricultural crop yields.&quot;,&quot;container-title&quot;:&quot;Agriculture, Ecosystems &amp; Environment&quot;,&quot;DOI&quot;:&quot;10.1016/j.agee.2017.11.028&quot;,&quot;ISSN&quot;:&quot;0167-8809&quot;,&quot;journalAbbreviation&quot;:&quot;Agriculture, Ecosystems &amp; Environment&quot;,&quot;page&quot;:&quot;244-254&quot;,&quot;source&quot;:&quot;ScienceDirect&quot;,&quot;title&quot;:&quot;Analysis of trends and agricultural drivers of farmland bird declines in North America: A review&quot;,&quot;title-short&quot;:&quot;Analysis of trends and agricultural drivers of farmland bird declines in North America&quot;,&quot;volume&quot;:&quot;254&quot;,&quot;author&quot;:[{&quot;family&quot;:&quot;Stanton&quot;,&quot;given&quot;:&quot;R. L.&quot;},{&quot;family&quot;:&quot;Morrissey&quot;,&quot;given&quot;:&quot;C. A.&quot;},{&quot;family&quot;:&quot;Clark&quot;,&quot;given&quot;:&quot;R. G.&quot;}],&quot;issued&quot;:{&quot;date-parts&quot;:[[&quot;2018&quot;,2,15]]}}}],&quot;schema&quot;:&quot;https://github.com/citation-style-language/schema/raw/master/csl-citation.json&quot;} RNDwVRZ0FYxzj"/><text:span text:style-name="T85">(Stanton </text:span><text:span text:style-name="T83">et al.</text:span><text:span text:style-name="T85"> 2018)</text:span><text:reference-mark-end text:name="ZOTERO_ITEM CSL_CITATION {&quot;citationID&quot;:&quot;jN8M6qFW&quot;,&quot;properties&quot;:{&quot;formattedCitation&quot;:&quot;(Stanton {\\i{}et al.} 2018)&quot;,&quot;plainCitation&quot;:&quot;(Stanton et al. 2018)&quot;,&quot;noteIndex&quot;:0},&quot;citationItems&quot;:[{&quot;id&quot;:3880,&quot;uris&quot;:[&quot;http://zotero.org/users/7057764/items/3YGKN9A5&quot;],&quot;itemData&quot;:{&quot;id&quot;:3880,&quot;type&quot;:&quot;article-journal&quot;,&quot;abstract&quot;:&quot;Globally, agriculture has intensified during the past 50 years due to increased mechanization, changes in the timing of farming operations, grassland conversion to cropland, and increased agrochemical inputs. Birds associated with farmlands and grasslands in North America have experienced severe declines over the last several decades, prompting the need for a comprehensive review of the drivers, mechanisms and magnitude of effects on bird populations. Here we evaluated changes in North American farmland bird populations over time and conducted a systematic review and analysis of the published literature to identify the major causes. Based on North American Breeding Bird Survey data, populations of 57 of 77 (74%) farmland-associated species decreased from 1966 to 2013. Multiple species exhibited highly congruent declines during the 1960s-1980s − a period with rapid changes in farming practices to low tillage systems, heavy pesticide use and widespread conversion of grassland habitat to cropland. The most severe declines occurred in aerial insectivorous birds (average change of −39.5% from 1966 to 2013), followed by grassland (‐20.8%) and shrubland (‐16.5%) bird species. Direct agricultural drivers impacting bird abundance, survival, and reproduction include loss of natural habitats, interference from farming equipment, and direct mortality or sublethal effects from pesticide exposure. Subtle interference with behaviour or physiology are reported through indirect drivers such as reduced food supplies, sublethal pesticide toxicity, habitat fragmentation and alteration, and disturbance. Indirect effects are likely significant for many species, particularly aerial insectivores, but detailed mechanistic studies are lacking. Our review of 122 studies found that pesticides (42% of all studies), followed by habitat loss or alterations (27%), were most predominant in negatively affecting farmland birds, with pesticides (93% negative) and mowing/harvesting (81% negative) having the most consistently negative effects. Modifications to farmland management such as reducing pesticide inputs through integrated pest management and maintaining or restoring uncultivated field margins and native habitat could positively influence farmland birds without significantly reducing agricultural crop yields.&quot;,&quot;container-title&quot;:&quot;Agriculture, Ecosystems &amp; Environment&quot;,&quot;DOI&quot;:&quot;10.1016/j.agee.2017.11.028&quot;,&quot;ISSN&quot;:&quot;0167-8809&quot;,&quot;journalAbbreviation&quot;:&quot;Agriculture, Ecosystems &amp; Environment&quot;,&quot;page&quot;:&quot;244-254&quot;,&quot;source&quot;:&quot;ScienceDirect&quot;,&quot;title&quot;:&quot;Analysis of trends and agricultural drivers of farmland bird declines in North America: A review&quot;,&quot;title-short&quot;:&quot;Analysis of trends and agricultural drivers of farmland bird declines in North America&quot;,&quot;volume&quot;:&quot;254&quot;,&quot;author&quot;:[{&quot;family&quot;:&quot;Stanton&quot;,&quot;given&quot;:&quot;R. L.&quot;},{&quot;family&quot;:&quot;Morrissey&quot;,&quot;given&quot;:&quot;C. A.&quot;},{&quot;family&quot;:&quot;Clark&quot;,&quot;given&quot;:&quot;R. G.&quot;}],&quot;issued&quot;:{&quot;date-parts&quot;:[[&quot;2018&quot;,2,15]]}}}],&quot;schema&quot;:&quot;https://github.com/citation-style-language/schema/raw/master/csl-citation.json&quot;} RNDwVRZ0FYxzj"/>. <text:span text:style-name="T127">This </text:span><text:span text:style-name="T128">habitat </text:span><text:span text:style-name="T127">loss c</text:span>an occur either through reforestation, which would reduce the human footprint, or through agricultural intensification, which would increase it.<text:span text:style-name="T126"> </text:span>Birds have <text:span text:style-name="T127">also </text:span>distinct requirements during each season, and their vulnerability to individual stressors likely varies accordingly <text:reference-mark-start text:name="ZOTERO_ITEM CSL_CITATION {&quot;citationID&quot;:&quot;ggpchdCG&quot;,&quot;properties&quot;:{&quot;formattedCitation&quot;:&quot;(Rushing {\\i{}et al.} 2017)&quot;,&quot;plainCitation&quot;:&quot;(Rushing et al. 2017)&quot;,&quot;noteIndex&quot;:0},&quot;citationItems&quot;:[{&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Kzz2ir2vYM"/><text:span text:style-name="T85">(Rushing </text:span><text:span text:style-name="T83">et al.</text:span><text:span text:style-name="T85"> 2017)</text:span><text:reference-mark-end text:name="ZOTERO_ITEM CSL_CITATION {&quot;citationID&quot;:&quot;ggpchdCG&quot;,&quot;properties&quot;:{&quot;formattedCitation&quot;:&quot;(Rushing {\\i{}et al.} 2017)&quot;,&quot;plainCitation&quot;:&quot;(Rushing et al. 2017)&quot;,&quot;noteIndex&quot;:0},&quot;citationItems&quot;:[{&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Kzz2ir2vYM"/>. Additionally, <text:reference-mark-start text:name="ZOTERO_ITEM CSL_CITATION {&quot;citationID&quot;:&quot;YQKTWV6i&quot;,&quot;properties&quot;:{&quot;formattedCitation&quot;:&quot;(Serratosa et al. 2024)&quot;,&quot;plainCitation&quot;:&quot;(Serratosa et al. 2024)&quot;,&quot;dontUpdate&quot;:true,&quot;noteIndex&quot;:0},&quot;citationItems&quot;:[{&quot;id&quot;:4030,&quot;uris&quot;:[&quot;http://zotero.org/users/7057764/items/JLYQH7VH&quot;],&quot;itemData&quot;:{&quot;id&quot;:4030,&quot;type&quot;:&quot;article-journal&quot;,&quot;abstract&quot;:&quot;Human-induced direct mortality affects huge numbers of birds each year, threatening hundreds of species worldwide. Tracking technologies can be an important tool to investigate temporal and spatial patterns of bird mortality as well as their drivers. We compiled 1704 mortality records from tracking studies across the African-Eurasian flyway for 45 species, including raptors, storks, and cranes, covering the period from 2003 to 2021. Our results show a higher frequency of human-induced causes of mortality than natural causes across taxonomic groups, geographical areas, and age classes. Moreover, we found that the frequency of human-induced mortality remained stable over the study period. From the human-induced mortality events with a known cause (n = 637), three main causes were identified: electrocution (40.5 %), illegal killing (21.7 %), and poisoning (16.3 %). Additionally, combined energy infrastructure-related mortality (i.e., electrocution, power line collision, and wind-farm collision) represented 49 % of all human-induced mortality events. Using a random forest model, the main predictors of human-induced mortality were found to be taxonomic group, geographic location (latitude and longitude), and human footprint index value at the location of mortality. Despite conservation efforts, human drivers of bird mortality in the African-Eurasian flyway do not appear to have declined over the last 15 years for the studied group of species. Results suggest that stronger conservation actions to address these threats across the flyway can reduce their impacts on species. In particular, projected future development of energy infrastructure is a representative example where application of planning, operation, and mitigation measures can enhance bird conservation.&quot;,&quot;container-title&quot;:&quot;Biological Conservation&quot;,&quot;DOI&quot;:&quot;10.1016/j.biocon.2024.110525&quot;,&quot;ISSN&quot;:&quot;0006-3207&quot;,&quot;journalAbbreviation&quot;:&quot;Biological Conservation&quot;,&quot;page&quot;:&quot;110525&quot;,&quot;source&quot;:&quot;ScienceDirect&quot;,&quot;title&quot;:&quot;Tracking data highlight the importance of human-induced mortality for large migratory birds at a flyway scale&quot;,&quot;volume&quot;:&quot;293&quot;,&quot;author&quot;:[{&quot;family&quot;:&quot;Serratosa&quot;,&quot;given&quot;:&quot;Juan&quot;},{&quot;family&quot;:&quot;Oppel&quot;,&quot;given&quot;:&quot;Steffen&quot;},{&quot;family&quot;:&quot;Rotics&quot;,&quot;given&quot;:&quot;Shay&quot;},{&quot;family&quot;:&quot;Santangeli&quot;,&quot;given&quot;:&quot;Andrea&quot;},{&quot;family&quot;:&quot;Butchart&quot;,&quot;given&quot;:&quot;Stuart H. M.&quot;},{&quot;family&quot;:&quot;Cano-Alonso&quot;,&quot;given&quot;:&quot;Luis S.&quot;},{&quot;family&quot;:&quot;Tellería&quot;,&quot;given&quot;:&quot;Jose Luis&quot;},{&quot;family&quot;:&quot;Kemp&quot;,&quot;given&quot;:&quot;Ryno&quot;},{&quot;family&quot;:&quot;Nicholas&quot;,&quot;given&quot;:&quot;Aaron&quot;},{&quot;family&quot;:&quot;Kalvāns&quot;,&quot;given&quot;:&quot;Aigars&quot;},{&quot;family&quot;:&quot;Galarza&quot;,&quot;given&quot;:&quot;Aitor&quot;},{&quot;family&quot;:&quot;Franco&quot;,&quot;given&quot;:&quot;Aldina M. A.&quot;},{&quot;family&quot;:&quot;Andreotti&quot;,&quot;given&quot;:&quot;Alessandro&quot;},{&quot;family&quot;:&quot;Kirschel&quot;,&quot;given&quot;:&quot;Alexander N. G.&quot;},{&quot;family&quot;:&quot;Ngari&quot;,&quot;given&quot;:&quot;Alex&quot;},{&quot;family&quot;:&quot;Soutullo&quot;,&quot;given&quot;:&quot;Alvaro&quot;},{&quot;family&quot;:&quot;Bermejo-Bermejo&quot;,&quot;given&quot;:&quot;Ana&quot;},{&quot;family&quot;:&quot;Botha&quot;,&quot;given&quot;:&quot;Andre J.&quot;},{&quot;family&quot;:&quot;Ferri&quot;,&quot;given&quot;:&quot;Andrea&quot;},{&quot;family&quot;:&quot;Evangelidis&quot;,&quot;given&quot;:&quot;Angelos&quot;},{&quot;family&quot;:&quot;Cenerini&quot;,&quot;given&quot;:&quot;Anna&quot;},{&quot;family&quot;:&quot;Stamenov&quot;,&quot;given&quot;:&quot;Anton&quot;},{&quot;family&quot;:&quot;Hernández-Matías&quot;,&quot;given&quot;:&quot;Antonio&quot;},{&quot;family&quot;:&quot;Aradis&quot;,&quot;given&quot;:&quot;Arianna&quot;},{&quot;family&quot;:&quot;Grozdanov&quot;,&quot;given&quot;:&quot;Atanas P.&quot;},{&quot;family&quot;:&quot;Rodríguez&quot;,&quot;given&quot;:&quot;Beneharo&quot;},{&quot;family&quot;:&quot;Şekercioğlu&quot;,&quot;given&quot;:&quot;Çağan H.&quot;},{&quot;family&quot;:&quot;Cerecedo-Iglesias&quot;,&quot;given&quot;:&quot;Catuxa&quot;},{&quot;family&quot;:&quot;Kassara&quot;,&quot;given&quot;:&quot;Christina&quot;},{&quot;family&quot;:&quot;Barboutis&quot;,&quot;given&quot;:&quot;Christos&quot;},{&quot;family&quot;:&quot;Bracebridge&quot;,&quot;given&quot;:&quot;Claire&quot;},{&quot;family&quot;:&quot;García-Ripollés&quot;,&quot;given&quot;:&quot;Clara&quot;},{&quot;family&quot;:&quot;Kendall&quot;,&quot;given&quot;:&quot;Corinne J.&quot;},{&quot;family&quot;:&quot;Denac&quot;,&quot;given&quot;:&quot;Damijan&quot;},{&quot;family&quot;:&quot;Schabo&quot;,&quot;given&quot;:&quot;Dana G.&quot;},{&quot;family&quot;:&quot;Barber&quot;,&quot;given&quot;:&quot;David R.&quot;},{&quot;family&quot;:&quot;Popov&quot;,&quot;given&quot;:&quot;Dimitar V.&quot;},{&quot;family&quot;:&quot;Dobrev&quot;,&quot;given&quot;:&quot;Dobromir D.&quot;},{&quot;family&quot;:&quot;Mallia&quot;,&quot;given&quot;:&quot;Egidio&quot;},{&quot;family&quot;:&quot;Kmetova-Biro&quot;,&quot;given&quot;:&quot;Elena&quot;},{&quot;family&quot;:&quot;Álvarez&quot;,&quot;given&quot;:&quot;Ernesto&quot;},{&quot;family&quot;:&quot;Buechley&quot;,&quot;given&quot;:&quot;Evan R.&quot;},{&quot;family&quot;:&quot;Bragin&quot;,&quot;given&quot;:&quot;Evgeny A.&quot;},{&quot;family&quot;:&quot;Cordischi&quot;,&quot;given&quot;:&quot;Fabrizio&quot;},{&quot;family&quot;:&quot;Zengeya&quot;,&quot;given&quot;:&quot;Fadzai M.&quot;},{&quot;family&quot;:&quot;Monti&quot;,&quot;given&quot;:&quot;Flavio&quot;},{&quot;family&quot;:&quot;Mougeot&quot;,&quot;given&quot;:&quot;Francois&quot;},{&quot;family&quot;:&quot;Tate&quot;,&quot;given&quot;:&quot;Gareth&quot;},{&quot;family&quot;:&quot;Stoyanov&quot;,&quot;given&quot;:&quot;Georgi&quot;},{&quot;family&quot;:&quot;Dell'Omo&quot;,&quot;given&quot;:&quot;Giacomo&quot;},{&quot;family&quot;:&quot;Lucia&quot;,&quot;given&quot;:&quot;Giuseppe&quot;},{&quot;family&quot;:&quot;Gradev&quot;,&quot;given&quot;:&quot;Gradimir&quot;},{&quot;family&quot;:&quot;Ceccolini&quot;,&quot;given&quot;:&quot;Guido&quot;},{&quot;family&quot;:&quot;Friedemann&quot;,&quot;given&quot;:&quot;Guilad&quot;},{&quot;family&quot;:&quot;Bauer&quot;,&quot;given&quot;:&quot;Hans-Günther&quot;},{&quot;family&quot;:&quot;Kolberg&quot;,&quot;given&quot;:&quot;Holger&quot;},{&quot;family&quot;:&quot;Peshev&quot;,&quot;given&quot;:&quot;Hristo&quot;},{&quot;family&quot;:&quot;Catry&quot;,&quot;given&quot;:&quot;Inês&quot;},{&quot;family&quot;:&quot;Øien&quot;,&quot;given&quot;:&quot;Ingar J.&quot;},{&quot;family&quot;:&quot;Alanís&quot;,&quot;given&quot;:&quot;Isidoro Carbonell&quot;},{&quot;family&quot;:&quot;Literák&quot;,&quot;given&quot;:&quot;Ivan&quot;},{&quot;family&quot;:&quot;Pokrovsky&quot;,&quot;given&quot;:&quot;Ivan&quot;},{&quot;family&quot;:&quot;Ojaste&quot;,&quot;given&quot;:&quot;Ivar&quot;},{&quot;family&quot;:&quot;Østnes&quot;,&quot;given&quot;:&quot;Jan E.&quot;},{&quot;family&quot;:&quot;Puente&quot;,&quot;given&quot;:&quot;Javier&quot;,&quot;non-dropping-particle&quot;:&quot;de la&quot;},{&quot;family&quot;:&quot;Real&quot;,&quot;given&quot;:&quot;Joan&quot;},{&quot;family&quot;:&quot;Guilherme&quot;,&quot;given&quot;:&quot;João L.&quot;},{&quot;family&quot;:&quot;González&quot;,&quot;given&quot;:&quot;José C.&quot;},{&quot;family&quot;:&quot;Fernández-García&quot;,&quot;given&quot;:&quot;José M.&quot;},{&quot;family&quot;:&quot;Gil&quot;,&quot;given&quot;:&quot;Juan Antonio&quot;},{&quot;family&quot;:&quot;Terraube&quot;,&quot;given&quot;:&quot;Julien&quot;},{&quot;family&quot;:&quot;Poprach&quot;,&quot;given&quot;:&quot;Karel&quot;},{&quot;family&quot;:&quot;Aghababyan&quot;,&quot;given&quot;:&quot;Karen&quot;},{&quot;family&quot;:&quot;Klein&quot;,&quot;given&quot;:&quot;Katharina&quot;},{&quot;family&quot;:&quot;Bildstein&quot;,&quot;given&quot;:&quot;Keith L.&quot;},{&quot;family&quot;:&quot;Wolter&quot;,&quot;given&quot;:&quot;Kerri&quot;},{&quot;family&quot;:&quot;Janssens&quot;,&quot;given&quot;:&quot;Kjell&quot;},{&quot;family&quot;:&quot;Kittelberger&quot;,&quot;given&quot;:&quot;Kyle D.&quot;},{&quot;family&quot;:&quot;Thompson&quot;,&quot;given&quot;:&quot;Lindy J.&quot;},{&quot;family&quot;:&quot;AlJahdhami&quot;,&quot;given&quot;:&quot;Mansoor H.&quot;},{&quot;family&quot;:&quot;Galán&quot;,&quot;given&quot;:&quot;Manuel&quot;},{&quot;family&quot;:&quot;Tobolka&quot;,&quot;given&quot;:&quot;Marcin&quot;},{&quot;family&quot;:&quot;Posillico&quot;,&quot;given&quot;:&quot;Mario&quot;},{&quot;family&quot;:&quot;Cipollone&quot;,&quot;given&quot;:&quot;Mario&quot;},{&quot;family&quot;:&quot;Gschweng&quot;,&quot;given&quot;:&quot;Marion&quot;},{&quot;family&quot;:&quot;Strazds&quot;,&quot;given&quot;:&quot;Māris&quot;},{&quot;family&quot;:&quot;Boorman&quot;,&quot;given&quot;:&quot;Mark&quot;},{&quot;family&quot;:&quot;Zvidzai&quot;,&quot;given&quot;:&quot;Mark&quot;},{&quot;family&quot;:&quot;Acácio&quot;,&quot;given&quot;:&quot;Marta&quot;},{&quot;family&quot;:&quot;Romero&quot;,&quot;given&quot;:&quot;Marta&quot;},{&quot;family&quot;:&quot;Wikelski&quot;,&quot;given&quot;:&quot;Martin&quot;},{&quot;family&quot;:&quot;Schmidt&quot;,&quot;given&quot;:&quot;Matthias&quot;},{&quot;family&quot;:&quot;Sarà&quot;,&quot;given&quot;:&quot;Maurizio&quot;},{&quot;family&quot;:&quot;McGrady&quot;,&quot;given&quot;:&quot;Michael J.&quot;},{&quot;family&quot;:&quot;Dagys&quot;,&quot;given&quot;:&quot;Mindaugas&quot;},{&quot;family&quot;:&quot;Mackenzie&quot;,&quot;given&quot;:&quot;Monique L.&quot;},{&quot;family&quot;:&quot;Al Taq&quot;,&quot;given&quot;:&quot;Muna&quot;},{&quot;family&quot;:&quot;Mgumba&quot;,&quot;given&quot;:&quot;Msafiri P.&quot;},{&quot;family&quot;:&quot;Virani&quot;,&quot;given&quot;:&quot;Munir Z.&quot;},{&quot;family&quot;:&quot;Kassinis&quot;,&quot;given&quot;:&quot;Nicolaos I.&quot;},{&quot;family&quot;:&quot;Borgianni&quot;,&quot;given&quot;:&quot;Nicolò&quot;},{&quot;family&quot;:&quot;Thie&quot;,&quot;given&quot;:&quot;Nikki&quot;},{&quot;family&quot;:&quot;Tsiopelas&quot;,&quot;given&quot;:&quot;Nikos&quot;},{&quot;family&quot;:&quot;Anglister&quot;,&quot;given&quot;:&quot;Nili&quot;},{&quot;family&quot;:&quot;Farwig&quot;,&quot;given&quot;:&quot;Nina&quot;},{&quot;family&quot;:&quot;Sapir&quot;,&quot;given&quot;:&quot;Nir&quot;},{&quot;family&quot;:&quot;Kleven&quot;,&quot;given&quot;:&quot;Oddmund&quot;},{&quot;family&quot;:&quot;Krone&quot;,&quot;given&quot;:&quot;Oliver&quot;},{&quot;family&quot;:&quot;Duriez&quot;,&quot;given&quot;:&quot;Olivier&quot;},{&quot;family&quot;:&quot;Spiegel&quot;,&quot;given&quot;:&quot;Orr&quot;},{&quot;family&quot;:&quot;Al Nouri&quot;,&quot;given&quot;:&quot;Osama&quot;},{&quot;family&quot;:&quot;López-López&quot;,&quot;given&quot;:&quot;Pascual&quot;},{&quot;family&quot;:&quot;Byholm&quot;,&quot;given&quot;:&quot;Patrik&quot;},{&quot;family&quot;:&quot;Kamath&quot;,&quot;given&quot;:&quot;Pauline L.&quot;},{&quot;family&quot;:&quot;Mirski&quot;,&quot;given&quot;:&quot;Paweł&quot;},{&quot;family&quot;:&quot;Palatitz&quot;,&quot;given&quot;:&quot;Peter&quot;},{&quot;family&quot;:&quot;Serroni&quot;,&quot;given&quot;:&quot;Pietro&quot;},{&quot;family&quot;:&quot;Raab&quot;,&quot;given&quot;:&quot;Rainer&quot;},{&quot;family&quot;:&quot;Buij&quot;,&quot;given&quot;:&quot;Ralph&quot;},{&quot;family&quot;:&quot;Žydelis&quot;,&quot;given&quot;:&quot;Ramūnas&quot;},{&quot;family&quot;:&quot;Nathan&quot;,&quot;given&quot;:&quot;Ran&quot;},{&quot;family&quot;:&quot;Bowie&quot;,&quot;given&quot;:&quot;Rauri C. K.&quot;},{&quot;family&quot;:&quot;Tsiakiris&quot;,&quot;given&quot;:&quot;Rigas&quot;},{&quot;family&quot;:&quot;Hatfield&quot;,&quot;given&quot;:&quot;Richard Stratton&quot;},{&quot;family&quot;:&quot;Harel&quot;,&quot;given&quot;:&quot;Roi&quot;},{&quot;family&quot;:&quot;Kroglund&quot;,&quot;given&quot;:&quot;Rolf T.&quot;},{&quot;family&quot;:&quot;Efrat&quot;,&quot;given&quot;:&quot;Ron&quot;},{&quot;family&quot;:&quot;Limiñana&quot;,&quot;given&quot;:&quot;Ruben&quot;},{&quot;family&quot;:&quot;Javed&quot;,&quot;given&quot;:&quot;Salim&quot;},{&quot;family&quot;:&quot;Marinković&quot;,&quot;given&quot;:&quot;Saša P.&quot;},{&quot;family&quot;:&quot;Rösner&quot;,&quot;given&quot;:&quot;Sascha&quot;},{&quot;family&quot;:&quot;Pekarsky&quot;,&quot;given&quot;:&quot;Sasha&quot;},{&quot;family&quot;:&quot;Kapila&quot;,&quot;given&quot;:&quot;Shiv R.&quot;},{&quot;family&quot;:&quot;Marin&quot;,&quot;given&quot;:&quot;Simeon A.&quot;},{&quot;family&quot;:&quot;Krejčí&quot;,&quot;given&quot;:&quot;Šimon&quot;},{&quot;family&quot;:&quot;Giokas&quot;,&quot;given&quot;:&quot;Sinos&quot;},{&quot;family&quot;:&quot;Tumanyan&quot;,&quot;given&quot;:&quot;Siranush&quot;},{&quot;family&quot;:&quot;Turjeman&quot;,&quot;given&quot;:&quot;Sondra&quot;},{&quot;family&quot;:&quot;Krüger&quot;,&quot;given&quot;:&quot;Sonja C.&quot;},{&quot;family&quot;:&quot;Ewing&quot;,&quot;given&quot;:&quot;Steven R.&quot;},{&quot;family&quot;:&quot;Stoychev&quot;,&quot;given&quot;:&quot;Stoycho&quot;},{&quot;family&quot;:&quot;Nikolov&quot;,&quot;given&quot;:&quot;Stoyan C.&quot;},{&quot;family&quot;:&quot;Qaneer&quot;,&quot;given&quot;:&quot;Tareq E.&quot;},{&quot;family&quot;:&quot;Spatz&quot;,&quot;given&quot;:&quot;Theresa&quot;},{&quot;family&quot;:&quot;Hadjikyriakou&quot;,&quot;given&quot;:&quot;Thomas G.&quot;},{&quot;family&quot;:&quot;Mueller&quot;,&quot;given&quot;:&quot;Thomas&quot;},{&quot;family&quot;:&quot;Katzner&quot;,&quot;given&quot;:&quot;Todd E.&quot;},{&quot;family&quot;:&quot;Aarvak&quot;,&quot;given&quot;:&quot;Tomas&quot;},{&quot;family&quot;:&quot;Veselovský&quot;,&quot;given&quot;:&quot;Tomáš&quot;},{&quot;family&quot;:&quot;Nygård&quot;,&quot;given&quot;:&quot;Torgeir&quot;},{&quot;family&quot;:&quot;Mellone&quot;,&quot;given&quot;:&quot;Ugo&quot;},{&quot;family&quot;:&quot;Väli&quot;,&quot;given&quot;:&quot;Ülo&quot;},{&quot;family&quot;:&quot;Sellis&quot;,&quot;given&quot;:&quot;Urmas&quot;},{&quot;family&quot;:&quot;Urios&quot;,&quot;given&quot;:&quot;Vicente&quot;},{&quot;family&quot;:&quot;Nemček&quot;,&quot;given&quot;:&quot;Vladimír&quot;},{&quot;family&quot;:&quot;Arkumarev&quot;,&quot;given&quot;:&quot;Volen&quot;},{&quot;family&quot;:&quot;Getz&quot;,&quot;given&quot;:&quot;Wayne M.&quot;},{&quot;family&quot;:&quot;Fiedler&quot;,&quot;given&quot;:&quot;Wolfgang&quot;},{&quot;family&quot;:&quot;Van den Bossche&quot;,&quot;given&quot;:&quot;Willem&quot;},{&quot;family&quot;:&quot;Lehnardt&quot;,&quot;given&quot;:&quot;Yael&quot;},{&quot;family&quot;:&quot;Jones&quot;,&quot;given&quot;:&quot;Victoria R.&quot;}],&quot;issued&quot;:{&quot;date-parts&quot;:[[&quot;2024&quot;,5,1]]}}}],&quot;schema&quot;:&quot;https://github.com/citation-style-language/schema/raw/master/csl-citation.json&quot;} RNDw9zvLAyD53"/><text:span text:style-name="T85">Serratosa </text:span><text:span text:style-name="T84">et al.</text:span><text:span text:style-name="T85"> (2024)</text:span><text:reference-mark-end text:name="ZOTERO_ITEM CSL_CITATION {&quot;citationID&quot;:&quot;YQKTWV6i&quot;,&quot;properties&quot;:{&quot;formattedCitation&quot;:&quot;(Serratosa et al. 2024)&quot;,&quot;plainCitation&quot;:&quot;(Serratosa et al. 2024)&quot;,&quot;dontUpdate&quot;:true,&quot;noteIndex&quot;:0},&quot;citationItems&quot;:[{&quot;id&quot;:4030,&quot;uris&quot;:[&quot;http://zotero.org/users/7057764/items/JLYQH7VH&quot;],&quot;itemData&quot;:{&quot;id&quot;:4030,&quot;type&quot;:&quot;article-journal&quot;,&quot;abstract&quot;:&quot;Human-induced direct mortality affects huge numbers of birds each year, threatening hundreds of species worldwide. Tracking technologies can be an important tool to investigate temporal and spatial patterns of bird mortality as well as their drivers. We compiled 1704 mortality records from tracking studies across the African-Eurasian flyway for 45 species, including raptors, storks, and cranes, covering the period from 2003 to 2021. Our results show a higher frequency of human-induced causes of mortality than natural causes across taxonomic groups, geographical areas, and age classes. Moreover, we found that the frequency of human-induced mortality remained stable over the study period. From the human-induced mortality events with a known cause (n = 637), three main causes were identified: electrocution (40.5 %), illegal killing (21.7 %), and poisoning (16.3 %). Additionally, combined energy infrastructure-related mortality (i.e., electrocution, power line collision, and wind-farm collision) represented 49 % of all human-induced mortality events. Using a random forest model, the main predictors of human-induced mortality were found to be taxonomic group, geographic location (latitude and longitude), and human footprint index value at the location of mortality. Despite conservation efforts, human drivers of bird mortality in the African-Eurasian flyway do not appear to have declined over the last 15 years for the studied group of species. Results suggest that stronger conservation actions to address these threats across the flyway can reduce their impacts on species. In particular, projected future development of energy infrastructure is a representative example where application of planning, operation, and mitigation measures can enhance bird conservation.&quot;,&quot;container-title&quot;:&quot;Biological Conservation&quot;,&quot;DOI&quot;:&quot;10.1016/j.biocon.2024.110525&quot;,&quot;ISSN&quot;:&quot;0006-3207&quot;,&quot;journalAbbreviation&quot;:&quot;Biological Conservation&quot;,&quot;page&quot;:&quot;110525&quot;,&quot;source&quot;:&quot;ScienceDirect&quot;,&quot;title&quot;:&quot;Tracking data highlight the importance of human-induced mortality for large migratory birds at a flyway scale&quot;,&quot;volume&quot;:&quot;293&quot;,&quot;author&quot;:[{&quot;family&quot;:&quot;Serratosa&quot;,&quot;given&quot;:&quot;Juan&quot;},{&quot;family&quot;:&quot;Oppel&quot;,&quot;given&quot;:&quot;Steffen&quot;},{&quot;family&quot;:&quot;Rotics&quot;,&quot;given&quot;:&quot;Shay&quot;},{&quot;family&quot;:&quot;Santangeli&quot;,&quot;given&quot;:&quot;Andrea&quot;},{&quot;family&quot;:&quot;Butchart&quot;,&quot;given&quot;:&quot;Stuart H. M.&quot;},{&quot;family&quot;:&quot;Cano-Alonso&quot;,&quot;given&quot;:&quot;Luis S.&quot;},{&quot;family&quot;:&quot;Tellería&quot;,&quot;given&quot;:&quot;Jose Luis&quot;},{&quot;family&quot;:&quot;Kemp&quot;,&quot;given&quot;:&quot;Ryno&quot;},{&quot;family&quot;:&quot;Nicholas&quot;,&quot;given&quot;:&quot;Aaron&quot;},{&quot;family&quot;:&quot;Kalvāns&quot;,&quot;given&quot;:&quot;Aigars&quot;},{&quot;family&quot;:&quot;Galarza&quot;,&quot;given&quot;:&quot;Aitor&quot;},{&quot;family&quot;:&quot;Franco&quot;,&quot;given&quot;:&quot;Aldina M. A.&quot;},{&quot;family&quot;:&quot;Andreotti&quot;,&quot;given&quot;:&quot;Alessandro&quot;},{&quot;family&quot;:&quot;Kirschel&quot;,&quot;given&quot;:&quot;Alexander N. G.&quot;},{&quot;family&quot;:&quot;Ngari&quot;,&quot;given&quot;:&quot;Alex&quot;},{&quot;family&quot;:&quot;Soutullo&quot;,&quot;given&quot;:&quot;Alvaro&quot;},{&quot;family&quot;:&quot;Bermejo-Bermejo&quot;,&quot;given&quot;:&quot;Ana&quot;},{&quot;family&quot;:&quot;Botha&quot;,&quot;given&quot;:&quot;Andre J.&quot;},{&quot;family&quot;:&quot;Ferri&quot;,&quot;given&quot;:&quot;Andrea&quot;},{&quot;family&quot;:&quot;Evangelidis&quot;,&quot;given&quot;:&quot;Angelos&quot;},{&quot;family&quot;:&quot;Cenerini&quot;,&quot;given&quot;:&quot;Anna&quot;},{&quot;family&quot;:&quot;Stamenov&quot;,&quot;given&quot;:&quot;Anton&quot;},{&quot;family&quot;:&quot;Hernández-Matías&quot;,&quot;given&quot;:&quot;Antonio&quot;},{&quot;family&quot;:&quot;Aradis&quot;,&quot;given&quot;:&quot;Arianna&quot;},{&quot;family&quot;:&quot;Grozdanov&quot;,&quot;given&quot;:&quot;Atanas P.&quot;},{&quot;family&quot;:&quot;Rodríguez&quot;,&quot;given&quot;:&quot;Beneharo&quot;},{&quot;family&quot;:&quot;Şekercioğlu&quot;,&quot;given&quot;:&quot;Çağan H.&quot;},{&quot;family&quot;:&quot;Cerecedo-Iglesias&quot;,&quot;given&quot;:&quot;Catuxa&quot;},{&quot;family&quot;:&quot;Kassara&quot;,&quot;given&quot;:&quot;Christina&quot;},{&quot;family&quot;:&quot;Barboutis&quot;,&quot;given&quot;:&quot;Christos&quot;},{&quot;family&quot;:&quot;Bracebridge&quot;,&quot;given&quot;:&quot;Claire&quot;},{&quot;family&quot;:&quot;García-Ripollés&quot;,&quot;given&quot;:&quot;Clara&quot;},{&quot;family&quot;:&quot;Kendall&quot;,&quot;given&quot;:&quot;Corinne J.&quot;},{&quot;family&quot;:&quot;Denac&quot;,&quot;given&quot;:&quot;Damijan&quot;},{&quot;family&quot;:&quot;Schabo&quot;,&quot;given&quot;:&quot;Dana G.&quot;},{&quot;family&quot;:&quot;Barber&quot;,&quot;given&quot;:&quot;David R.&quot;},{&quot;family&quot;:&quot;Popov&quot;,&quot;given&quot;:&quot;Dimitar V.&quot;},{&quot;family&quot;:&quot;Dobrev&quot;,&quot;given&quot;:&quot;Dobromir D.&quot;},{&quot;family&quot;:&quot;Mallia&quot;,&quot;given&quot;:&quot;Egidio&quot;},{&quot;family&quot;:&quot;Kmetova-Biro&quot;,&quot;given&quot;:&quot;Elena&quot;},{&quot;family&quot;:&quot;Álvarez&quot;,&quot;given&quot;:&quot;Ernesto&quot;},{&quot;family&quot;:&quot;Buechley&quot;,&quot;given&quot;:&quot;Evan R.&quot;},{&quot;family&quot;:&quot;Bragin&quot;,&quot;given&quot;:&quot;Evgeny A.&quot;},{&quot;family&quot;:&quot;Cordischi&quot;,&quot;given&quot;:&quot;Fabrizio&quot;},{&quot;family&quot;:&quot;Zengeya&quot;,&quot;given&quot;:&quot;Fadzai M.&quot;},{&quot;family&quot;:&quot;Monti&quot;,&quot;given&quot;:&quot;Flavio&quot;},{&quot;family&quot;:&quot;Mougeot&quot;,&quot;given&quot;:&quot;Francois&quot;},{&quot;family&quot;:&quot;Tate&quot;,&quot;given&quot;:&quot;Gareth&quot;},{&quot;family&quot;:&quot;Stoyanov&quot;,&quot;given&quot;:&quot;Georgi&quot;},{&quot;family&quot;:&quot;Dell'Omo&quot;,&quot;given&quot;:&quot;Giacomo&quot;},{&quot;family&quot;:&quot;Lucia&quot;,&quot;given&quot;:&quot;Giuseppe&quot;},{&quot;family&quot;:&quot;Gradev&quot;,&quot;given&quot;:&quot;Gradimir&quot;},{&quot;family&quot;:&quot;Ceccolini&quot;,&quot;given&quot;:&quot;Guido&quot;},{&quot;family&quot;:&quot;Friedemann&quot;,&quot;given&quot;:&quot;Guilad&quot;},{&quot;family&quot;:&quot;Bauer&quot;,&quot;given&quot;:&quot;Hans-Günther&quot;},{&quot;family&quot;:&quot;Kolberg&quot;,&quot;given&quot;:&quot;Holger&quot;},{&quot;family&quot;:&quot;Peshev&quot;,&quot;given&quot;:&quot;Hristo&quot;},{&quot;family&quot;:&quot;Catry&quot;,&quot;given&quot;:&quot;Inês&quot;},{&quot;family&quot;:&quot;Øien&quot;,&quot;given&quot;:&quot;Ingar J.&quot;},{&quot;family&quot;:&quot;Alanís&quot;,&quot;given&quot;:&quot;Isidoro Carbonell&quot;},{&quot;family&quot;:&quot;Literák&quot;,&quot;given&quot;:&quot;Ivan&quot;},{&quot;family&quot;:&quot;Pokrovsky&quot;,&quot;given&quot;:&quot;Ivan&quot;},{&quot;family&quot;:&quot;Ojaste&quot;,&quot;given&quot;:&quot;Ivar&quot;},{&quot;family&quot;:&quot;Østnes&quot;,&quot;given&quot;:&quot;Jan E.&quot;},{&quot;family&quot;:&quot;Puente&quot;,&quot;given&quot;:&quot;Javier&quot;,&quot;non-dropping-particle&quot;:&quot;de la&quot;},{&quot;family&quot;:&quot;Real&quot;,&quot;given&quot;:&quot;Joan&quot;},{&quot;family&quot;:&quot;Guilherme&quot;,&quot;given&quot;:&quot;João L.&quot;},{&quot;family&quot;:&quot;González&quot;,&quot;given&quot;:&quot;José C.&quot;},{&quot;family&quot;:&quot;Fernández-García&quot;,&quot;given&quot;:&quot;José M.&quot;},{&quot;family&quot;:&quot;Gil&quot;,&quot;given&quot;:&quot;Juan Antonio&quot;},{&quot;family&quot;:&quot;Terraube&quot;,&quot;given&quot;:&quot;Julien&quot;},{&quot;family&quot;:&quot;Poprach&quot;,&quot;given&quot;:&quot;Karel&quot;},{&quot;family&quot;:&quot;Aghababyan&quot;,&quot;given&quot;:&quot;Karen&quot;},{&quot;family&quot;:&quot;Klein&quot;,&quot;given&quot;:&quot;Katharina&quot;},{&quot;family&quot;:&quot;Bildstein&quot;,&quot;given&quot;:&quot;Keith L.&quot;},{&quot;family&quot;:&quot;Wolter&quot;,&quot;given&quot;:&quot;Kerri&quot;},{&quot;family&quot;:&quot;Janssens&quot;,&quot;given&quot;:&quot;Kjell&quot;},{&quot;family&quot;:&quot;Kittelberger&quot;,&quot;given&quot;:&quot;Kyle D.&quot;},{&quot;family&quot;:&quot;Thompson&quot;,&quot;given&quot;:&quot;Lindy J.&quot;},{&quot;family&quot;:&quot;AlJahdhami&quot;,&quot;given&quot;:&quot;Mansoor H.&quot;},{&quot;family&quot;:&quot;Galán&quot;,&quot;given&quot;:&quot;Manuel&quot;},{&quot;family&quot;:&quot;Tobolka&quot;,&quot;given&quot;:&quot;Marcin&quot;},{&quot;family&quot;:&quot;Posillico&quot;,&quot;given&quot;:&quot;Mario&quot;},{&quot;family&quot;:&quot;Cipollone&quot;,&quot;given&quot;:&quot;Mario&quot;},{&quot;family&quot;:&quot;Gschweng&quot;,&quot;given&quot;:&quot;Marion&quot;},{&quot;family&quot;:&quot;Strazds&quot;,&quot;given&quot;:&quot;Māris&quot;},{&quot;family&quot;:&quot;Boorman&quot;,&quot;given&quot;:&quot;Mark&quot;},{&quot;family&quot;:&quot;Zvidzai&quot;,&quot;given&quot;:&quot;Mark&quot;},{&quot;family&quot;:&quot;Acácio&quot;,&quot;given&quot;:&quot;Marta&quot;},{&quot;family&quot;:&quot;Romero&quot;,&quot;given&quot;:&quot;Marta&quot;},{&quot;family&quot;:&quot;Wikelski&quot;,&quot;given&quot;:&quot;Martin&quot;},{&quot;family&quot;:&quot;Schmidt&quot;,&quot;given&quot;:&quot;Matthias&quot;},{&quot;family&quot;:&quot;Sarà&quot;,&quot;given&quot;:&quot;Maurizio&quot;},{&quot;family&quot;:&quot;McGrady&quot;,&quot;given&quot;:&quot;Michael J.&quot;},{&quot;family&quot;:&quot;Dagys&quot;,&quot;given&quot;:&quot;Mindaugas&quot;},{&quot;family&quot;:&quot;Mackenzie&quot;,&quot;given&quot;:&quot;Monique L.&quot;},{&quot;family&quot;:&quot;Al Taq&quot;,&quot;given&quot;:&quot;Muna&quot;},{&quot;family&quot;:&quot;Mgumba&quot;,&quot;given&quot;:&quot;Msafiri P.&quot;},{&quot;family&quot;:&quot;Virani&quot;,&quot;given&quot;:&quot;Munir Z.&quot;},{&quot;family&quot;:&quot;Kassinis&quot;,&quot;given&quot;:&quot;Nicolaos I.&quot;},{&quot;family&quot;:&quot;Borgianni&quot;,&quot;given&quot;:&quot;Nicolò&quot;},{&quot;family&quot;:&quot;Thie&quot;,&quot;given&quot;:&quot;Nikki&quot;},{&quot;family&quot;:&quot;Tsiopelas&quot;,&quot;given&quot;:&quot;Nikos&quot;},{&quot;family&quot;:&quot;Anglister&quot;,&quot;given&quot;:&quot;Nili&quot;},{&quot;family&quot;:&quot;Farwig&quot;,&quot;given&quot;:&quot;Nina&quot;},{&quot;family&quot;:&quot;Sapir&quot;,&quot;given&quot;:&quot;Nir&quot;},{&quot;family&quot;:&quot;Kleven&quot;,&quot;given&quot;:&quot;Oddmund&quot;},{&quot;family&quot;:&quot;Krone&quot;,&quot;given&quot;:&quot;Oliver&quot;},{&quot;family&quot;:&quot;Duriez&quot;,&quot;given&quot;:&quot;Olivier&quot;},{&quot;family&quot;:&quot;Spiegel&quot;,&quot;given&quot;:&quot;Orr&quot;},{&quot;family&quot;:&quot;Al Nouri&quot;,&quot;given&quot;:&quot;Osama&quot;},{&quot;family&quot;:&quot;López-López&quot;,&quot;given&quot;:&quot;Pascual&quot;},{&quot;family&quot;:&quot;Byholm&quot;,&quot;given&quot;:&quot;Patrik&quot;},{&quot;family&quot;:&quot;Kamath&quot;,&quot;given&quot;:&quot;Pauline L.&quot;},{&quot;family&quot;:&quot;Mirski&quot;,&quot;given&quot;:&quot;Paweł&quot;},{&quot;family&quot;:&quot;Palatitz&quot;,&quot;given&quot;:&quot;Peter&quot;},{&quot;family&quot;:&quot;Serroni&quot;,&quot;given&quot;:&quot;Pietro&quot;},{&quot;family&quot;:&quot;Raab&quot;,&quot;given&quot;:&quot;Rainer&quot;},{&quot;family&quot;:&quot;Buij&quot;,&quot;given&quot;:&quot;Ralph&quot;},{&quot;family&quot;:&quot;Žydelis&quot;,&quot;given&quot;:&quot;Ramūnas&quot;},{&quot;family&quot;:&quot;Nathan&quot;,&quot;given&quot;:&quot;Ran&quot;},{&quot;family&quot;:&quot;Bowie&quot;,&quot;given&quot;:&quot;Rauri C. K.&quot;},{&quot;family&quot;:&quot;Tsiakiris&quot;,&quot;given&quot;:&quot;Rigas&quot;},{&quot;family&quot;:&quot;Hatfield&quot;,&quot;given&quot;:&quot;Richard Stratton&quot;},{&quot;family&quot;:&quot;Harel&quot;,&quot;given&quot;:&quot;Roi&quot;},{&quot;family&quot;:&quot;Kroglund&quot;,&quot;given&quot;:&quot;Rolf T.&quot;},{&quot;family&quot;:&quot;Efrat&quot;,&quot;given&quot;:&quot;Ron&quot;},{&quot;family&quot;:&quot;Limiñana&quot;,&quot;given&quot;:&quot;Ruben&quot;},{&quot;family&quot;:&quot;Javed&quot;,&quot;given&quot;:&quot;Salim&quot;},{&quot;family&quot;:&quot;Marinković&quot;,&quot;given&quot;:&quot;Saša P.&quot;},{&quot;family&quot;:&quot;Rösner&quot;,&quot;given&quot;:&quot;Sascha&quot;},{&quot;family&quot;:&quot;Pekarsky&quot;,&quot;given&quot;:&quot;Sasha&quot;},{&quot;family&quot;:&quot;Kapila&quot;,&quot;given&quot;:&quot;Shiv R.&quot;},{&quot;family&quot;:&quot;Marin&quot;,&quot;given&quot;:&quot;Simeon A.&quot;},{&quot;family&quot;:&quot;Krejčí&quot;,&quot;given&quot;:&quot;Šimon&quot;},{&quot;family&quot;:&quot;Giokas&quot;,&quot;given&quot;:&quot;Sinos&quot;},{&quot;family&quot;:&quot;Tumanyan&quot;,&quot;given&quot;:&quot;Siranush&quot;},{&quot;family&quot;:&quot;Turjeman&quot;,&quot;given&quot;:&quot;Sondra&quot;},{&quot;family&quot;:&quot;Krüger&quot;,&quot;given&quot;:&quot;Sonja C.&quot;},{&quot;family&quot;:&quot;Ewing&quot;,&quot;given&quot;:&quot;Steven R.&quot;},{&quot;family&quot;:&quot;Stoychev&quot;,&quot;given&quot;:&quot;Stoycho&quot;},{&quot;family&quot;:&quot;Nikolov&quot;,&quot;given&quot;:&quot;Stoyan C.&quot;},{&quot;family&quot;:&quot;Qaneer&quot;,&quot;given&quot;:&quot;Tareq E.&quot;},{&quot;family&quot;:&quot;Spatz&quot;,&quot;given&quot;:&quot;Theresa&quot;},{&quot;family&quot;:&quot;Hadjikyriakou&quot;,&quot;given&quot;:&quot;Thomas G.&quot;},{&quot;family&quot;:&quot;Mueller&quot;,&quot;given&quot;:&quot;Thomas&quot;},{&quot;family&quot;:&quot;Katzner&quot;,&quot;given&quot;:&quot;Todd E.&quot;},{&quot;family&quot;:&quot;Aarvak&quot;,&quot;given&quot;:&quot;Tomas&quot;},{&quot;family&quot;:&quot;Veselovský&quot;,&quot;given&quot;:&quot;Tomáš&quot;},{&quot;family&quot;:&quot;Nygård&quot;,&quot;given&quot;:&quot;Torgeir&quot;},{&quot;family&quot;:&quot;Mellone&quot;,&quot;given&quot;:&quot;Ugo&quot;},{&quot;family&quot;:&quot;Väli&quot;,&quot;given&quot;:&quot;Ülo&quot;},{&quot;family&quot;:&quot;Sellis&quot;,&quot;given&quot;:&quot;Urmas&quot;},{&quot;family&quot;:&quot;Urios&quot;,&quot;given&quot;:&quot;Vicente&quot;},{&quot;family&quot;:&quot;Nemček&quot;,&quot;given&quot;:&quot;Vladimír&quot;},{&quot;family&quot;:&quot;Arkumarev&quot;,&quot;given&quot;:&quot;Volen&quot;},{&quot;family&quot;:&quot;Getz&quot;,&quot;given&quot;:&quot;Wayne M.&quot;},{&quot;family&quot;:&quot;Fiedler&quot;,&quot;given&quot;:&quot;Wolfgang&quot;},{&quot;family&quot;:&quot;Van den Bossche&quot;,&quot;given&quot;:&quot;Willem&quot;},{&quot;family&quot;:&quot;Lehnardt&quot;,&quot;given&quot;:&quot;Yael&quot;},{&quot;family&quot;:&quot;Jones&quot;,&quot;given&quot;:&quot;Victoria R.&quot;}],&quot;issued&quot;:{&quot;date-parts&quot;:[[&quot;2024&quot;,5,1]]}}}],&quot;schema&quot;:&quot;https://github.com/citation-style-language/schema/raw/master/csl-citation.json&quot;} RNDw9zvLAyD53"/> <text:span text:style-name="T116">found</text:span> that mortality did not exhibit a linear relationship with human impact, underscoring the potential for more complex relationships between human activities and bird populations. <text:span text:style-name="T128">Ultimately,</text:span><text:span text:style-name="T106"> understand</text:span><text:span text:style-name="T123">ing</text:span><text:span text:style-name="T106"> the drivers of bird decline </text:span><text:span text:style-name="T128">depends</text:span><text:span text:style-name="T127"> on integrating general relationships found by large-scale studies like Chapter 4 and knowledge gained </text:span><text:span text:style-name="T128">on the ground </text:span><text:span text:style-name="T127">by bird </text:span><text:span text:style-name="T120">conservationists</text:span><text:span text:style-name="T106">.</text:span></text:p>
          <text:p text:style-name="P43"/>
        </text:list-item>
      </text:list>
      <text:h text:style-name="P31" text:outline-level="2"/>
      <text:h text:style-name="P32" text:outline-level="2">Literature cited</text:h>
      <text:section text:style-name="Sect1" text:name="ZOTERO_BIBL {&quot;uncited&quot;:[],&quot;omitted&quot;:[],&quot;custom&quot;:[]} CSL_BIBLIOGRAPHY RNDgccLjFZFP6">
        <text:p text:style-name="Bibliography_20_1">Barnes, A.D., Jochum, M., Lefcheck, J.S., Eisenhauer, N., Scherber, C., O’Connor, M.I., <text:span text:style-name="T79">et al.</text:span> (2018). Energy Flux: The Link between Multitrophic Biodiversity and Ecosystem Functioning. <text:span text:style-name="T79">Trends in Ecology &amp; Evolution</text:span>, 33, 186–197.</text:p>
        <text:p text:style-name="Bibliography_20_1">Bascompte, J., Melián, C.J. &amp; Sala, E. (2005). Interaction strength combinations and the overfishing of a marine food web. <text:span text:style-name="T79">Proceedings of the National Academy of Sciences</text:span>, 102, 5443–5447.</text:p>
        <text:p text:style-name="Bibliography_20_1">Berlow, E.L., Neutel, A.-M., Cohen, J.E., Ruiter, P.C.D., Ebenman, B., Emmerson, M., <text:span text:style-name="T79">et al.</text:span> (2004). Interaction strengths in food webs: issues and opportunities. <text:span text:style-name="T79">Journal of Animal Ecology</text:span>, 73, 585–598.</text:p>
        <text:p text:style-name="Bibliography_20_1">Borrelli, J.J. (2015). Selection against instability: stable subgraphs are most frequent in empirical food webs. <text:span text:style-name="T79">Oikos</text:span>, 124, 1583–1588.</text:p>
        <text:p text:style-name="Bibliography_20_1">Brose, U., Jonsson, T., Berlow, E.L., Warren, P., Banasek-Richter, C., Bersier, L.-F., <text:span text:style-name="T79">et al.</text:span> (2006). Consumer–Resource Body-Size Relationships in Natural Food Webs. <text:span text:style-name="T79">Ecology</text:span>, 87, 2411–2417.</text:p>
        <text:p text:style-name="Bibliography_20_1">Cazelles, K., Araújo, M.B., Mouquet, N. &amp; Gravel, D. (2016). A theory for species co-occurrence in interaction networks. <text:span text:style-name="T79">Theor Ecol</text:span>, 9, 39–48.</text:p>
        <text:p text:style-name="Bibliography_20_1">Chase, J.M. &amp; Leibold, M.A. (2003). <text:span text:style-name="T79">Ecological Niches: Linking Classical and Contemporary Approaches</text:span>. University of Chicago Press.</text:p>
        <text:p text:style-name="Bibliography_20_1">Chesson, P. (2000). Mechanisms of Maintenance of Species Diversity. <text:span text:style-name="T79">Annual Review of Ecology and Systematics</text:span>, 31, 343–366.</text:p>
        <text:p text:style-name="Bibliography_20_1">Cirtwill, A.R., Dalla Riva, G.V., Gaiarsa, M.P., Bimler, M.D., Cagua, E.F., Coux, C., <text:span text:style-name="T79">et al.</text:span> (2018). A review of species role concepts in food webs. <text:span text:style-name="T79">Food Webs</text:span>, 16, e00093.</text:p>
        <text:p text:style-name="Bibliography_20_1">D’Aloia, C.C., Naujokaitis-Lewis, I., Blackford, C., Chu, C., Curtis, J.M.R., Darling, E., <text:span text:style-name="T79">et al.</text:span> (2019). Coupled Networks of Permanent Protected Areas and Dynamic Conservation Areas for Biodiversity Conservation Under Climate Change. <text:span text:style-name="T79">Front. Ecol. Evol.</text:span>, 7.</text:p>
        <text:p text:style-name="Bibliography_20_1">Dehling, D.M. &amp; Stouffer, D.B. (2018). Bringing the Eltonian niche into functional diversity. <text:span text:style-name="T79">Oikos</text:span>, 127, 1711–1723.</text:p>
        <text:p text:style-name="Bibliography_20_1">Galiana, N., Lurgi, M., Claramunt-López, B., Fortin, M.-J., Leroux, S., Cazelles, K., <text:span text:style-name="T79">et al.</text:span> (2018). The spatial scaling of species interaction networks. <text:span text:style-name="T79">Nat Ecol Evol</text:span>, 2, 782–790.</text:p>
        <text:p text:style-name="Bibliography_20_1">Gómez, J.M., Verdú, M. &amp; Perfectti, F. (2010). Ecological interactions are evolutionarily conserved across the entire tree of life. <text:span text:style-name="T79">Nature</text:span>, 465, 918–921.</text:p>
        <text:p text:style-name="Bibliography_20_1">Gomulkiewicz, R., Thompson, J.N., Holt, R.D., Nuismer, S.L. &amp; Hochberg, M.E. (2000). Hot Spots, Cold Spots, and the Geographic Mosaic Theory of Coevolution. <text:span text:style-name="T79">The American Naturalist</text:span>, 156, 156–174.</text:p>
        <text:p text:style-name="Bibliography_20_1">Grilli, J., Adorisio, M., Suweis, S., Barabás, G., Banavar, J.R., Allesina, S., <text:span text:style-name="T79">et al.</text:span> (2017). Feasibility and coexistence of large ecological communities. <text:span text:style-name="T79">Nat Commun</text:span>, 8, 14389.</text:p>
        <text:p text:style-name="Bibliography_20_1">Guo, F., Buler, J.J., Smolinsky, J.A. &amp; Wilcove, D.S. (2024). Seasonal patterns and protection status of stopover hotspots for migratory landbirds in the eastern United States. <text:span text:style-name="T79">Current Biology</text:span>, 34, 235-244.e3.</text:p>
        <text:p text:style-name="Bibliography_20_1">Henry, E., Santini, L., Huijbregts, M.A.J. &amp; Benítez-López, A. (2023). Unveiling the environmental drivers of intraspecific body size variation in terrestrial vertebrates. <text:span text:style-name="T79">Global Ecology and Biogeography</text:span>, 32, 267–280.</text:p>
        <text:p text:style-name="Bibliography_20_1">Holt, R.D. (2009). Bringing the Hutchinsonian niche into the 21st century: Ecological and evolutionary perspectives. <text:span text:style-name="T79">PNAS</text:span>, 106, 19659–19665.</text:p>
        <text:p text:style-name="Bibliography_20_1">Hortal, J., de Bello, F., Diniz-Filho, J.A.F., Lewinsohn, T.M., Lobo, J.M. &amp; Ladle, R.J. (2015). Seven Shortfalls that Beset Large-Scale Knowledge of Biodiversity. <text:span text:style-name="T79">Annu. Rev. Ecol. Evol. Syst.</text:span>, 46, 523–549.</text:p>
        <text:p text:style-name="Bibliography_20_1"><text:soft-page-break/>Isaac, N.J.B., Jarzyna, M.A., Keil, P., Dambly, L.I., Boersch-Supan, P.H., Browning, E., <text:span text:style-name="T79">et al.</text:span> (2020). Data Integration for Large-Scale Models of Species Distributions. <text:span text:style-name="T79">Trends in Ecology &amp; Evolution</text:span>, 35, 56–67.</text:p>
        <text:p text:style-name="Bibliography_20_1">Jochum, M., Barnes, A.D., Brose, U., Gauzens, B., Sünnemann, M., Amyntas, A., <text:span text:style-name="T79">et al.</text:span> (2021). For flux’s sake: General considerations for energy-flux calculations in ecological communities. <text:span text:style-name="T79">Ecology and Evolution</text:span>, 11, 12948–12969.</text:p>
        <text:p text:style-name="Bibliography_20_1">Keddy, P.A. (1992). Assembly and response rules: two goals for predictive community ecology. <text:span text:style-name="T79">Journal of Vegetation Science</text:span>, 3, 157–164.</text:p>
        <text:p text:style-name="Bibliography_20_1">Kirby, J.S., Stattersfield, A.J., Butchart, S.H.M., Evans, M.I., Grimmett, R.F.A., Jones, V.R., <text:span text:style-name="T79">et al.</text:span> (2008). Key conservation issues for migratory land- and waterbird species on the world’s major flyways. <text:span text:style-name="T79">Bird Conservation International</text:span>, 18, S49–S73.</text:p>
        <text:p text:style-name="Bibliography_20_1">Laigle, I., Aubin, I., Digel, C., Brose, U., Boulangeat, I. &amp; Gravel, D. (2018). Species traits as drivers of food web structure. <text:span text:style-name="T79">Oikos</text:span>, 127, 316–326.</text:p>
        <text:p text:style-name="Bibliography_20_1">Leung, B., Hudgins, E.J., Potapova, A. &amp; Ruiz-Jaen, M.C. (2019). A new baseline for countrywide α-diversity and species distributions: illustration using &gt;6,000 plant species in Panama. <text:span text:style-name="T79">Ecological Applications</text:span>, 29, e01866.</text:p>
        <text:p text:style-name="Bibliography_20_1">Li, J., Luo, M., Wang, S., Gauzens, B., Hirt, M.R., Rosenbaum, B., <text:span text:style-name="T79">et al.</text:span> (2023). A size-constrained feeding-niche model distinguishes predation patterns between aquatic and terrestrial food webs. <text:span text:style-name="T79">Ecology Letters</text:span>, 26, 76–86.</text:p>
        <text:p text:style-name="Bibliography_20_1">McDonald-Madden, E., Sabbadin, R., Game, E.T., Baxter, P.W.J., Chadès, I. &amp; Possingham, H.P. (2016). Using food-web theory to conserve ecosystems. <text:span text:style-name="T79">Nat Commun</text:span>, 7, 1–8.</text:p>
        <text:p text:style-name="Bibliography_20_1">McMeans, B.C., McCann, K.S., Humphries, M., Rooney, N. &amp; Fisk, A.T. (2015). Food Web Structure in Temporally-Forced Ecosystems. <text:span text:style-name="T79">Trends in Ecology &amp; Evolution</text:span>, 30, 662–672.</text:p>
        <text:p text:style-name="Bibliography_20_1">Morales-Castilla, I., Matias, M.G., Gravel, D. &amp; Araújo, M.B. (2015). Inferring biotic interactions from proxies. <text:span text:style-name="T79">Trends in Ecology &amp; Evolution</text:span>, 30, 347–356.</text:p>
        <text:p text:style-name="Bibliography_20_1">Murphy, S.J., Bellvé, A.M., Miyajima, R.J., Sebunia, N.A., Lynch, M.M., Jetz, W., <text:span text:style-name="T79">et al.</text:span> (2023). SAviTraits 1.0: Seasonally varying dietary attributes for birds. <text:span text:style-name="T79">Global Ecology and Biogeography</text:span>, 32, 1690–1698.</text:p>
        <text:p text:style-name="Bibliography_20_1">Pichler, M. &amp; Hartig, F. (2023). Machine learning and deep learning—A review for ecologists. <text:span text:style-name="T79">Methods in Ecology and Evolution</text:span>, 14, 994–1016.</text:p>
        <text:p text:style-name="Bibliography_20_1">Poisot, T., Stouffer, D.B. &amp; Gravel, D. (2015). Beyond species: why ecological interaction networks vary through space and time. <text:span text:style-name="T79">Oikos</text:span>, 124, 243–251.</text:p>
        <text:p text:style-name="Bibliography_20_1">Ruiter, P.C. de, Neutel, A.-M. &amp; Moore, J.C. (1995). Energetics, Patterns of Interaction Strengths, and Stability in Real Ecosystems. <text:span text:style-name="T79">Science</text:span>, 269, 1257–1260.</text:p>
        <text:p text:style-name="Bibliography_20_1">Runge, C.A., Watson, J.E.M., Butchart, S.H.M., Hanson, J.O., Possingham, H.P. &amp; Fuller, R.A. (2015). Protected areas and global conservation of migratory birds. <text:span text:style-name="T79">Science</text:span>, 350, 1255–1258.</text:p>
        <text:p text:style-name="Bibliography_20_1">Rushing, C.S., Hostetler, J.A., Sillett, T.S., Marra, P.P., Rotenberg, J.A. &amp; Ryder, T.B. (2017). Spatial and temporal drivers of avian population dynamics across the annual cycle. <text:span text:style-name="T79">Ecology</text:span>, 98, 2837–2850.</text:p>
        <text:p text:style-name="Bibliography_20_1">Schmitz, O.J., Wilmers, C.C., Leroux, S.J., Doughty, C.E., Atwood, T.B., Galetti, M., <text:span text:style-name="T79">et al.</text:span> (2018). Animals and the zoogeochemistry of the carbon cycle. <text:span text:style-name="T79">Science</text:span>, 362, eaar3213.</text:p>
        <text:p text:style-name="Bibliography_20_1">Serratosa, J., Oppel, S., Rotics, S., Santangeli, A., Butchart, S.H.M., Cano-Alonso, L.S., <text:span text:style-name="T79">et al.</text:span> (2024). Tracking data highlight the importance of human-induced mortality for large migratory birds at a flyway scale. <text:span text:style-name="T79">Biological Conservation</text:span>, 293, 110525.</text:p>
        <text:p text:style-name="Bibliography_20_1">Somveille, M., Manica, A. &amp; Rodrigues, A.S.L. (2019). Where the wild birds go: explaining the differences in migratory destinations across terrestrial bird species. <text:span text:style-name="T79">Ecography</text:span>, 42, 225–236.</text:p>
        <text:p text:style-name="Bibliography_20_1"><text:soft-page-break/>Stanton, R.L., Morrissey, C.A. &amp; Clark, R.G. (2018). Analysis of trends and agricultural drivers of farmland bird declines in North America: A review. <text:span text:style-name="T79">Agriculture, Ecosystems &amp; Environment</text:span>, 254, 244–254.</text:p>
        <text:p text:style-name="Bibliography_20_1">Stouffer, D.B., Sales-Pardo, M., Sirer, M.I. &amp; Bascompte, J. (2012). Evolutionary Conservation of Species’ Roles in Food Webs. <text:span text:style-name="T79">Science</text:span>, 335, 1489–1492.</text:p>
        <text:p text:style-name="Bibliography_20_1">Strydom, T., Catchen, M.D., Banville, F., Caron, D., Dansereau, G., Desjardins-Proulx, P., <text:span text:style-name="T79">et al.</text:span> (2021). A roadmap towards predicting species interaction networks (across space and time). <text:span text:style-name="T79">Philos Trans R Soc Lond B Biol Sci</text:span>, 376, 20210063.</text:p>
        <text:p text:style-name="Bibliography_20_1">Takimoto, G. &amp; Post, D.M. (2013). Environmental determinants of food-chain length: a meta-analysis. <text:span text:style-name="T79">Ecol Res</text:span>, 28, 675–681.</text:p>
        <text:p text:style-name="Bibliography_20_1">Tylianakis, J.M., Laliberté, E., Nielsen, A. &amp; Bascompte, J. (2010). Conservation of species interaction networks. <text:span text:style-name="T79">Biological Conservation</text:span>, Conserving complexity: Global change and community-scale interactions, 143, 2270–2279.</text:p>
        <text:p text:style-name="Bibliography_20_1">Wilcove, D.S. &amp; Wikelski, M. (2008). Going, Going, Gone: Is Animal Migration Disappearing. <text:span text:style-name="T79">PLOS Biology</text:span>, 6, e188.</text:p>
        <text:p text:style-name="Bibliography_20_1">Wootton, J.T. &amp; Emmerson, M. (2005). Measurement of Interaction Strength in Nature. <text:span text:style-name="T79">Annual Review of Ecology, Evolution, and Systematics</text:span>, 36, 419–444.</text:p>
        <text:p text:style-name="Bibliography_20_1">Zhang, W., Wei, J. &amp; Xu, Y. (2023). Prioritizing global conservation of migratory birds over their migration network. <text:span text:style-name="T79">One Earth</text:span>, 6, 1340–1349.</text:p>
        <text:p text:style-name="Bibliography_20_1">Zurell, D., Zimmermann, N.E., Gross, H., Baltensweiler, A., Sattler, T. &amp; Wüest, R.O. (2020). Testing species assemblage predictions from stacked and joint species distribution models. <text:span text:style-name="T79">Journal of Biogeography</text:span>, 47, 101–113.</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2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7:40.883374140</meta:creation-date>
    <meta:generator>LibreOffice/24.2.5.2$Linux_X86_64 LibreOffice_project/420$Build-2</meta:generator>
    <dc:date>2024-10-20T14:36:29.369519595</dc:date>
    <dc:creator>Dominique Caron</dc:creator>
    <meta:editing-duration>PT5H7M53S</meta:editing-duration>
    <meta:editing-cycles>38</meta:editing-cycles>
    <meta:print-date>2024-10-20T14:11:56.293666041</meta:print-date>
    <meta:printed-by>PDF files: Dominique Caron</meta:printed-by>
    <meta:document-statistic meta:table-count="1" meta:image-count="0" meta:object-count="0" meta:page-count="15" meta:paragraph-count="121" meta:word-count="4479" meta:character-count="30569" meta:non-whitespace-character-count="26271"/>
    <meta:user-defined meta:name="ZOTERO_PREF_1">&lt;data data-version="3" zotero-version="6.0.35"&gt;&lt;session id="Pilz2rbF"/&gt;&lt;style id="http://www.zotero.org/styles/ecology-letters" hasBibliography="1" bibliographyStyleHasBeenSet="1"/&gt;&lt;prefs&gt;&lt;pref name="fieldType" value="ReferenceMark"/&gt;&lt;/prefs&gt;&lt;/data&gt;</meta:user-defined>
  </office:meta>
</office:document-meta>
</file>